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Hyperlink" style:data-style-name="N0"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eads" table:style-name="ta1">
        <table:table-column table:style-name="co1" table:number-columns-repeated="16" table:default-cell-style-name="ce6"/>
        <table:table-column table:style-name="co2" table:default-cell-style-name="ce6"/>
        <table:table-column table:style-name="co1" table:number-columns-repeated="239" table:default-cell-style-name="ce6"/>
        <table:table-column table:style-name="co1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middlename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mobile_phone</text:p>
          </table:table-cell>
          <table:table-cell office:value-type="string" table:style-name="ce2">
            <text:p>office_phone</text:p>
          </table:table-cell>
          <table:table-cell office:value-type="string" table:style-name="ce2">
            <text:p>home_phone</text:p>
          </table:table-cell>
          <table:table-cell office:value-type="string" table:style-name="ce2">
            <text:p>other_phone</text:p>
          </table:table-cell>
          <table:table-cell office:value-type="string" table:style-name="ce2">
            <text:p>street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postal_cod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emarks</text:p>
          </table:table-cell>
          <table:table-cell office:value-type="string" table:style-name="ce2">
            <text:p>researcher</text:p>
          </table:table-cell>
          <table:table-cell office:value-type="string" table:style-name="ce2">
            <text:p>book_titl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isbn</text:p>
          </table:table-cell>
          <table:table-cell office:value-type="string" table:style-name="ce2">
            <text:p>published_dat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ook_reference</text:p>
          </table:table-cell>
          <table:table-cell table:number-columns-repeated="233" table:style-name="ce3"/>
          <table:table-cell table:number-columns-repeated="16128" table:style-name="ce2"/>
        </table:table-row>
        <table:table-row table:style-name="ro1">
          <table:table-cell office:value-type="float" office:value="5179" table:style-name="ce1">
            <text:p>5179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Mah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82614923</text:p>
          </table:table-cell>
          <table:table-cell office:value-type="string" table:style-name="ce1">
            <text:p>8082932554</text:p>
          </table:table-cell>
          <table:table-cell office:value-type="string" table:style-name="ce1">
            <text:p>57-531 Kamehameha HWY #C</text:p>
          </table:table-cell>
          <table:table-cell office:value-type="string" table:style-name="ce1">
            <text:p>Kahuku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967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Court-Martial of Benedict Arnol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000000000</text:p>
          </table:table-cell>
          <table:table-cell office:value-type="date" office:date-value="2015-08-21T00:00:00" table:style-name="ce4">
            <text:p>08/21/15</text:p>
          </table:table-cell>
          <table:table-cell office:value-type="string" table:style-name="ce1">
            <text:p>Ironwoods Press</text:p>
          </table:table-cell>
          <table:table-cell office:value-type="string" table:style-name="ce5">
            <text:p><text:a xlink:href="https://www.amazon.com/Court-Martial-Benedict-Arnold-Richard-McMahon/dp/0996156852/ref=la_B001K8TAIO_1_2?s=books&amp;amp;ie=UTF8&amp;amp;qid=1521815399&amp;amp;sr=1-2">https://www.amazon.com/Court-Martial-Benedict-Arnold-Richard-McMahon/dp/0996156852/ref=la_B001K8TAIO_1_2?s=books&amp;amp;ie=UTF8&amp;amp;qid=1521815399&amp;amp;sr=1-2</text:a>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5416" table:style-name="ce1">
            <text:p>5416</text:p>
          </table:table-cell>
          <table:table-cell office:value-type="string" table:style-name="ce1">
            <text:p>Robb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90759080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745280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ife and Love, More Abundantly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1620000000</text:p>
          </table:table-cell>
          <table:table-cell office:value-type="date" office:date-value="2011-09-30T00:00:00" table:style-name="ce4">
            <text:p>09/30/11</text:p>
          </table:table-cell>
          <table:table-cell office:value-type="string" table:style-name="ce1">
            <text:p>Xulon Press</text:p>
          </table:table-cell>
          <table:table-cell office:value-type="string" table:style-name="ce5">
            <text:p><text:a xlink:href="https://www.amazon.com/LifeLoveMoreAbundantlyMyers/dp/1619042444/ref=sr_1_101?s=books&amp;amp;ie=UTF8&amp;amp;qid=1499177185&amp;amp;sr=1101&amp;amp;refinements=p_46%3ADuring%2Cp_47%3A2011%2Cp_30%3AXulon+Press">https://www.amazon.com/LifeLoveMoreAbundantlyMyers/dp/1619042444/ref=sr_1_101?s=books&amp;amp;ie=UTF8&amp;amp;qid=1499177185&amp;amp;sr=1101&amp;amp;refinements=p_46%3ADuring%2Cp_47%3A2011%2Cp_30%3AXulon+Press</text:a>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8798" table:style-name="ce1">
            <text:p>8798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 Tokar</text:p>
          </table:table-cell>
          <table:table-cell office:value-type="string" table:style-name="ce1">
            <text:p>ptokar@earthlink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184822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5 Broadway</text:p>
          </table:table-cell>
          <table:table-cell office:value-type="string" table:style-name="ce1">
            <text:p>Hicksville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8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angley's RIP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-1478791416</text:p>
          </table:table-cell>
          <table:table-cell office:value-type="date" office:date-value="2017-08-22T00:00:00" table:style-name="ce4">
            <text:p>08/22/17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Langleys-RIP-Peter-Tokar/dp/1478791411/ref=sr_1_37?s=books&amp;amp;ie=UTF8&amp;amp;qid=1525210391&amp;amp;sr=1-37&amp;amp;refinements=p_30%3Aoutskirts+press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504" table:style-name="ce1">
            <text:p>11504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cquard</text:p>
          </table:table-cell>
          <table:table-cell office:value-type="string" table:style-name="ce1">
            <text:p>ehocquard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3164943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828 Beechwood ST #34202</text:p>
          </table:table-cell>
          <table:table-cell office:value-type="string" table:style-name="ce1">
            <text:p>Wixom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839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Dating Doesn't Have to be Disastrous Anymore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1500000000</text:p>
          </table:table-cell>
          <table:table-cell office:value-type="date" office:date-value="2015-08-25T00:00:00" table:style-name="ce4">
            <text:p>08/25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Dating-Doesnt-Have-Disastrous-Anymore/dp/1498438636/ref=sr_1_70?s=books&amp;amp;ie=UTF8&amp;amp;qid=1504805231&amp;amp;sr=1-70&amp;amp;refinements=p_46%3ADuring%2Cp_47%3A2015%2Cp_30%3AXulon+Press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595" table:style-name="ce1">
            <text:p>1159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odge Grov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918) 496-94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918 E 62nd ST</text:p>
          </table:table-cell>
          <table:table-cell office:value-type="string" table:style-name="ce1">
            <text:p>Tuls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41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Unveiling Mysteries of the Universe: Esoteric Revelations of Manifestation Regarding the Human Rac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0881444834</text:p>
          </table:table-cell>
          <table:table-cell office:value-type="date" office:date-value="2009-01-09T00:00:00" table:style-name="ce4">
            <text:p>01/09/09</text:p>
          </table:table-cell>
          <table:table-cell office:value-type="string" table:style-name="ce1">
            <text:p>Total Publishing And Media</text:p>
          </table:table-cell>
          <table:table-cell office:value-type="string" table:style-name="ce1">
            <text:p>https://www.amazon.com/Unveiling-Mysteries-Universe-Revelations-Manifestation/dp/0881444839/ref=sr_1_156?s=books&amp;amp;ie=UTF8&amp;amp;qid=1513895917&amp;amp;sr=1-156&amp;amp;refinements=p_30%3ATotal+Publishing+and+Media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612" table:style-name="ce1">
            <text:p>11612</text:p>
          </table:table-cell>
          <table:table-cell office:value-type="string" table:style-name="ce1">
            <text:p>Ed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haney</text:p>
          </table:table-cell>
          <table:table-cell office:value-type="string" table:style-name="ce1">
            <text:p>ednamahaney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3126803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he Palace Red</text:p>
          </table:table-cell>
          <table:table-cell office:value-type="string" table:style-name="ce1">
            <text:p>Boiling Springs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3715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oughts for Today, Memories of Yesterday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600000000</text:p>
          </table:table-cell>
          <table:table-cell office:value-type="date" office:date-value="2012-06-21T00:00:00" table:style-name="ce4">
            <text:p>06/21/12</text:p>
          </table:table-cell>
          <table:table-cell office:value-type="string" table:style-name="ce1">
            <text:p>Wasteland Press</text:p>
          </table:table-cell>
          <table:table-cell office:value-type="string" table:style-name="ce1">
            <text:p>https://www.amazon.com/ThoughtsTodayMemoriesYesterdayMahaney/dp/1600477429/ref=sr_1_88?s=books&amp;amp;ie=UTF8&amp;amp;qid=1504106951&amp;amp;sr=188&amp;amp;refinements=p_46%3ADuring%2Cp_47%3A2012%2Cp_30%3AWasteLand+Press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616" table:style-name="ce1">
            <text:p>11616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ind Corradini</text:p>
          </table:table-cell>
          <table:table-cell office:value-type="string" table:style-name="ce1">
            <text:p>stacool@earthlink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589033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90 High Meadow ST</text:p>
          </table:table-cell>
          <table:table-cell office:value-type="string" table:style-name="ce1">
            <text:p>Simi Valle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306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Horse Who Loves Hat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612444802</text:p>
          </table:table-cell>
          <table:table-cell office:value-type="date" office:date-value="2016-10-03T00:00:00" table:style-name="ce4">
            <text:p>10/03/16</text:p>
          </table:table-cell>
          <table:table-cell office:value-type="string" table:style-name="ce1">
            <text:p>Halo Publishing International</text:p>
          </table:table-cell>
          <table:table-cell office:value-type="string" table:style-name="ce1">
            <text:p>https://www.amazon.com/Horse-Who-Loves-Hats/dp/1612444806/ref=sr_1_128_twi_har_1?s=books&amp;amp;ie=UTF8&amp;amp;qid=1545258157&amp;amp;sr=1-128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623" table:style-name="ce1">
            <text:p>11623</text:p>
          </table:table-cell>
          <table:table-cell office:value-type="string" table:style-name="ce1">
            <text:p>Kar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aye Chaplin</text:p>
          </table:table-cell>
          <table:table-cell office:value-type="string" table:style-name="ce1">
            <text:p>kari.chaplin@c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405) 701-28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21 Biloxi DR #B</text:p>
          </table:table-cell>
          <table:table-cell office:value-type="string" table:style-name="ce1">
            <text:p>Norma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307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arkness Awakens (The Dark Series) (Volume 1)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-0692845493</text:p>
          </table:table-cell>
          <table:table-cell office:value-type="date" office:date-value="2017-03-28T00:00:00" table:style-name="ce4">
            <text:p>03/28/17</text:p>
          </table:table-cell>
          <table:table-cell office:value-type="string" table:style-name="ce1">
            <text:p>Kari Chaplin</text:p>
          </table:table-cell>
          <table:table-cell office:value-type="string" table:style-name="ce1">
            <text:p>https://www.amazon.com/Darkness-Awakens-Dark-Kari-Chaplin/dp/0692845496/ref=asap_bc?ie=UTF8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626" table:style-name="ce1">
            <text:p>1162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lleford</text:p>
          </table:table-cell>
          <table:table-cell office:value-type="string" table:style-name="ce1">
            <text:p>willeford@sccoas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795125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 Doctors Cir #2</text:p>
          </table:table-cell>
          <table:table-cell office:value-type="string" table:style-name="ce1">
            <text:p>Supply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46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Understanding God Through Creation Scienc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34998781</text:p>
          </table:table-cell>
          <table:table-cell office:value-type="date" office:date-value="2010-10-18T00:00:00" table:style-name="ce4">
            <text:p>10/18/10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Understanding-God-Through-Creation-Science/dp/1434998789/ref=sr_1_284?s=books&amp;amp;ie=UTF8&amp;amp;qid=1545410543&amp;amp;sr=1-284&amp;amp;refinements=p_30%3Arosedog+books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655" table:style-name="ce1">
            <text:p>11655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gna</text:p>
          </table:table-cell>
          <table:table-cell office:value-type="string" table:style-name="ce1">
            <text:p>janeb@funnysong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866130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0 Addison AVE W #STE 100</text:p>
          </table:table-cell>
          <table:table-cell office:value-type="string" table:style-name="ce1">
            <text:p>Twin Fall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833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hannon Wong au relativ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Rogue Hunters: The Book of Mainyu, Volume One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0998733517</text:p>
          </table:table-cell>
          <table:table-cell office:value-type="date" office:date-value="2017-11-14T00:00:00" table:style-name="ce4">
            <text:p>11/14/17</text:p>
          </table:table-cell>
          <table:table-cell office:value-type="string" table:style-name="ce1">
            <text:p>Ritari Press, LLC</text:p>
          </table:table-cell>
          <table:table-cell office:value-type="string" table:style-name="ce1">
            <text:p>https://www.amazon.com/Rogue-Hunters-Book-Mainyu-One/dp/0998733512/ref=sr_1_1_twi_pap_2?s=books&amp;amp;ie=UTF8&amp;amp;qid=1526325645&amp;amp;sr=1-1&amp;amp;keywords=Rogue+Hunters+by+John+Magna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753" table:style-name="ce1">
            <text:p>11753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lmie</text:p>
          </table:table-cell>
          <table:table-cell office:value-type="string" table:style-name="ce1">
            <text:p>npalmie@brocade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035214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584 Eel River DR</text:p>
          </table:table-cell>
          <table:table-cell office:value-type="string" table:style-name="ce1">
            <text:p>Sonor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37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Ledger Law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14471098</text:p>
          </table:table-cell>
          <table:table-cell office:value-type="date" office:date-value="2016-03-10T00:00:00" table:style-name="ce4">
            <text:p>03/10/16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Ledger-Law-Nancy-Palmie/dp/1514471094/ref=sr_1_1_twi_pap_1?s=books&amp;amp;ie=UTF8&amp;amp;qid=1527710223&amp;amp;sr=1-1&amp;amp;keywords=The+Ledger+Law+by+Nancy+Palmie&amp;amp;dpID=51iwaXHjLML&amp;amp;preST=_SY291_BO1,204,203,200_QL40_&amp;amp;dpSrc=srch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754" table:style-name="ce1">
            <text:p>11754</text:p>
          </table:table-cell>
          <table:table-cell office:value-type="string" table:style-name="ce1">
            <text:p>Ri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ietlicki</text:p>
          </table:table-cell>
          <table:table-cell office:value-type="string" table:style-name="ce1">
            <text:p>crossman12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2083698080 Ri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82924081 ex wife DN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11 E Lakeside AVE</text:p>
          </table:table-cell>
          <table:table-cell office:value-type="string" table:style-name="ce1">
            <text:p>Coeur D Alen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8381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eth E Pietlicki Au ex spous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low the Trumpet in Zion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512753660</text:p>
          </table:table-cell>
          <table:table-cell office:value-type="date" office:date-value="2016-09-28T00:00:00" table:style-name="ce4">
            <text:p>09/28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Blow-Trumpet-Zion-Rick-Pietlicki/dp/1512753661/ref=sr_1_15_twi_pap_1?s=books&amp;amp;ie=UTF8&amp;amp;qid=1533849146&amp;amp;sr=1-15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842" table:style-name="ce1">
            <text:p>11842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oth</text:p>
          </table:table-cell>
          <table:table-cell office:value-type="string" table:style-name="ce1">
            <text:p>mdtroth@bankofriveroaks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81 34154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8 Okaloosa RD</text:p>
          </table:table-cell>
          <table:table-cell office:value-type="string" table:style-name="ce1">
            <text:p>Ero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7123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Right Han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30000000</text:p>
          </table:table-cell>
          <table:table-cell office:value-type="date" office:date-value="2006-07-24T00:00:00" table:style-name="ce4">
            <text:p>07/24/06</text:p>
          </table:table-cell>
          <table:table-cell office:value-type="string" table:style-name="ce1">
            <text:p>Author House</text:p>
          </table:table-cell>
          <table:table-cell office:value-type="string" table:style-name="ce1">
            <text:p>https://www.amazon.com/RightHandMarkCloudTroth/dp/1425943004/ref=sr_1_42?s=books&amp;amp;ie=UTF8&amp;amp;qid=1501622472&amp;amp;sr=142&amp;amp;refinements=p_45%3A7%2Cp_46%3ADuring%2Cp_47%3A2006%2Cp_30%3Aauthorhouse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901" table:style-name="ce1">
            <text:p>11901</text:p>
          </table:table-cell>
          <table:table-cell office:value-type="string" table:style-name="ce1">
            <text:p>Mont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renner</text:p>
          </table:table-cell>
          <table:table-cell office:value-type="string" table:style-name="ce1">
            <text:p>mldrenner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7 25691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60 Autumn Forest DR</text:p>
          </table:table-cell>
          <table:table-cell office:value-type="string" table:style-name="ce1">
            <text:p>Jonesboro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23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piritual Breakthroughs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620000000</text:p>
          </table:table-cell>
          <table:table-cell office:value-type="date" office:date-value="2011-11-30T00:00:00" table:style-name="ce4">
            <text:p>11/30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SpiritualBreakthroughsMonteDrenner/dp/1619044528/ref=sr_1_227?s=books&amp;amp;ie=UTF8&amp;amp;qid=1499283222&amp;amp;sr=1227&amp;amp;refinements=p_46%3ADuring%2Cp_47%3A2011%2Cp_30%3AXulon+Press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954" table:style-name="ce1">
            <text:p>11954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. Brew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680438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427 N Marsh Ave</text:p>
          </table:table-cell>
          <table:table-cell office:value-type="string" table:style-name="ce1">
            <text:p>Kansas City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6415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B.A.B.Y. (Best Advice for Baby &amp;amp; You) Book: The Essential Parents Guide to Postpartum Care for the First Few Days...and Beyond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1540000000</text:p>
          </table:table-cell>
          <table:table-cell office:value-type="date" office:date-value="2018-04-29T00:00:00" table:style-name="ce4">
            <text:p>04/29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B-Y-Best-Advice-Baby-Book/dp/1543922856/ref=sr_1_75?s=books&amp;amp;ie=UTF8&amp;amp;qid=1541692607&amp;amp;sr=1-75&amp;amp;refinements=p_46%3ADuring%2Cp_47%3A2018%2Cp_30%3ABookBaby</text:p>
          </table:table-cell>
          <table:table-cell table:number-columns-repeated="233" table:style-name="ce6"/>
          <table:table-cell table:number-columns-repeated="16128"/>
        </table:table-row>
        <table:table-row table:style-name="ro1">
          <table:table-cell office:value-type="float" office:value="11980" table:style-name="ce1">
            <text:p>11980</text:p>
          </table:table-cell>
          <table:table-cell office:value-type="string" table:style-name="ce1">
            <text:p>Narai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at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5 4202433</text:p>
          </table:table-cell>
          <table:table-cell office:value-type="string" table:style-name="ce1">
            <text:p>1015 Rambleberry Ave</text:p>
          </table:table-cell>
          <table:table-cell office:value-type="string" table:style-name="ce1">
            <text:p>Pickering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L1V 5X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rink from My Calabash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50000000</text:p>
          </table:table-cell>
          <table:table-cell office:value-type="date" office:date-value="2010-07-28T00:00:00" table:style-name="ce4">
            <text:p>07/28/10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DrinkMyCalabashNaraineDatt/dp/1453522557/ref=tmm_pap_swatch_0?_encoding=UTF8&amp;amp;qid=&amp;amp;sr=</text:p>
          </table:table-cell>
          <table:table-cell table:number-columns-repeated="16361"/>
        </table:table-row>
        <table:table-row table:style-name="ro1">
          <table:table-cell office:value-type="float" office:value="11982" table:style-name="ce1">
            <text:p>11982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 Kojoglani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6125917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868 Apple St #103</text:p>
          </table:table-cell>
          <table:table-cell office:value-type="string" table:style-name="ce1">
            <text:p>Newhall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132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hen Hope Finds You: Rest in the Very Heartbeat of Hop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0998921013</text:p>
          </table:table-cell>
          <table:table-cell office:value-type="date" office:date-value="2018-03-23T00:00:00" table:style-name="ce4">
            <text:p>03/23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When-Hope-Finds-You-Heartbeat/dp/0998921017/ref=sr_1_98?s=books&amp;amp;ie=UTF8&amp;amp;qid=1541615800&amp;amp;sr=1-98&amp;amp;refinements=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12023" table:style-name="ce1">
            <text:p>12023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lan Edelheit</text:p>
          </table:table-cell>
          <table:table-cell office:value-type="string" table:style-name="ce1">
            <text:p>marce@optimedhealth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6175609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 Bennett Wa #7</text:p>
          </table:table-cell>
          <table:table-cell office:value-type="string" table:style-name="ce1">
            <text:p>New Market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85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tiger's Tigers Chronicles of An Imperial Legionary Officer Volume 1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1940000000</text:p>
          </table:table-cell>
          <table:table-cell office:value-type="date" office:date-value="2015-06-16T00:00:00" table:style-name="ce4">
            <text:p>06/16/15</text:p>
          </table:table-cell>
          <table:table-cell office:value-type="string" table:style-name="ce1">
            <text:p>Telemachus Press</text:p>
          </table:table-cell>
          <table:table-cell office:value-type="string" table:style-name="ce1">
            <text:p>https://www.amazon.com/StigersChroniclesImperialLegionaryOfficer/dp/1942899394/ref=sr_1_87?s=books&amp;amp;ie=UTF8&amp;amp;qid=1511191010&amp;amp;sr=187&amp;amp;refinements=p_30%3ATelemachus+Press</text:p>
          </table:table-cell>
          <table:table-cell table:number-columns-repeated="16361"/>
        </table:table-row>
        <table:table-row table:style-name="ro1">
          <table:table-cell office:value-type="float" office:value="12049" table:style-name="ce1">
            <text:p>12049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anza</text:p>
          </table:table-cell>
          <table:table-cell office:value-type="string" table:style-name="ce1">
            <text:p>oschome@c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372120899</text:p>
          </table:table-cell>
          <table:table-cell office:value-type="string" table:style-name="ce1">
            <text:p>3373228989</text:p>
          </table:table-cell>
          <table:table-cell office:value-type="string" table:style-name="ce1">
            <text:p>200 Belle LN #BL</text:p>
          </table:table-cell>
          <table:table-cell office:value-type="string" table:style-name="ce1">
            <text:p>Saint Martinvill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7058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astor Jacob Aranza Au spous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You, Me, &amp;amp; Our Once Upon A Times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1512746747</text:p>
          </table:table-cell>
          <table:table-cell office:value-type="date" office:date-value="2016-09-19T00:00:00" table:style-name="ce4">
            <text:p>09/19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You-Our-Once-Upon-Times/dp/1512746746/ref=sr_1_3_twi_pap_1?s=books&amp;amp;ie=UTF8&amp;amp;qid=1534179565&amp;amp;sr=1-3</text:p>
          </table:table-cell>
          <table:table-cell table:number-columns-repeated="16361"/>
        </table:table-row>
        <table:table-row table:style-name="ro1">
          <table:table-cell office:value-type="float" office:value="12063" table:style-name="ce1">
            <text:p>12063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gee</text:p>
          </table:table-cell>
          <table:table-cell office:value-type="string" table:style-name="ce1">
            <text:p>carolagee@sbcglobal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757) 487-02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665 Burson DR</text:p>
          </table:table-cell>
          <table:table-cell office:value-type="string" table:style-name="ce1">
            <text:p>Chesapeake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33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Kingdom Of God Where is the Fruit?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1610000000</text:p>
          </table:table-cell>
          <table:table-cell office:value-type="date" office:date-value="2011-05-31T00:00:00" table:style-name="ce4">
            <text:p>05/31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KingdomGodWhereFruit/dp/1613794797/ref=sr_1_32?s=books&amp;amp;ie=UTF8&amp;amp;qid=1498762940&amp;amp;sr=132&amp;amp;refinements=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12067" table:style-name="ce1">
            <text:p>12067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 Chapm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www.liberthson.com/bio.ht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4144801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07 Pebble Ridge Ln</text:p>
          </table:table-cell>
          <table:table-cell office:value-type="string" table:style-name="ce1">
            <text:p>West Palm Beach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341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On Nature and Humanity (The Poetry Picture Book Series)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1540000000</text:p>
          </table:table-cell>
          <table:table-cell office:value-type="date" office:date-value="2018-06-17T00:00:00" table:style-name="ce4">
            <text:p>06/17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gp/product/1543935427/ref=dbs_a_def_rwt_bibl_vppi_i0</text:p>
          </table:table-cell>
          <table:table-cell table:number-columns-repeated="16361"/>
        </table:table-row>
        <table:table-row table:style-name="ro1">
          <table:table-cell office:value-type="float" office:value="12088" table:style-name="ce1">
            <text:p>12088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. Hud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31 8542508Â 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9 Capitola Ave #25</text:p>
          </table:table-cell>
          <table:table-cell office:value-type="string" table:style-name="ce1">
            <text:p>Capitol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0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Showtime: Acting Scenes for Two Actors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1456711436</text:p>
          </table:table-cell>
          <table:table-cell office:value-type="date" office:date-value="2011-03-03T00:00:00" table:style-name="ce4">
            <text:p>03/03/11</text:p>
          </table:table-cell>
          <table:table-cell office:value-type="string" table:style-name="ce1">
            <text:p>AuthorHouse Publishing</text:p>
          </table:table-cell>
          <table:table-cell office:value-type="string" table:style-name="ce1">
            <text:p>https://www.amazon.com/Showtime-Acting-Scenes-Two-Actors/dp/1456711431/ref=sr_1_150?s=books&amp;amp;ie=UTF8&amp;amp;qid=1538593888&amp;amp;sr=1-150&amp;amp;refinements=p_46%3ADuring%2Cp_47%3A2011%2Cp_30%3AAuthorhouse</text:p>
          </table:table-cell>
          <table:table-cell table:number-columns-repeated="16361"/>
        </table:table-row>
        <table:table-row table:style-name="ro1">
          <table:table-cell office:value-type="float" office:value="12093" table:style-name="ce1">
            <text:p>1209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. McFadden</text:p>
          </table:table-cell>
          <table:table-cell office:value-type="string" table:style-name="ce1">
            <text:p>cantiloper@ao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538684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24 Ludlow St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910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obakkonacht -- The Antismoking Endgame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0970000000</text:p>
          </table:table-cell>
          <table:table-cell office:value-type="date" office:date-value="2013-01-10T00:00:00" table:style-name="ce4">
            <text:p>01/10/13</text:p>
          </table:table-cell>
          <table:table-cell office:value-type="string" table:style-name="ce1">
            <text:p>Aethna Press</text:p>
          </table:table-cell>
          <table:table-cell office:value-type="string" table:style-name="ce1">
            <text:p>https://www.amazon.com/Tobakkonacht-Antismoking-Endgame-Michael-McFadden/dp/0974497916/ref=la_B00339907O_1_1?s=books&amp;amp;ie=UTF8&amp;amp;qid=1521742370&amp;amp;sr=1-1</text:p>
          </table:table-cell>
          <table:table-cell table:number-columns-repeated="16361"/>
        </table:table-row>
        <table:table-row table:style-name="ro1">
          <table:table-cell office:value-type="float" office:value="12108" table:style-name="ce1">
            <text:p>12108</text:p>
          </table:table-cell>
          <table:table-cell office:value-type="string" table:style-name="ce1">
            <text:p>Nnen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koro</text:p>
          </table:table-cell>
          <table:table-cell office:value-type="string" table:style-name="ce1">
            <text:p>nokoro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477217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 Childrens WAY ## 300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521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Gift of Infertility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49564</text:p>
          </table:table-cell>
          <table:table-cell office:value-type="date" office:date-value="2016-08-12T00:00:00" table:style-name="ce4">
            <text:p>08/12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Gift-Infertility-Nnenna-Okoro/dp/1512749567/ref=sr_1_57?s=books&amp;amp;ie=UTF8&amp;amp;qid=1533230657&amp;amp;sr=1-57&amp;amp;refinements=p_45%3A8%2Cp_46%3ADuring%2Cp_47%3A2016%2Cp_30%3Awestbow+press</text:p>
          </table:table-cell>
          <table:table-cell table:number-columns-repeated="16361"/>
        </table:table-row>
        <table:table-row table:style-name="ro1">
          <table:table-cell office:value-type="float" office:value="12118" table:style-name="ce1">
            <text:p>12118</text:p>
          </table:table-cell>
          <table:table-cell office:value-type="string" table:style-name="ce1">
            <text:p>D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gur</text:p>
          </table:table-cell>
          <table:table-cell office:value-type="string" table:style-name="ce1">
            <text:p>dongur@earthlink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9 4503961</text:p>
          </table:table-cell>
          <table:table-cell office:value-type="string" table:style-name="ce1">
            <text:p>419 9026182</text:p>
          </table:table-cell>
          <table:table-cell office:value-type="string" table:style-name="ce1">
            <text:p>1745 Buckingham ST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36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ay This Be the Year</text:p>
          </table:table-cell>
          <table:table-cell office:value-type="string" table:style-name="ce1">
            <text:p>Education &amp;amp; Teaching</text:p>
          </table:table-cell>
          <table:table-cell office:value-type="string" table:style-name="ce1">
            <text:p>9781613790489</text:p>
          </table:table-cell>
          <table:table-cell office:value-type="date" office:date-value="2011-05-11T00:00:00" table:style-name="ce4">
            <text:p>05/11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MayThisYearDanNgur/dp/1613790481/ref=sr_1_7?s=books&amp;amp;ie=UTF8&amp;amp;qid=1498688060&amp;amp;sr=17&amp;amp;refinements=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12172" table:style-name="ce1">
            <text:p>1217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usb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281) 290-72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2235 Piney Bend Dr</text:p>
          </table:table-cell>
          <table:table-cell office:value-type="string" table:style-name="ce1">
            <text:p>Tomball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737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Poems from the Sand II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635243345</text:p>
          </table:table-cell>
          <table:table-cell office:value-type="date" office:date-value="2016-11-04T00:00:00" table:style-name="ce4">
            <text:p>11/04/16</text:p>
          </table:table-cell>
          <table:table-cell office:value-type="string" table:style-name="ce1">
            <text:p>Litfire Publishing</text:p>
          </table:table-cell>
          <table:table-cell office:value-type="string" table:style-name="ce1">
            <text:p>https://www.amazon.com/Poems-Sand-II-Carl-Busby/dp/1635243343/ref=sr_1_1?s=books&amp;amp;ie=UTF8&amp;amp;qid=1530645655&amp;amp;sr=1-1&amp;amp;keywords=Carl+Busby+Sr.</text:p>
          </table:table-cell>
          <table:table-cell table:number-columns-repeated="16361"/>
        </table:table-row>
        <table:table-row table:style-name="ro1">
          <table:table-cell office:value-type="float" office:value="12199" table:style-name="ce1">
            <text:p>12199</text:p>
          </table:table-cell>
          <table:table-cell office:value-type="string" table:style-name="ce1">
            <text:p>Ton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etracca</text:p>
          </table:table-cell>
          <table:table-cell office:value-type="string" table:style-name="ce1">
            <text:p>tony_petracca@apria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034766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6220 Enterprise WAY</text:p>
          </table:table-cell>
          <table:table-cell office:value-type="string" table:style-name="ce1">
            <text:p>Lake Forest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263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eeing America First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9781500000000</text:p>
          </table:table-cell>
          <table:table-cell office:value-type="date" office:date-value="2016-08-17T00:00:00" table:style-name="ce4">
            <text:p>08/17/16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Seeing-America-First-Tony-Petracca/dp/1498482643/ref=sr_1_507?s=books&amp;amp;ie=UTF8&amp;amp;qid=1479086215&amp;amp;sr=1-507&amp;amp;refinements=p_45%3A11%2Cp_46%3Abefore%2Cp_47%3A2016%2Cp_30%3AXulon+Press</text:p>
          </table:table-cell>
          <table:table-cell table:number-columns-repeated="16361"/>
        </table:table-row>
        <table:table-row table:style-name="ro1">
          <table:table-cell office:value-type="float" office:value="12257" table:style-name="ce1">
            <text:p>12257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ell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7 25469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3 Brooks ST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213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n the Beginning?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610000000</text:p>
          </table:table-cell>
          <table:table-cell office:value-type="date" office:date-value="2011-08-31T00:00:00" table:style-name="ce4">
            <text:p>08/31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BeginningMichaelTellis/dp/1613791089/ref=sr_1_67?s=books&amp;amp;ie=UTF8&amp;amp;qid=1500400824&amp;amp;sr=167&amp;amp;refinements=p_45%3A8%2C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12309" table:style-name="ce1">
            <text:p>12309</text:p>
          </table:table-cell>
          <table:table-cell office:value-type="string" table:style-name="ce1">
            <text:p>Lyn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89545480</text:p>
          </table:table-cell>
          <table:table-cell office:value-type="string" table:style-name="ce1">
            <text:p>5088332204</text:p>
          </table:table-cell>
          <table:table-cell office:value-type="string" table:style-name="ce1">
            <text:p>35 Opal CIR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203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raham Morgan Au spous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rackers and His Friend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545627938</text:p>
          </table:table-cell>
          <table:table-cell office:value-type="date" office:date-value="2018-03-27T00:00:00" table:style-name="ce4">
            <text:p>03/27/18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Crackers-His-Friends-Lynne-Morgan/dp/1545627932/ref=sr_1_13_twi_pap_1?s=books&amp;amp;ie=UTF8&amp;amp;qid=1549299162&amp;amp;sr=1-13</text:p>
          </table:table-cell>
          <table:table-cell table:number-columns-repeated="16361"/>
        </table:table-row>
        <table:table-row table:style-name="ro1">
          <table:table-cell office:value-type="float" office:value="12313" table:style-name="ce1">
            <text:p>12313</text:p>
          </table:table-cell>
          <table:table-cell office:value-type="string" table:style-name="ce1">
            <text:p>Ka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. Amis</text:p>
          </table:table-cell>
          <table:table-cell office:value-type="string" table:style-name="ce1">
            <text:p>katjc25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823002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9 6th AVE #APT 3</text:p>
          </table:table-cell>
          <table:table-cell office:value-type="string" table:style-name="ce1">
            <text:p>Brooklyn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21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Secret of the Stairs: A Robbie Raines Mystery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480853249</text:p>
          </table:table-cell>
          <table:table-cell office:value-type="date" office:date-value="2017-11-29T00:00:00" table:style-name="ce4">
            <text:p>11/29/17</text:p>
          </table:table-cell>
          <table:table-cell office:value-type="string" table:style-name="ce1">
            <text:p>Archway Publishing</text:p>
          </table:table-cell>
          <table:table-cell office:value-type="string" table:style-name="ce1">
            <text:p>https://www.amazon.com/Secret-Stairs-Robbie-Raines-Mystery/dp/1480853240/ref=sr_1_13_twi_pap_1?s=books&amp;amp;ie=UTF8&amp;amp;qid=1541447116&amp;amp;sr=1-13</text:p>
          </table:table-cell>
          <table:table-cell table:number-columns-repeated="16361"/>
        </table:table-row>
        <table:table-row table:style-name="ro1">
          <table:table-cell office:value-type="float" office:value="12315" table:style-name="ce1">
            <text:p>1231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 Naguszewsk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650679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1 Champion Dr</text:p>
          </table:table-cell>
          <table:table-cell office:value-type="string" table:style-name="ce1">
            <text:p>Carrollton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11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Compound Yield: The Investors Edge in a Traders World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1480000000</text:p>
          </table:table-cell>
          <table:table-cell office:value-type="date" office:date-value="2012-12-07T00:00:00" table:style-name="ce4">
            <text:p>12/07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CompoundYieldInvestorsTradersWorld/dp/1477294597/ref=tmm_pap_swatch_0?_encoding=UTF8&amp;amp;qid=1539804003&amp;amp;sr=173</text:p>
          </table:table-cell>
          <table:table-cell table:number-columns-repeated="16361"/>
        </table:table-row>
        <table:table-row table:style-name="ro1">
          <table:table-cell office:value-type="float" office:value="12348" table:style-name="ce1">
            <text:p>12348</text:p>
          </table:table-cell>
          <table:table-cell office:value-type="string" table:style-name="ce1">
            <text:p>Romo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rr@gannett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029682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33 Lakeside AVE E #AVEE</text:p>
          </table:table-cell>
          <table:table-cell office:value-type="string" table:style-name="ce1">
            <text:p>Cleveland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411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://romonarobinson.com/contact/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Dirt Road to Somewhere: An Emmy Award-Winning Anchor 's Incredible Journey of Faith Over Fea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612445595</text:p>
          </table:table-cell>
          <table:table-cell office:value-type="date" office:date-value="2017-09-21T00:00:00" table:style-name="ce4">
            <text:p>09/21/17</text:p>
          </table:table-cell>
          <table:table-cell office:value-type="string" table:style-name="ce1">
            <text:p>Halo Publishing International</text:p>
          </table:table-cell>
          <table:table-cell office:value-type="string" table:style-name="ce1">
            <text:p>https://www.amazon.com/Dirt-Road-Somewhere-Award-Winning-Incredible/dp/1612445594/ref=sr_1_1_twi_pap_1?s=books&amp;amp;ie=UTF8&amp;amp;qid=1545057352&amp;amp;sr=1-1</text:p>
          </table:table-cell>
          <table:table-cell table:number-columns-repeated="16361"/>
        </table:table-row>
        <table:table-row table:style-name="ro1">
          <table:table-cell office:value-type="float" office:value="12373" table:style-name="ce1">
            <text:p>12373</text:p>
          </table:table-cell>
          <table:table-cell office:value-type="string" table:style-name="ce1">
            <text:p>Tee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teenahendondoney@cox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35936257</text:p>
          </table:table-cell>
          <table:table-cell office:value-type="string" table:style-name="ce1">
            <text:p>9132065282 wn</text:p>
          </table:table-cell>
          <table:table-cell office:value-type="string" table:style-name="ce1">
            <text:p>15525 Walnut CT</text:p>
          </table:table-cell>
          <table:table-cell office:value-type="string" table:style-name="ce1">
            <text:p>Basehor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660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HAT'S COMING IS BETTER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00000000</text:p>
          </table:table-cell>
          <table:table-cell office:value-type="date" office:date-value="2015-05-22T00:00:00" table:style-name="ce4">
            <text:p>05/22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WHATS-COMING-BETTER-TEENA-WILLIAMSON/dp/1498435556/ref=sr_1_184_twi_pap_2?s=books&amp;amp;ie=UTF8&amp;amp;qid=1505417385&amp;amp;sr=1-184</text:p>
          </table:table-cell>
          <table:table-cell table:number-columns-repeated="16361"/>
        </table:table-row>
        <table:table-row table:style-name="ro1">
          <table:table-cell office:value-type="float" office:value="12388" table:style-name="ce1">
            <text:p>12388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illard</text:p>
          </table:table-cell>
          <table:table-cell office:value-type="string" table:style-name="ce1">
            <text:p>rscottdillard@worldnet.at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892061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70 Forums CT</text:p>
          </table:table-cell>
          <table:table-cell office:value-type="string" table:style-name="ce1">
            <text:p>Wheeling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009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6189206164 - New Number 3132686855 - NIS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Real Leadership! Are You Ready?: Rethinking and Reframing Personal and Organizational Potential and Performance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1460000000</text:p>
          </table:table-cell>
          <table:table-cell office:value-type="date" office:date-value="2013-09-08T00:00:00" table:style-name="ce4">
            <text:p>09/08/13</text:p>
          </table:table-cell>
          <table:table-cell office:value-type="string" table:style-name="ce1">
            <text:p>Dog Ear Pubilishing</text:p>
          </table:table-cell>
          <table:table-cell office:value-type="string" table:style-name="ce1">
            <text:p>https://www.amazon.com/RealLeadershipAreReadyOrganizational/dp/1457521288/ref=tmm_pap_swatch_0?_encoding=UTF8&amp;amp;qid=1479869531&amp;amp;sr=1705</text:p>
          </table:table-cell>
          <table:table-cell table:number-columns-repeated="16361"/>
        </table:table-row>
        <table:table-row table:style-name="ro1">
          <table:table-cell office:value-type="float" office:value="12392" table:style-name="ce1">
            <text:p>12392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teele Hollowa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59) 269-35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1 Irvine Rd</text:p>
          </table:table-cell>
          <table:table-cell office:value-type="string" table:style-name="ce1">
            <text:p>Lexington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405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Willful Child/ Leaving:sometimes u hav 2 leav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77281086</text:p>
          </table:table-cell>
          <table:table-cell office:value-type="date" office:date-value="2012-10-23T00:00:00" table:style-name="ce4">
            <text:p>10/23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Willful-Child-Janet-Steele-Holloway/dp/1477281088/ref=sr_1_125?s=books&amp;amp;ie=UTF8&amp;amp;qid=1539356624&amp;amp;sr=1-125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12402" table:style-name="ce1">
            <text:p>12402</text:p>
          </table:table-cell>
          <table:table-cell office:value-type="string" table:style-name="ce1">
            <text:p>Penn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. Haavi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2063443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154</text:p>
          </table:table-cell>
          <table:table-cell office:value-type="string" table:style-name="ce1">
            <text:p>Glenwood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5633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augh, Clown Laugh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B07H7V4KSQ</text:p>
          </table:table-cell>
          <table:table-cell office:value-type="date" office:date-value="2018-09-09T00:00:00" table:style-name="ce4">
            <text:p>09/09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Laugh-Clown-Penny-N-Haavig-ebook/dp/B07H7V4KSQ/ref=tmm_kin_swatch_0?_encoding=UTF8&amp;amp;qid=1541711367&amp;amp;sr=1-63</text:p>
          </table:table-cell>
          <table:table-cell table:number-columns-repeated="16361"/>
        </table:table-row>
        <table:table-row table:style-name="ro1">
          <table:table-cell office:value-type="float" office:value="16670" table:style-name="ce1">
            <text:p>16670</text:p>
          </table:table-cell>
          <table:table-cell office:value-type="string" table:style-name="ce1">
            <text:p>Ker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kmoore0509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866614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0 Church 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0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Valentine Kiss: Romance tales, poems and recipes for a great valentine's Day</text:p>
          </table:table-cell>
          <table:table-cell office:value-type="string" table:style-name="ce1">
            <text:p>Romance</text:p>
          </table:table-cell>
          <table:table-cell office:value-type="string" table:style-name="ce1">
            <text:p>B00HXISZAE</text:p>
          </table:table-cell>
          <table:table-cell office:value-type="date" office:date-value="2014-01-01T00:00:00" table:style-name="ce4">
            <text:p>01/01/14</text:p>
          </table:table-cell>
          <table:table-cell office:value-type="string" table:style-name="ce1">
            <text:p>Enaz Soul</text:p>
          </table:table-cell>
          <table:table-cell office:value-type="string" table:style-name="ce1">
            <text:p>https://www.amazon.com/Valentine-Kiss-Romance-recipes-valentines-ebook/dp/B00HXISZAE/ref=sr_1_1?s=books&amp;amp;ie=UTF8&amp;amp;qid=1525190207&amp;amp;sr=1-1&amp;amp;keywords=A+Valentine+Kiss%3A+Romance+Tales%2C+Poems+%26+Recipes</text:p>
          </table:table-cell>
          <table:table-cell table:number-columns-repeated="16361"/>
        </table:table-row>
        <table:table-row table:style-name="ro1">
          <table:table-cell office:value-type="float" office:value="16692" table:style-name="ce1">
            <text:p>16692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ay Preslar</text:p>
          </table:table-cell>
          <table:table-cell office:value-type="string" table:style-name="ce1">
            <text:p>suenoal30@charter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195199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55 B St</text:p>
          </table:table-cell>
          <table:table-cell office:value-type="string" table:style-name="ce1">
            <text:p>Ashland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9752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anning the Female Flame: How to Increase Your Sexual Desire (Without Changing Partners)</text:p>
          </table:table-cell>
          <table:table-cell office:value-type="string" table:style-name="ce1">
            <text:p>Self-Help</text:p>
          </table:table-cell>
          <table:table-cell office:value-type="string" table:style-name="ce1">
            <text:p>9780998421902</text:p>
          </table:table-cell>
          <table:table-cell office:value-type="date" office:date-value="2017-05-26T00:00:00" table:style-name="ce4">
            <text:p>05/26/17</text:p>
          </table:table-cell>
          <table:table-cell office:value-type="string" table:style-name="ce1">
            <text:p>Third Star Press</text:p>
          </table:table-cell>
          <table:table-cell office:value-type="string" table:style-name="ce1">
            <text:p>https://www.amazon.com/Fanning-Female-Flame-Increase-Changing/dp/0998421901/ref=sr_1_1?s=books&amp;amp;ie=UTF8&amp;amp;qid=1527868448&amp;amp;sr=1-1&amp;amp;keywords=Fanning+the+Female+Flame&amp;amp;dpID=51%252BS0OS42WL&amp;amp;preST=_SY291_BO1,204,203,200_QL40_&amp;amp;dpSrc=srch</text:p>
          </table:table-cell>
          <table:table-cell table:number-columns-repeated="16361"/>
        </table:table-row>
        <table:table-row table:style-name="ro1">
          <table:table-cell office:value-type="float" office:value="16695" table:style-name="ce1">
            <text:p>16695</text:p>
          </table:table-cell>
          <table:table-cell office:value-type="string" table:style-name="ce1">
            <text:p>Si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riebel</text:p>
          </table:table-cell>
          <table:table-cell office:value-type="string" table:style-name="ce1">
            <text:p>skriebel@tsc.k12.in.us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65563387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1 N Ripley ST</text:p>
          </table:table-cell>
          <table:table-cell office:value-type="string" table:style-name="ce1">
            <text:p>Brooksto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79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Whirlwind Swirling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B078Z2FKNR</text:p>
          </table:table-cell>
          <table:table-cell office:value-type="date" office:date-value="2018-01-11T00:00:00" table:style-name="ce4">
            <text:p>01/11/18</text:p>
          </table:table-cell>
          <table:table-cell office:value-type="string" table:style-name="ce1">
            <text:p>Redemption Press</text:p>
          </table:table-cell>
          <table:table-cell office:value-type="string" table:style-name="ce1">
            <text:p>https://www.amazon.com/Whirlwind-Swirling-Sig-Kriebel-ebook/dp/B078Z2FKNR/ref=sr_1_51?s=books&amp;amp;ie=UTF8&amp;amp;qid=1539104224&amp;amp;sr=1-51&amp;amp;refinements=p_46%3ADuring%2Cp_47%3A2018%2Cp_30%3ARedemption+Press</text:p>
          </table:table-cell>
          <table:table-cell table:number-columns-repeated="16361"/>
        </table:table-row>
        <table:table-row table:style-name="ro1">
          <table:table-cell office:value-type="float" office:value="16720" table:style-name="ce1">
            <text:p>16720</text:p>
          </table:table-cell>
          <table:table-cell office:value-type="string" table:style-name="ce1">
            <text:p>Krist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llems</text:p>
          </table:table-cell>
          <table:table-cell office:value-type="string" table:style-name="ce1">
            <text:p>kristenwillems74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5928527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553 N Spalding AVE</text:p>
          </table:table-cell>
          <table:table-cell office:value-type="string" table:style-name="ce1">
            <text:p>Fresn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372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Adventures of Roobear and Aj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635753165</text:p>
          </table:table-cell>
          <table:table-cell office:value-type="date" office:date-value="2017-03-14T00:00:00" table:style-name="ce4">
            <text:p>03/14/17</text:p>
          </table:table-cell>
          <table:table-cell office:value-type="string" table:style-name="ce1">
            <text:p>Christian Faith Publishing, Inc.</text:p>
          </table:table-cell>
          <table:table-cell office:value-type="string" table:style-name="ce1">
            <text:p>https://www.amazon.com/Adventures-Roobear-Aj-Kristen-Willems/dp/1635753163/ref=sr_1_53_twi_pap_1?s=books&amp;amp;ie=UTF8&amp;amp;qid=1507127243&amp;amp;sr=1-53</text:p>
          </table:table-cell>
          <table:table-cell table:number-columns-repeated="16361"/>
        </table:table-row>
        <table:table-row table:style-name="ro1">
          <table:table-cell office:value-type="float" office:value="16768" table:style-name="ce1">
            <text:p>16768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 Holthau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2023656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90 Rhoades Ave NW</text:p>
          </table:table-cell>
          <table:table-cell office:value-type="string" table:style-name="ce1">
            <text:p>South Haven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5538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t Interested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andyisms: Stories, Recipes &amp;amp; More From the North Shore</text:p>
          </table:table-cell>
          <table:table-cell office:value-type="string" table:style-name="ce1">
            <text:p>Cookbooks, Food &amp;amp; Wine</text:p>
          </table:table-cell>
          <table:table-cell office:value-type="string" table:style-name="ce1">
            <text:p>9781468562781</text:p>
          </table:table-cell>
          <table:table-cell office:value-type="date" office:date-value="2012-04-06T00:00:00" table:style-name="ce4">
            <text:p>04/06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Sandyisms-Stories-Recipes-North-Shore/dp/1468562789/ref=tmm_pap_swatch_0?_encoding=UTF8&amp;amp;qid=1540499824&amp;amp;sr=1-7</text:p>
          </table:table-cell>
          <table:table-cell table:number-columns-repeated="16361"/>
        </table:table-row>
        <table:table-row table:style-name="ro1">
          <table:table-cell office:value-type="float" office:value="16771" table:style-name="ce1">
            <text:p>16771</text:p>
          </table:table-cell>
          <table:table-cell office:value-type="string" table:style-name="ce1">
            <text:p>No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 Iver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240584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01 Columbus AVE</text:p>
          </table:table-cell>
          <table:table-cell office:value-type="string" table:style-name="ce1">
            <text:p>Minneapolis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554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Papa's Words of Wisdom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681979250</text:p>
          </table:table-cell>
          <table:table-cell office:value-type="date" office:date-value="2016-11-30T00:00:00" table:style-name="ce4">
            <text:p>11/30/16</text:p>
          </table:table-cell>
          <table:table-cell office:value-type="string" table:style-name="ce1">
            <text:p>Christian Faith Publishing, Inc.</text:p>
          </table:table-cell>
          <table:table-cell office:value-type="string" table:style-name="ce1">
            <text:p>https://www.amazon.com/Papas-Words-Wisdom-Nona-Iverson/dp/168197925X/ref=sr_1_170_twi_har_1?s=books&amp;amp;ie=UTF8&amp;amp;qid=1507231792&amp;amp;sr=1-170</text:p>
          </table:table-cell>
          <table:table-cell table:number-columns-repeated="16361"/>
        </table:table-row>
        <table:table-row table:style-name="ro1">
          <table:table-cell office:value-type="float" office:value="16898" table:style-name="ce1">
            <text:p>16898</text:p>
          </table:table-cell>
          <table:table-cell office:value-type="string" table:style-name="ce1">
            <text:p>Mat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cros</text:p>
          </table:table-cell>
          <table:table-cell office:value-type="string" table:style-name="ce1">
            <text:p>mmicros@post.edu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391229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39083368</text:p>
          </table:table-cell>
          <table:table-cell office:value-type="string" table:style-name="ce1">
            <text:p>242 Whippoorwill LN</text:p>
          </table:table-cell>
          <table:table-cell office:value-type="string" table:style-name="ce1">
            <text:p>Stra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61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low Drinkers, Giant Ballbags &amp;amp; Smelly Bastards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0000000000</text:p>
          </table:table-cell>
          <table:table-cell office:value-type="date" office:date-value="2017-03-11T00:00:00" table:style-name="ce4">
            <text:p>03/11/17</text:p>
          </table:table-cell>
          <table:table-cell office:value-type="string" table:style-name="ce1">
            <text:p>Micropulous Press</text:p>
          </table:table-cell>
          <table:table-cell office:value-type="string" table:style-name="ce1">
            <text:p>https://www.amazon.com/Drinkers-Giant-Ballbags-Smelly-Bastards/dp/0996252630/ref=la_B00ITQGO4S_1_3_twi_pap_1?s=books&amp;amp;ie=UTF8&amp;amp;qid=1524136974&amp;amp;sr=1-3</text:p>
          </table:table-cell>
          <table:table-cell table:number-columns-repeated="16361"/>
        </table:table-row>
        <table:table-row table:style-name="ro1">
          <table:table-cell office:value-type="float" office:value="16947" table:style-name="ce1">
            <text:p>16947</text:p>
          </table:table-cell>
          <table:table-cell office:value-type="string" table:style-name="ce1">
            <text:p>Jer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. Mill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393207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 Wexford Ct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702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urry Angels with Wagging Tales: True Stories of Canine Humor and Grace</text:p>
          </table:table-cell>
          <table:table-cell office:value-type="string" table:style-name="ce1">
            <text:p>Crafts, Hobbies &amp;amp; Home</text:p>
          </table:table-cell>
          <table:table-cell office:value-type="string" table:style-name="ce1">
            <text:p>978-1462401192</text:p>
          </table:table-cell>
          <table:table-cell office:value-type="date" office:date-value="2012-04-17T00:00:00" table:style-name="ce4">
            <text:p>04/17/12</text:p>
          </table:table-cell>
          <table:table-cell office:value-type="string" table:style-name="ce1">
            <text:p>InspiringVoices</text:p>
          </table:table-cell>
          <table:table-cell office:value-type="string" table:style-name="ce1">
            <text:p>https://www.amazon.com/Furry-Angels-Wagging-Tales-Stories/dp/1462401198/ref=sr_1_3?s=books&amp;amp;ie=UTF8&amp;amp;qid=1534782879&amp;amp;sr=1-3&amp;amp;refinements=p_46%3ADuring%2Cp_47%3A2012%2Cp_30%3AInspiring+Voices</text:p>
          </table:table-cell>
          <table:table-cell table:number-columns-repeated="16361"/>
        </table:table-row>
        <table:table-row table:style-name="ro1">
          <table:table-cell office:value-type="float" office:value="16966" table:style-name="ce1">
            <text:p>16966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. R. Corwi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3051890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9 Royce Ln</text:p>
          </table:table-cell>
          <table:table-cell office:value-type="string" table:style-name="ce1">
            <text:p>Chic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97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Greg the Bearded Dragon and Thomas the Sea Turtle: A Tale of Adventure, Discovery, and Friendship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468579581</text:p>
          </table:table-cell>
          <table:table-cell office:value-type="date" office:date-value="2012-04-17T00:00:00" table:style-name="ce4">
            <text:p>04/17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Greg-Bearded-Dragon-Thomas-Turtle/dp/1468579584/ref=sr_1_29?s=books&amp;amp;ie=UTF8&amp;amp;qid=1539865147&amp;amp;sr=1-29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16986" table:style-name="ce1">
            <text:p>16986</text:p>
          </table:table-cell>
          <table:table-cell office:value-type="string" table:style-name="ce1">
            <text:p>Anjal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 Edward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661737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779 Bloomfield Dr SE</text:p>
          </table:table-cell>
          <table:table-cell office:value-type="string" table:style-name="ce1">
            <text:p>Grand Rapid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950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ove Conquers All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56831189</text:p>
          </table:table-cell>
          <table:table-cell office:value-type="date" office:date-value="2011-03-31T00:00:00" table:style-name="ce4">
            <text:p>03/31/11</text:p>
          </table:table-cell>
          <table:table-cell office:value-type="string" table:style-name="ce1">
            <text:p>Xlibris, Corp.</text:p>
          </table:table-cell>
          <table:table-cell office:value-type="string" table:style-name="ce1">
            <text:p>https://www.amazon.com/Love-Conquers-All-Anjalon-Edwards/dp/1456831186/ref=sr_1_1?s=books&amp;amp;ie=UTF8&amp;amp;qid=1522320073&amp;amp;sr=1-1&amp;amp;keywords=Anjalon+Edwards</text:p>
          </table:table-cell>
          <table:table-cell table:number-columns-repeated="16361"/>
        </table:table-row>
        <table:table-row table:style-name="ro1">
          <table:table-cell office:value-type="float" office:value="17025" table:style-name="ce1">
            <text:p>17025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angdon Cost</text:p>
          </table:table-cell>
          <table:table-cell office:value-type="string" table:style-name="ce1">
            <text:p>matthew-cost@comcas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775153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5 Storer RD</text:p>
          </table:table-cell>
          <table:table-cell office:value-type="string" table:style-name="ce1">
            <text:p>Brunswick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401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Joshua Chamberlain and the Civil War: At Every Hazar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511527965</text:p>
          </table:table-cell>
          <table:table-cell office:value-type="date" office:date-value="2015-04-22T00:00:00" table:style-name="ce4">
            <text:p>04/22/15</text:p>
          </table:table-cell>
          <table:table-cell office:value-type="string" table:style-name="ce1">
            <text:p>CreateSpace Independent Publishing Platform; 1 edition</text:p>
          </table:table-cell>
          <table:table-cell office:value-type="string" table:style-name="ce1">
            <text:p>https://www.amazon.com/Joshua-Chamberlain-Civil-War-Hazard/dp/151152796X/ref=sr_1_1?s=books&amp;amp;ie=UTF8&amp;amp;qid=1526404170&amp;amp;sr=1-1&amp;amp;keywords=Matthew+Cost</text:p>
          </table:table-cell>
          <table:table-cell table:number-columns-repeated="16361"/>
        </table:table-row>
        <table:table-row table:style-name="ro1">
          <table:table-cell office:value-type="float" office:value="17037" table:style-name="ce1">
            <text:p>17037</text:p>
          </table:table-cell>
          <table:table-cell office:value-type="string" table:style-name="ce1">
            <text:p>Jarro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lson</text:p>
          </table:table-cell>
          <table:table-cell office:value-type="string" table:style-name="ce1">
            <text:p>jarrod.polson@thrivent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928598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0 Corbitt DR</text:p>
          </table:table-cell>
          <table:table-cell office:value-type="string" table:style-name="ce1">
            <text:p>Wilmore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4039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Living beyond the Dream: A Journey of Faith into the Talented World of Kentucky Basketball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90000000</text:p>
          </table:table-cell>
          <table:table-cell office:value-type="date" office:date-value="2015-03-23T00:00:00" table:style-name="ce4">
            <text:p>03/23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Living-beyond-Dream-Talented-Basketball/dp/1490871128/ref=sr_1_2_twi_pap_2?s=books&amp;amp;ie=UTF8&amp;amp;qid=1537469839&amp;amp;sr=1-2</text:p>
          </table:table-cell>
          <table:table-cell table:number-columns-repeated="16361"/>
        </table:table-row>
        <table:table-row table:style-name="ro1">
          <table:table-cell office:value-type="float" office:value="17046" table:style-name="ce1">
            <text:p>17046</text:p>
          </table:table-cell>
          <table:table-cell office:value-type="string" table:style-name="ce1">
            <text:p>Wend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e Bantin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854990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472 New Salem ST #APT 4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212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ake Up and Eat the Kale: How I Healed Myself Naturally from Advanced Cancer Using Body, Mind and Spirit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B00ITEE45Q</text:p>
          </table:table-cell>
          <table:table-cell office:value-type="date" office:date-value="2014-05-03T00:00:00" table:style-name="ce4">
            <text:p>05/03/14</text:p>
          </table:table-cell>
          <table:table-cell office:value-type="string" table:style-name="ce1">
            <text:p>FriesenPress</text:p>
          </table:table-cell>
          <table:table-cell office:value-type="string" table:style-name="ce1">
            <text:p>https://www.amazon.com/WakeUpEatKaleNaturallyebook/dp/B00ITEE45Q/ref=sr_1_59?s=books&amp;amp;ie=UTF8&amp;amp;qid=1507061187&amp;amp;sr=159&amp;amp;refinements=p_46%3ADuring%2Cp_47%3A2014%2Cp_30%3AFriesenPress</text:p>
          </table:table-cell>
          <table:table-cell table:number-columns-repeated="16361"/>
        </table:table-row>
        <table:table-row table:style-name="ro1">
          <table:table-cell office:value-type="float" office:value="17077" table:style-name="ce1">
            <text:p>17077</text:p>
          </table:table-cell>
          <table:table-cell office:value-type="string" table:style-name="ce1">
            <text:p>Sherr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eston Mart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6049311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10 College ST SE</text:p>
          </table:table-cell>
          <table:table-cell office:value-type="string" table:style-name="ce1">
            <text:p>Lacey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5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Papi and the Miracle: A Little Donkey Adventur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61634</text:p>
          </table:table-cell>
          <table:table-cell office:value-type="date" office:date-value="2016-10-31T00:00:00" table:style-name="ce4">
            <text:p>10/31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Papi-Miracle-Little-Donkey-Adventure/dp/151276163X/ref=sr_1_33_twi_pap_1?s=books&amp;amp;ie=UTF8&amp;amp;qid=1535034271&amp;amp;sr=1-33</text:p>
          </table:table-cell>
          <table:table-cell table:number-columns-repeated="16361"/>
        </table:table-row>
        <table:table-row table:style-name="ro1">
          <table:table-cell office:value-type="float" office:value="17110" table:style-name="ce1">
            <text:p>17110</text:p>
          </table:table-cell>
          <table:table-cell office:value-type="string" table:style-name="ce1">
            <text:p>J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. Bandy J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037307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 Jessica Rae DR</text:p>
          </table:table-cell>
          <table:table-cell office:value-type="string" table:style-name="ce1">
            <text:p>Fredericksburg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24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ull name is John E Bandy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ehind the Veil: Angels of the Apocalypse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89709523</text:p>
          </table:table-cell>
          <table:table-cell office:value-type="date" office:date-value="2016-11-18T00:00:00" table:style-name="ce4">
            <text:p>11/18/16</text:p>
          </table:table-cell>
          <table:table-cell office:value-type="string" table:style-name="ce1">
            <text:p>LifeRichPublishing</text:p>
          </table:table-cell>
          <table:table-cell office:value-type="string" table:style-name="ce1">
            <text:p>https://www.amazon.com/Behind-Veil-Apocalypse-J-Bandy/dp/1489709525/ref=sr_1_16_twi_pap_1?s=books&amp;amp;ie=UTF8&amp;amp;qid=1543426779&amp;amp;sr=1-16</text:p>
          </table:table-cell>
          <table:table-cell table:number-columns-repeated="16361"/>
        </table:table-row>
        <table:table-row table:style-name="ro1">
          <table:table-cell office:value-type="float" office:value="17141" table:style-name="ce1">
            <text:p>17141</text:p>
          </table:table-cell>
          <table:table-cell office:value-type="string" table:style-name="ce1">
            <text:p>Reg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regina3162@geocitie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393351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5 Chickamauga RD</text:p>
          </table:table-cell>
          <table:table-cell office:value-type="string" table:style-name="ce1">
            <text:p>Chickamaug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7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House of Secrets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640000000</text:p>
          </table:table-cell>
          <table:table-cell office:value-type="date" office:date-value="2016-10-25T00:00:00" table:style-name="ce4">
            <text:p>10/25/16</text:p>
          </table:table-cell>
          <table:table-cell office:value-type="string" table:style-name="ce1">
            <text:p>Christian Faith Publishing</text:p>
          </table:table-cell>
          <table:table-cell office:value-type="string" table:style-name="ce1">
            <text:p>https://www.amazon.com/House-Secrets-Regina-Harris/dp/1635253373/ref=sr_1_84_twi_pap_1?s=books&amp;amp;ie=UTF8&amp;amp;qid=1506532119&amp;amp;sr=1-84</text:p>
          </table:table-cell>
          <table:table-cell table:number-columns-repeated="16361"/>
        </table:table-row>
        <table:table-row table:style-name="ro1">
          <table:table-cell office:value-type="float" office:value="17147" table:style-name="ce1">
            <text:p>17147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derick Ivey</text:p>
          </table:table-cell>
          <table:table-cell office:value-type="string" table:style-name="ce1">
            <text:p>jamesivey@excite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3523729829dc</text:p>
          </table:table-cell>
          <table:table-cell office:value-type="string" table:style-name="ce1">
            <text:p>3528706711wn</text:p>
          </table:table-cell>
          <table:table-cell office:value-type="string" table:style-name="ce1">
            <text:p>35253816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711 NW 38th Ter</text:p>
          </table:table-cell>
          <table:table-cell office:value-type="string" table:style-name="ce1">
            <text:p>Gainesvill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65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cience, Philosophy, and Jesus: Novel Ideas in Christian Apologetics in Connection with Modern Physics, Plato, and History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970000000</text:p>
          </table:table-cell>
          <table:table-cell office:value-type="date" office:date-value="2018-01-30T00:00:00" table:style-name="ce4">
            <text:p>01/30/18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Science-Philosophy-Jesus-Apologetics-Connection/dp/1973616041/ref=sr_1_12_twi_pap_2?s=books&amp;amp;ie=UTF8&amp;amp;qid=1520052007&amp;amp;sr=1-12</text:p>
          </table:table-cell>
          <table:table-cell table:number-columns-repeated="16361"/>
        </table:table-row>
        <table:table-row table:style-name="ro1">
          <table:table-cell office:value-type="float" office:value="17187" table:style-name="ce1">
            <text:p>17187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 Pritchard</text:p>
          </table:table-cell>
          <table:table-cell office:value-type="string" table:style-name="ce1">
            <text:p>belleterrefarms@jun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2827371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 2nd Avenue DR SE</text:p>
          </table:table-cell>
          <table:table-cell office:value-type="string" table:style-name="ce1">
            <text:p>Mars Hill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75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Girl on a Knights Errand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1480000000</text:p>
          </table:table-cell>
          <table:table-cell office:value-type="date" office:date-value="2016-05-02T00:00:00" table:style-name="ce4">
            <text:p>05/02/16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Girl-Knights-Errand-Patrick-Pritchard/dp/1478763205/ref=sr_1_154?s=books&amp;amp;ie=UTF8&amp;amp;qid=1525297358&amp;amp;sr=1-154&amp;amp;refinements=p_30%3Aoutskirts+press</text:p>
          </table:table-cell>
          <table:table-cell table:number-columns-repeated="16361"/>
        </table:table-row>
        <table:table-row table:style-name="ro1">
          <table:table-cell office:value-type="float" office:value="17197" table:style-name="ce1">
            <text:p>17197</text:p>
          </table:table-cell>
          <table:table-cell office:value-type="string" table:style-name="ce1">
            <text:p>Wal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 Valentine</text:p>
          </table:table-cell>
          <table:table-cell office:value-type="string" table:style-name="ce1">
            <text:p>walt.valentine@ops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268061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02 O St</text:p>
          </table:table-cell>
          <table:table-cell office:value-type="string" table:style-name="ce1">
            <text:p>Omaha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681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ittle Owls: A Tea Big Thunder Story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1480000000</text:p>
          </table:table-cell>
          <table:table-cell office:value-type="date" office:date-value="2016-03-23T00:00:00" table:style-name="ce4">
            <text:p>03/23/16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Little-Owls-Tea-Thunder-Story/dp/1478763051/ref=sr_1_139?s=books&amp;amp;ie=UTF8&amp;amp;qid=1525296210&amp;amp;sr=1-139&amp;amp;refinements=p_30%3Aoutskirts+press</text:p>
          </table:table-cell>
          <table:table-cell table:number-columns-repeated="16361"/>
        </table:table-row>
        <table:table-row table:style-name="ro1">
          <table:table-cell office:value-type="float" office:value="17216" table:style-name="ce1">
            <text:p>17216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ishman</text:p>
          </table:table-cell>
          <table:table-cell office:value-type="string" table:style-name="ce1">
            <text:p>pfishman@mitre.or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796469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25 Mill ST</text:p>
          </table:table-cell>
          <table:table-cell office:value-type="string" table:style-name="ce1">
            <text:p>Newtonvill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246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Sukkah Is Burning: Remembering Williamsburg's Hasidic Transformation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938223310</text:p>
          </table:table-cell>
          <table:table-cell office:value-type="date" office:date-value="2012-06-26T00:00:00" table:style-name="ce4">
            <text:p>06/26/12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Sukkah-Burning-Remembering-Williamsburgs-Transformation/dp/1938223314/ref=sr_1_39_twi_pap_1?s=books&amp;amp;ie=UTF8&amp;amp;qid=1548953665&amp;amp;sr=1-39</text:p>
          </table:table-cell>
          <table:table-cell table:number-columns-repeated="16361"/>
        </table:table-row>
        <table:table-row table:style-name="ro1">
          <table:table-cell office:value-type="float" office:value="17220" table:style-name="ce1">
            <text:p>17220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sted</text:p>
          </table:table-cell>
          <table:table-cell office:value-type="string" table:style-name="ce1">
            <text:p>ollieg48@yaho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3169001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776 W Bryant RD</text:p>
          </table:table-cell>
          <table:table-cell office:value-type="string" table:style-name="ce1">
            <text:p>Ludington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94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Pretendcipe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935268598</text:p>
          </table:table-cell>
          <table:table-cell office:value-type="date" office:date-value="2010-07-31T00:00:00" table:style-name="ce4">
            <text:p>07/31/10</text:p>
          </table:table-cell>
          <table:table-cell office:value-type="string" table:style-name="ce1">
            <text:p>Halo Publishing International</text:p>
          </table:table-cell>
          <table:table-cell office:value-type="string" table:style-name="ce1">
            <text:p>https://www.amazon.com/Pretendcipes-Marie-Husted/dp/1935268597/ref=sr_1_192_twi_pap_1?s=books&amp;amp;ie=UTF8&amp;amp;qid=1545341800&amp;amp;sr=1-192</text:p>
          </table:table-cell>
          <table:table-cell table:number-columns-repeated="16361"/>
        </table:table-row>
        <table:table-row table:style-name="ro1">
          <table:table-cell office:value-type="float" office:value="17232" table:style-name="ce1">
            <text:p>17232</text:p>
          </table:table-cell>
          <table:table-cell office:value-type="string" table:style-name="ce1">
            <text:p>Rhama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 Ahmose</text:p>
          </table:table-cell>
          <table:table-cell office:value-type="string" table:style-name="ce1">
            <text:p>rahmose1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425439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437 Reynolds Rd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32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R.M. Ahmose Presents: Heavy Tales Rising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-1434993366</text:p>
          </table:table-cell>
          <table:table-cell office:value-type="date" office:date-value="2009-04-22T00:00:00" table:style-name="ce4">
            <text:p>04/22/09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R-M-Ahmose-Presents-Heavy-Rising/dp/1434993361/ref=sr_1_141?s=books&amp;amp;ie=UTF8&amp;amp;qid=1544724648&amp;amp;sr=1-141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17244" table:style-name="ce1">
            <text:p>17244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lcolm Cather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18) 425-25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137 Janna WAY #WA</text:p>
          </table:table-cell>
          <table:table-cell office:value-type="string" table:style-name="ce1">
            <text:p>Sylmar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134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ho is God and Who am I? Seek God and Discover Who You Really Ar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478791829</text:p>
          </table:table-cell>
          <table:table-cell office:value-type="date" office:date-value="2017-12-07T00:00:00" table:style-name="ce4">
            <text:p>12/07/17</text:p>
          </table:table-cell>
          <table:table-cell office:value-type="string" table:style-name="ce1">
            <text:p>Outskirts</text:p>
          </table:table-cell>
          <table:table-cell office:value-type="string" table:style-name="ce1">
            <text:p>https://www.amazon.com/Who-God-Seek-Discover-Really/dp/1478791829/ref=tmm_pap_swatch_0?_encoding=UTF8&amp;amp;qid=1529076653&amp;amp;sr=1-11</text:p>
          </table:table-cell>
          <table:table-cell table:number-columns-repeated="16361"/>
        </table:table-row>
        <table:table-row table:style-name="ro1">
          <table:table-cell office:value-type="float" office:value="17249" table:style-name="ce1">
            <text:p>17249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thony Hopkin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382612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938 Eastlake AVE E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1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Endless Black Ribbon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60000000</text:p>
          </table:table-cell>
          <table:table-cell office:value-type="date" office:date-value="2017-06-16T00:00:00" table:style-name="ce4">
            <text:p>06/16/17</text:p>
          </table:table-cell>
          <table:table-cell office:value-type="string" table:style-name="ce1">
            <text:p>Friesen Press</text:p>
          </table:table-cell>
          <table:table-cell office:value-type="string" table:style-name="ce1">
            <text:p>https://www.amazon.com/EndlessBlackRibbonMarkHopkins/dp/1460249313/ref=tmm_pap_swatch_0?_encoding=UTF8&amp;amp;qid=1507742116&amp;amp;sr=1342</text:p>
          </table:table-cell>
          <table:table-cell table:number-columns-repeated="16361"/>
        </table:table-row>
        <table:table-row table:style-name="ro1">
          <table:table-cell office:value-type="float" office:value="17259" table:style-name="ce1">
            <text:p>17259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enyon</text:p>
          </table:table-cell>
          <table:table-cell office:value-type="string" table:style-name="ce1">
            <text:p>pauled@jun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133361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 Edelweiss AVE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286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It's about the People, Not Just the Games: 50 Years Covering New England Sports</text:p>
          </table:table-cell>
          <table:table-cell office:value-type="string" table:style-name="ce1">
            <text:p>Sports &amp;amp; Outdoors</text:p>
          </table:table-cell>
          <table:table-cell office:value-type="string" table:style-name="ce1">
            <text:p>978-1489708106</text:p>
          </table:table-cell>
          <table:table-cell office:value-type="date" office:date-value="2016-06-21T00:00:00" table:style-name="ce4">
            <text:p>06/21/16</text:p>
          </table:table-cell>
          <table:table-cell office:value-type="string" table:style-name="ce1">
            <text:p>LifeRichPublishing</text:p>
          </table:table-cell>
          <table:table-cell office:value-type="string" table:style-name="ce1">
            <text:p>https://www.amazon.com/Its-about-People-Just-Games/dp/1489708103/ref=sr_1_2_twi_har_1?s=books&amp;amp;ie=UTF8&amp;amp;qid=1544112168&amp;amp;sr=1-2</text:p>
          </table:table-cell>
          <table:table-cell table:number-columns-repeated="16361"/>
        </table:table-row>
        <table:table-row table:style-name="ro1">
          <table:table-cell office:value-type="float" office:value="17271" table:style-name="ce1">
            <text:p>17271</text:p>
          </table:table-cell>
          <table:table-cell office:value-type="string" table:style-name="ce1">
            <text:p>M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hannon Hernandez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4639712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77 Brickell Ave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31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mshannonhernandez.com/about-contact/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reaking the Silence: My Final Forty Days as a Public School Teache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626529625</text:p>
          </table:table-cell>
          <table:table-cell office:value-type="date" office:date-value="2014-08-07T00:00:00" table:style-name="ce4">
            <text:p>08/07/14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Breaking-Silence-Public-School-Teacher/dp/1626529620/ref=sr_1_54_twi_pap_1?s=books&amp;amp;ie=UTF8&amp;amp;qid=1548956328&amp;amp;sr=1-54</text:p>
          </table:table-cell>
          <table:table-cell table:number-columns-repeated="16361"/>
        </table:table-row>
        <table:table-row table:style-name="ro1">
          <table:table-cell office:value-type="float" office:value="17292" table:style-name="ce1">
            <text:p>17292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 Bla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12) 339-73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10 E Cambridge Dr</text:p>
          </table:table-cell>
          <table:table-cell office:value-type="string" table:style-name="ce1">
            <text:p>Bloomingto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740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ispatches from the World: The Life of Percival Phillips, War Correspondent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77264652</text:p>
          </table:table-cell>
          <table:table-cell office:value-type="date" office:date-value="2012-11-10T00:00:00" table:style-name="ce4">
            <text:p>11/10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Dispatches-World-Percival-Phillips-Correspondent/dp/1477264655/ref=tmm_pap_swatch_0?_encoding=UTF8&amp;amp;qid=1539259414&amp;amp;sr=1-45</text:p>
          </table:table-cell>
          <table:table-cell table:number-columns-repeated="16361"/>
        </table:table-row>
        <table:table-row table:style-name="ro1">
          <table:table-cell office:value-type="float" office:value="17298" table:style-name="ce1">
            <text:p>17298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ee Bechtol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763) 497-32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1 Euclid AVE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6442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Journey from the Depression to Space Ag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67061766</text:p>
          </table:table-cell>
          <table:table-cell office:value-type="date" office:date-value="2012-01-10T00:00:00" table:style-name="ce4">
            <text:p>01/10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Journey-Depression-Space-Age/dp/146706176X/ref=tmm_pap_swatch_0?_encoding=UTF8&amp;amp;qid=1539636755&amp;amp;sr=1-367</text:p>
          </table:table-cell>
          <table:table-cell table:number-columns-repeated="16361"/>
        </table:table-row>
        <table:table-row table:style-name="ro1">
          <table:table-cell office:value-type="float" office:value="17304" table:style-name="ce1">
            <text:p>17304</text:p>
          </table:table-cell>
          <table:table-cell office:value-type="string" table:style-name="ce1">
            <text:p>Penn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60 87343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0 Summer Rd</text:p>
          </table:table-cell>
          <table:table-cell office:value-type="string" table:style-name="ce1">
            <text:p>Olanch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354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From My Heart to Yours - God the Father: God's Heart as Our Father to Our Hearts as His Children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1452075648</text:p>
          </table:table-cell>
          <table:table-cell office:value-type="date" office:date-value="2011-01-07T00:00:00" table:style-name="ce4">
            <text:p>01/07/11</text:p>
          </table:table-cell>
          <table:table-cell office:value-type="string" table:style-name="ce1">
            <text:p>AuthorHouse Publishing</text:p>
          </table:table-cell>
          <table:table-cell office:value-type="string" table:style-name="ce1">
            <text:p>https://www.amazon.com/My-Heart-Yours-Father-Children/dp/1452075646/ref=sr_1_157?s=books&amp;amp;ie=UTF8&amp;amp;qid=1538601711&amp;amp;sr=1-157&amp;amp;refinements=p_46%3ADuring%2Cp_47%3A2011%2Cp_30%3AAuthorhouse</text:p>
          </table:table-cell>
          <table:table-cell table:number-columns-repeated="16361"/>
        </table:table-row>
        <table:table-row table:style-name="ro1">
          <table:table-cell office:value-type="float" office:value="17313" table:style-name="ce1">
            <text:p>17313</text:p>
          </table:table-cell>
          <table:table-cell office:value-type="string" table:style-name="ce1">
            <text:p>Serenett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. McCask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16059391</text:p>
          </table:table-cell>
          <table:table-cell office:value-type="string" table:style-name="ce1">
            <text:p>2514528234 disconnected</text:p>
          </table:table-cell>
          <table:table-cell office:value-type="string" table:style-name="ce1">
            <text:p>425 Coventry Way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3660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Hymns Plus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9781468507980</text:p>
          </table:table-cell>
          <table:table-cell office:value-type="date" office:date-value="2011-12-23T00:00:00" table:style-name="ce4">
            <text:p>12/23/11</text:p>
          </table:table-cell>
          <table:table-cell office:value-type="string" table:style-name="ce1">
            <text:p>AuthorHouse Publishing</text:p>
          </table:table-cell>
          <table:table-cell office:value-type="string" table:style-name="ce1">
            <text:p>https://www.amazon.com/Hymns-Plus-Serenetta-T-McCaskill/dp/1468507982/ref=tmm_pap_swatch_0?_encoding=UTF8&amp;amp;qid=1538172409&amp;amp;sr=1-75</text:p>
          </table:table-cell>
          <table:table-cell table:number-columns-repeated="16361"/>
        </table:table-row>
        <table:table-row table:style-name="ro1">
          <table:table-cell office:value-type="float" office:value="17329" table:style-name="ce1">
            <text:p>17329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 Bodanza</text:p>
          </table:table-cell>
          <table:table-cell office:value-type="string" table:style-name="ce1">
            <text:p>mark.bodanza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5345566Â </text:p>
          </table:table-cell>
          <table:table-cell office:value-type="string" table:style-name="ce1">
            <text:p>9785493220wrongno.</text:p>
          </table:table-cell>
          <table:table-cell office:value-type="string" table:style-name="ce1">
            <text:p>36 School St</text:p>
          </table:table-cell>
          <table:table-cell office:value-type="string" table:style-name="ce1">
            <text:p>Leominste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145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Resolve and Rescue: The True Story of Frances Drake and the Antislavery Movement</text:p>
          </table:table-cell>
          <table:table-cell office:value-type="string" table:style-name="ce1">
            <text:p>Â History</text:p>
          </table:table-cell>
          <table:table-cell office:value-type="string" table:style-name="ce1">
            <text:p>978-1491728949</text:p>
          </table:table-cell>
          <table:table-cell office:value-type="date" office:date-value="2014-05-17T00:00:00" table:style-name="ce4">
            <text:p>05/17/14</text:p>
          </table:table-cell>
          <table:table-cell office:value-type="string" table:style-name="ce1">
            <text:p>iUniverse Publishing</text:p>
          </table:table-cell>
          <table:table-cell office:value-type="string" table:style-name="ce1">
            <text:p>https://www.amazon.com/Resolve-Rescue-Frances-Antislavery-Movement/dp/1491728949/ref=sr_1_35?s=books&amp;amp;ie=UTF8&amp;amp;qid=1539375154&amp;amp;sr=1-35&amp;amp;refinements=p_46%3ADuring%2Cp_47%3A2014%2Cp_30%3Aiuniverse</text:p>
          </table:table-cell>
          <table:table-cell table:number-columns-repeated="16361"/>
        </table:table-row>
        <table:table-row table:style-name="ro1">
          <table:table-cell office:value-type="float" office:value="17375" table:style-name="ce1">
            <text:p>17375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iron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134031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 Radburn Ct</text:p>
          </table:table-cell>
          <table:table-cell office:value-type="string" table:style-name="ce1">
            <text:p>Rockvill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85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Finding Your Style In Pastel</text:p>
          </table:table-cell>
          <table:table-cell office:value-type="string" table:style-name="ce1">
            <text:p>Crafts, Hobbies &amp;amp; Home</text:p>
          </table:table-cell>
          <table:table-cell office:value-type="string" table:style-name="ce1">
            <text:p>9781477271353</text:p>
          </table:table-cell>
          <table:table-cell office:value-type="date" office:date-value="2012-10-25T00:00:00" table:style-name="ce4">
            <text:p>10/25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Finding-Your-Style-Pastel-Hirons/dp/147727135X/ref=sr_1_2?s=books&amp;amp;ie=UTF8&amp;amp;qid=1540503417&amp;amp;sr=1-2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17376" table:style-name="ce1">
            <text:p>17376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Manus</text:p>
          </table:table-cell>
          <table:table-cell office:value-type="string" table:style-name="ce1">
            <text:p>brandon.mcmanus@abc.edu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380407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4 Saint James CT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2962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ruth Be Told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512754421</text:p>
          </table:table-cell>
          <table:table-cell office:value-type="date" office:date-value="2016-09-20T00:00:00" table:style-name="ce4">
            <text:p>09/20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Truth-Be-Told-Brandon-McManus/dp/1512754420/ref=sr_1_90_twi_pap_1?s=books&amp;amp;ie=UTF8&amp;amp;qid=1534278270&amp;amp;sr=1-90</text:p>
          </table:table-cell>
          <table:table-cell table:number-columns-repeated="16361"/>
        </table:table-row>
        <table:table-row table:style-name="ro1">
          <table:table-cell office:value-type="float" office:value="17384" table:style-name="ce1">
            <text:p>173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orynStale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3168413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45RANCHITOSDESOL</text:p>
          </table:table-cell>
          <table:table-cell office:value-type="string" table:style-name="ce1">
            <text:p>APTO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0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1230NorthGarfield</text:p>
          </table:table-cell>
          <table:table-cell office:value-type="string" table:style-name="ce1">
            <text:p>Literature&amp;amp;Fiction</text:p>
          </table:table-cell>
          <table:table-cell office:value-type="string" table:style-name="ce1">
            <text:p>9780000000000</text:p>
          </table:table-cell>
          <table:table-cell office:value-type="date" office:date-value="2014-01-28T00:00:00" table:style-name="ce4">
            <text:p>01/28/14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1230NorthGarfieldLorynStaley/dp/1491717696/ref=sr_1_96?s=books&amp;amp;ie=UTF8&amp;amp;qid=1539725863&amp;amp;sr=196&amp;amp;refinements=p_46%3ADuring%2Cp_47%3A2014%2Cp_30%3Aiuniverse</text:p>
          </table:table-cell>
          <table:table-cell table:number-columns-repeated="16361"/>
        </table:table-row>
        <table:table-row table:style-name="ro1">
          <table:table-cell office:value-type="float" office:value="17406" table:style-name="ce1">
            <text:p>17406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che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283637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3 Stardust DR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197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fraid of Dancing: A Healing Journey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640281912</text:p>
          </table:table-cell>
          <table:table-cell office:value-type="date" office:date-value="2017-03-27T00:00:00" table:style-name="ce4">
            <text:p>03/27/17</text:p>
          </table:table-cell>
          <table:table-cell office:value-type="string" table:style-name="ce1">
            <text:p>Christian Faith Publishing, Inc.</text:p>
          </table:table-cell>
          <table:table-cell office:value-type="string" table:style-name="ce1">
            <text:p>https://www.amazon.com/Afraid-Dancing-Healing-Lisa-Schea/dp/1640281916/ref=sr_1_155_twi_pap_2?s=books&amp;amp;ie=UTF8&amp;amp;qid=1506621026&amp;amp;sr=1-155</text:p>
          </table:table-cell>
          <table:table-cell table:number-columns-repeated="16361"/>
        </table:table-row>
        <table:table-row table:style-name="ro1">
          <table:table-cell office:value-type="float" office:value="17420" table:style-name="ce1">
            <text:p>17420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a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355808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36 Visalia WAY</text:p>
          </table:table-cell>
          <table:table-cell office:value-type="string" table:style-name="ce1">
            <text:p>Sacrament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82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restling Brothers: Rethinking ReligionScience Relationships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370000000</text:p>
          </table:table-cell>
          <table:table-cell office:value-type="date" office:date-value="2016-05-05T00:00:00" table:style-name="ce4">
            <text:p>05/05/16</text:p>
          </table:table-cell>
          <table:table-cell office:value-type="string" table:style-name="ce1">
            <text:p>Blurb</text:p>
          </table:table-cell>
          <table:table-cell office:value-type="string" table:style-name="ce1">
            <text:p>https://www.amazon.com/WrestlingBrothersRethinkingReligionScienceRelationships/dp/1367809924/ref=sr_1_21?s=books&amp;amp;ie=UTF8&amp;amp;qid=1502989938&amp;amp;sr=121&amp;amp;refinements=p_46%3ADuring%2Cp_47%3A2016%2Cp_30%3ABlurb</text:p>
          </table:table-cell>
          <table:table-cell table:number-columns-repeated="16361"/>
        </table:table-row>
        <table:table-row table:style-name="ro1">
          <table:table-cell office:value-type="float" office:value="17455" table:style-name="ce1">
            <text:p>17455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058213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9 Beech ST</text:p>
          </table:table-cell>
          <table:table-cell office:value-type="string" table:style-name="ce1">
            <text:p>Bristol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0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Music Ministry Training Program Beginner Primary Piano Curriculum: Piano Music Book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1480000000</text:p>
          </table:table-cell>
          <table:table-cell office:value-type="date" office:date-value="2017-01-23T00:00:00" table:style-name="ce4">
            <text:p>01/23/17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MinistryTrainingProgramBeginnerCurriculum/dp/1478778776/ref=sr_1_4_twi_pap_1?s=books&amp;amp;ie=UTF8&amp;amp;qid=1502221108&amp;amp;sr=14</text:p>
          </table:table-cell>
          <table:table-cell table:number-columns-repeated="16361"/>
        </table:table-row>
        <table:table-row table:style-name="ro1">
          <table:table-cell office:value-type="float" office:value="17477" table:style-name="ce1">
            <text:p>17477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arlin</text:p>
          </table:table-cell>
          <table:table-cell office:value-type="string" table:style-name="ce1">
            <text:p>michael.farlin@compasshc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rnise Farlin Au spouse</text:p>
          </table:table-cell>
          <table:table-cell office:value-type="string" table:style-name="ce1">
            <text:p>5206232276</text:p>
          </table:table-cell>
          <table:table-cell office:value-type="string" table:style-name="ce1">
            <text:p>5209716268</text:p>
          </table:table-cell>
          <table:table-cell office:value-type="string" table:style-name="ce1">
            <text:p>2204 E Thunderchief DR</text:p>
          </table:table-cell>
          <table:table-cell office:value-type="string" table:style-name="ce1">
            <text:p>Green Valley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8561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Rusty Spigot, Dirty Water: An Introspective Journey for the Offender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90822204</text:p>
          </table:table-cell>
          <table:table-cell office:value-type="date" office:date-value="2014-01-14T00:00:00" table:style-name="ce4">
            <text:p>01/14/14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Rusty-Spigot-Dirty-Water-Introspective/dp/1490822208/ref=sr_1_22_twi_pap_2?s=books&amp;amp;ie=UTF8&amp;amp;qid=1544710665&amp;amp;sr=1-22</text:p>
          </table:table-cell>
          <table:table-cell table:number-columns-repeated="16361"/>
        </table:table-row>
        <table:table-row table:style-name="ro1">
          <table:table-cell office:value-type="float" office:value="17483" table:style-name="ce1">
            <text:p>17483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 Everl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4073224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6952 Seneca Lake RD #14663 SR</text:p>
          </table:table-cell>
          <table:table-cell office:value-type="string" table:style-name="ce1">
            <text:p>Sarahsville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377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here Do We Go?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1603831383</text:p>
          </table:table-cell>
          <table:table-cell office:value-type="date" office:date-value="2009-01-08T00:00:00" table:style-name="ce4">
            <text:p>01/08/09</text:p>
          </table:table-cell>
          <table:table-cell office:value-type="string" table:style-name="ce1">
            <text:p>Holy Fire Publishing</text:p>
          </table:table-cell>
          <table:table-cell office:value-type="string" table:style-name="ce1">
            <text:p>https://www.amazon.com/Where-Do-We-Laura-Everly/dp/160383138X/ref=sr_1_2_twi_pap_1?s=books&amp;amp;ie=UTF8&amp;amp;qid=1539382060&amp;amp;sr=1-2</text:p>
          </table:table-cell>
          <table:table-cell table:number-columns-repeated="16361"/>
        </table:table-row>
        <table:table-row table:style-name="ro1">
          <table:table-cell office:value-type="float" office:value="17501" table:style-name="ce1">
            <text:p>17501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rskine</text:p>
          </table:table-cell>
          <table:table-cell office:value-type="string" table:style-name="ce1">
            <text:p>aerskine@msn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5854916149 Invalid Numb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2822703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38 Sabatina ST</text:p>
          </table:table-cell>
          <table:table-cell office:value-type="string" table:style-name="ce1">
            <text:p>Prescott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863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Unwrappe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80000000</text:p>
          </table:table-cell>
          <table:table-cell office:value-type="date" office:date-value="2016-02-18T00:00:00" table:style-name="ce4">
            <text:p>02/18/16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UnwrappedAnneMarieErskine/dp/1480966541/ref=sr_1_55_twi_har_1?s=books&amp;amp;ie=UTF8&amp;amp;qid=1496666858&amp;amp;sr=155</text:p>
          </table:table-cell>
          <table:table-cell table:number-columns-repeated="16361"/>
        </table:table-row>
        <table:table-row table:style-name="ro1">
          <table:table-cell office:value-type="float" office:value="17512" table:style-name="ce1">
            <text:p>17512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e Hollensb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8168631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7510 Haven Trace Ln</text:p>
          </table:table-cell>
          <table:table-cell office:value-type="string" table:style-name="ce1">
            <text:p>Fulshear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744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alking in God's Favor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512760187</text:p>
          </table:table-cell>
          <table:table-cell office:value-type="date" office:date-value="2017-01-09T00:00:00" table:style-name="ce4">
            <text:p>01/09/17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Walking-Favor-Christina-Marie-Hollensbe/dp/1512760188/ref=tmm_pap_swatch_0?_encoding=UTF8&amp;amp;qid=1544129424&amp;amp;sr=1-187</text:p>
          </table:table-cell>
          <table:table-cell table:number-columns-repeated="16361"/>
        </table:table-row>
        <table:table-row table:style-name="ro1">
          <table:table-cell office:value-type="float" office:value="17515" table:style-name="ce1">
            <text:p>175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indaJGoul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168151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306GardinerAve</text:p>
          </table:table-cell>
          <table:table-cell office:value-type="string" table:style-name="ce1">
            <text:p>SilverSpring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9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HandmaidensofRock</text:p>
          </table:table-cell>
          <table:table-cell office:value-type="string" table:style-name="ce1">
            <text:p>Literature&amp;amp;Fiction</text:p>
          </table:table-cell>
          <table:table-cell office:value-type="string" table:style-name="ce1">
            <text:p>9780000000000</text:p>
          </table:table-cell>
          <table:table-cell office:value-type="date" office:date-value="2014-10-02T00:00:00" table:style-name="ce4">
            <text:p>10/02/14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HandmaidensRockLindaGould/dp/1491745436/ref=tmm_pap_swatch_0?_encoding=UTF8&amp;amp;qid=1539715162&amp;amp;sr=167</text:p>
          </table:table-cell>
          <table:table-cell table:number-columns-repeated="16361"/>
        </table:table-row>
        <table:table-row table:style-name="ro1">
          <table:table-cell office:value-type="float" office:value="17524" table:style-name="ce1">
            <text:p>17524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ena Makeig</text:p>
          </table:table-cell>
          <table:table-cell office:value-type="string" table:style-name="ce1">
            <text:p>kmakeig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042813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750 Bou Ave #1401</text:p>
          </table:table-cell>
          <table:table-cell office:value-type="string" table:style-name="ce1">
            <text:p>Rockvill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85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One Finger on the World</text:p>
          </table:table-cell>
          <table:table-cell office:value-type="string" table:style-name="ce1">
            <text:p>Literature&amp;amp;Fiction</text:p>
          </table:table-cell>
          <table:table-cell office:value-type="string" table:style-name="ce1">
            <text:p>978-1491724732</text:p>
          </table:table-cell>
          <table:table-cell office:value-type="date" office:date-value="2014-07-03T00:00:00" table:style-name="ce4">
            <text:p>07/03/14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One-Finger-World-Sena-Makeig/dp/1983056189/ref=tmm_pap_swatch_0?_encoding=UTF8&amp;amp;qid=1539969714&amp;amp;sr=1-194</text:p>
          </table:table-cell>
          <table:table-cell table:number-columns-repeated="16361"/>
        </table:table-row>
        <table:table-row table:style-name="ro1">
          <table:table-cell office:value-type="float" office:value="17561" table:style-name="ce1">
            <text:p>17561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. Blackburn</text:p>
          </table:table-cell>
          <table:table-cell office:value-type="string" table:style-name="ce1">
            <text:p>nancyb@southern.wvnet.edu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635340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6 N Railroad ST</text:p>
          </table:table-cell>
          <table:table-cell office:value-type="string" table:style-name="ce1">
            <text:p>Huddy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4153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Journey To The Promised Land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B07L6MH1GB</text:p>
          </table:table-cell>
          <table:table-cell office:value-type="date" office:date-value="2018-12-06T00:00:00" table:style-name="ce4">
            <text:p>12/06/18</text:p>
          </table:table-cell>
          <table:table-cell office:value-type="string" table:style-name="ce1">
            <text:p>Christian Faith Publishing</text:p>
          </table:table-cell>
          <table:table-cell office:value-type="string" table:style-name="ce1">
            <text:p>https://www.amazon.com/Journey-Promised-Land-Nancy-Blackburn-ebook/dp/B07L6MH1GB/ref=sr_1_26?s=books&amp;amp;ie=UTF8&amp;amp;qid=1547680195&amp;amp;sr=1-26&amp;amp;refinements=p_45%3A12%2Cp_46%3ADuring%2Cp_47%3A2018%2Cp_30%3AChristian+Faith+Publishing</text:p>
          </table:table-cell>
          <table:table-cell table:number-columns-repeated="16361"/>
        </table:table-row>
        <table:table-row table:style-name="ro1">
          <table:table-cell office:value-type="float" office:value="17577" table:style-name="ce1">
            <text:p>17577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 Jorgens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085289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931 40th AVE SE</text:p>
          </table:table-cell>
          <table:table-cell office:value-type="string" table:style-name="ce1">
            <text:p>Everett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20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108528957 - New Number 8637122134 - WN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Werewolves of Riverside Park Randal Regulus Monster Hunter Book 1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B005FAOXCG</text:p>
          </table:table-cell>
          <table:table-cell office:value-type="date" office:date-value="2013-12-28T00:00:00" table:style-name="ce4">
            <text:p>12/28/13</text:p>
          </table:table-cell>
          <table:table-cell office:value-type="string" table:style-name="ce1">
            <text:p>Telemachus Press</text:p>
          </table:table-cell>
          <table:table-cell office:value-type="string" table:style-name="ce1">
            <text:p>https://www.amazon.com/WerewolvesRiversideRandalRegulusMonsterebook/dp/B005FAOXCG/ref=sr_1_195?s=books&amp;amp;ie=UTF8&amp;amp;qid=1511218758&amp;amp;sr=1195&amp;amp;refinements=p_30%3ATelemachus+Press</text:p>
          </table:table-cell>
          <table:table-cell table:number-columns-repeated="16361"/>
        </table:table-row>
        <table:table-row table:style-name="ro1">
          <table:table-cell office:value-type="float" office:value="17616" table:style-name="ce1">
            <text:p>1761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. McKee</text:p>
          </table:table-cell>
          <table:table-cell office:value-type="string" table:style-name="ce1">
            <text:p>e.mckee@l-3com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505) 301-71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250 Elizabethton</text:p>
          </table:table-cell>
          <table:table-cell office:value-type="string" table:style-name="ce1">
            <text:p>Elizabethton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3764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Poems of Jesus Volume II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B006RNHNVS</text:p>
          </table:table-cell>
          <table:table-cell office:value-type="date" office:date-value="2011-12-30T00:00:00" table:style-name="ce4">
            <text:p>12/30/11</text:p>
          </table:table-cell>
          <table:table-cell office:value-type="string" table:style-name="ce1">
            <text:p>Self Published</text:p>
          </table:table-cell>
          <table:table-cell office:value-type="string" table:style-name="ce1">
            <text:p>https://www.amazon.com/Poems-Jesus-II-John-McKee-ebook/dp/B006RNHNVS/ref=sr_1_11?s=books&amp;amp;ie=UTF8&amp;amp;qid=1513031840&amp;amp;sr=1-11&amp;amp;refinements=p_46%3ADuring%2Cp_47%3A2011%2Cp_30%3ASelf+published</text:p>
          </table:table-cell>
          <table:table-cell table:number-columns-repeated="16361"/>
        </table:table-row>
        <table:table-row table:style-name="ro1">
          <table:table-cell office:value-type="float" office:value="17656" table:style-name="ce1">
            <text:p>1765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utz</text:p>
          </table:table-cell>
          <table:table-cell office:value-type="string" table:style-name="ce1">
            <text:p>lutz@vineyardcincinnati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263728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9759 Barber RD</text:p>
          </table:table-cell>
          <table:table-cell office:value-type="string" table:style-name="ce1">
            <text:p>West Harriso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706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hat Is Wrong with People?!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634132718</text:p>
          </table:table-cell>
          <table:table-cell office:value-type="date" office:date-value="2015-02-03T00:00:00" table:style-name="ce4">
            <text:p>02/03/15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What-Wrong-People-Mark-Lutz/dp/1634132718/ref=sr_1_3_twi_pap_1?s=books&amp;amp;ie=UTF8&amp;amp;qid=1549317388&amp;amp;sr=1-3</text:p>
          </table:table-cell>
          <table:table-cell table:number-columns-repeated="16361"/>
        </table:table-row>
        <table:table-row table:style-name="ro1">
          <table:table-cell office:value-type="float" office:value="21335" table:style-name="ce1">
            <text:p>21335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yn Mourits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3575534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778 W 600th S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8432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You Are A Princes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37158</text:p>
          </table:table-cell>
          <table:table-cell office:value-type="date" office:date-value="2016-05-17T00:00:00" table:style-name="ce4">
            <text:p>05/17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You-Are-Princess-Sandra-Mouritsen/dp/1512737151/ref=sr_1_103_twi_pap_2?s=books&amp;amp;ie=UTF8&amp;amp;qid=1531862563&amp;amp;sr=1-103</text:p>
          </table:table-cell>
          <table:table-cell table:number-columns-repeated="16361"/>
        </table:table-row>
        <table:table-row table:style-name="ro1">
          <table:table-cell office:value-type="float" office:value="21346" table:style-name="ce1">
            <text:p>21346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 Neiheis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372905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84 Peachtree Ct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52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y Journey with Kaptin Karrot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12774504</text:p>
          </table:table-cell>
          <table:table-cell office:value-type="date" office:date-value="2017-02-06T00:00:00" table:style-name="ce4">
            <text:p>02/06/17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Journey-Kaptin-Karrot-Stephen-Neiheisel/dp/1512774502/ref=tmm_pap_swatch_0?_encoding=UTF8&amp;amp;qid=1544116704&amp;amp;sr=1-175</text:p>
          </table:table-cell>
          <table:table-cell table:number-columns-repeated="16361"/>
        </table:table-row>
        <table:table-row table:style-name="ro1">
          <table:table-cell office:value-type="float" office:value="21355" table:style-name="ce1">
            <text:p>2135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 Payne</text:p>
          </table:table-cell>
          <table:table-cell office:value-type="string" table:style-name="ce1">
            <text:p>jennifer.payne@bickpubhouse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teven K Sutcliffe Au relative</text:p>
          </table:table-cell>
          <table:table-cell office:value-type="string" table:style-name="ce1">
            <text:p>20348305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453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4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revious Publisher: Three Chairs Publishing Genre:Literature &amp;amp; Fiction ISBN:978-0990565116 TITLE:Evidence of Flossing: What We Leave Behind Researcher:Marion URL:https://www.amazon.com/Evidence-Flossing-What-Leave-Behind/dp/0990565114/ref=sr_1_1_twi_pap_1?s=books&amp;amp;ie=UTF8&amp;amp;qid=1527093858&amp;amp;sr=1-1&amp;amp;keywords=Evidence+of+Flossing%3A+What+We+Leave+Behind&amp;amp;dpID=61hNIR0Bf3L&amp;amp;preST=_SY291_BO1,204,203,200_QL40_&amp;amp;dpSrc=srch PUB DATE:October 1, 2017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1970-01-01T00:00:00" table:style-name="ce4">
            <text:p>01/01/70</text:p>
          </table:table-cell>
          <table:table-cell office:value-type="string" table:style-name="ce1">
            <text:p>No Publisher From Data Migration</text:p>
          </table:table-cell>
          <table:table-cell office:value-type="string" table:style-name="ce1">
            <text:p>http://</text:p>
          </table:table-cell>
          <table:table-cell table:number-columns-repeated="16361"/>
        </table:table-row>
        <table:table-row table:style-name="ro1">
          <table:table-cell office:value-type="float" office:value="21357" table:style-name="ce1">
            <text:p>213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ylviaYorke</text:p>
          </table:table-cell>
          <table:table-cell office:value-type="string" table:style-name="ce1">
            <text:p>sylvia@yorkevoiceover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352147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71ClarettaDr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52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Molly,theOperasingingCow</text:p>
          </table:table-cell>
          <table:table-cell office:value-type="string" table:style-name="ce1">
            <text:p>Children'sBooks</text:p>
          </table:table-cell>
          <table:table-cell office:value-type="string" table:style-name="ce1">
            <text:p>9780000000000</text:p>
          </table:table-cell>
          <table:table-cell office:value-type="date" office:date-value="2017-01-03T00:00:00" table:style-name="ce4">
            <text:p>01/03/17</text:p>
          </table:table-cell>
          <table:table-cell office:value-type="string" table:style-name="ce1">
            <text:p>DorrancePublishingCo.Inc</text:p>
          </table:table-cell>
          <table:table-cell office:value-type="string" table:style-name="ce1">
            <text:p>https://www.amazon.com/MollyOperasingingCowSylviaYorkeebook/dp/B01N5M53GI/ref=sr_1_3?s=books&amp;amp;ie=UTF8&amp;amp;qid=1549986846&amp;amp;sr=13&amp;amp;refinements=p_45%3A1%2Cp_46%3ADuring%2Cp_47%3A2017%2Cp_30%3ADorrance+Publishing+Co.+Inc.</text:p>
          </table:table-cell>
          <table:table-cell table:number-columns-repeated="16361"/>
        </table:table-row>
        <table:table-row table:style-name="ro1">
          <table:table-cell office:value-type="float" office:value="21471" table:style-name="ce1">
            <text:p>21471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vitch</text:p>
          </table:table-cell>
          <table:table-cell office:value-type="string" table:style-name="ce1">
            <text:p>lkc1223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494173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5 Parkview Ln #505</text:p>
          </table:table-cell>
          <table:table-cell office:value-type="string" table:style-name="ce1">
            <text:p>Altoon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66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 Epidemic of Teen Pregnancy: An American Tragedy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-1434973498</text:p>
          </table:table-cell>
          <table:table-cell office:value-type="date" office:date-value="2012-06-21T00:00:00" table:style-name="ce4">
            <text:p>06/21/12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Epidemic-Teen-Pregnancy-American-Tragedy/dp/1434973492/ref=tmm_pap_swatch_0?_encoding=UTF8&amp;amp;qid=1544732034&amp;amp;sr=1-12</text:p>
          </table:table-cell>
          <table:table-cell table:number-columns-repeated="16361"/>
        </table:table-row>
        <table:table-row table:style-name="ro1">
          <table:table-cell office:value-type="float" office:value="21507" table:style-name="ce1">
            <text:p>21507</text:p>
          </table:table-cell>
          <table:table-cell office:value-type="string" table:style-name="ce1">
            <text:p>T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amasaka</text:p>
          </table:table-cell>
          <table:table-cell office:value-type="string" table:style-name="ce1">
            <text:p>ttamasaka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845566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66 Hinano ST #APT 305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9672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More than a Conqueror: Five Pathways to Personal Revival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90877525</text:p>
          </table:table-cell>
          <table:table-cell office:value-type="date" office:date-value="2015-05-13T00:00:00" table:style-name="ce4">
            <text:p>05/13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More-than-Conqueror-Pathways-Personal/dp/1490877525/ref=sr_1_23_twi_pap_2?s=books&amp;amp;ie=UTF8&amp;amp;qid=1539366265&amp;amp;sr=1-23</text:p>
          </table:table-cell>
          <table:table-cell table:number-columns-repeated="16361"/>
        </table:table-row>
        <table:table-row table:style-name="ro1">
          <table:table-cell office:value-type="float" office:value="21510" table:style-name="ce1">
            <text:p>21510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allan.henderson@ameritech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259496417</text:p>
          </table:table-cell>
          <table:table-cell office:value-type="string" table:style-name="ce1">
            <text:p>3259496417</text:p>
          </table:table-cell>
          <table:table-cell office:value-type="string" table:style-name="ce1">
            <text:p>5511 Fairway DR</text:p>
          </table:table-cell>
          <table:table-cell office:value-type="string" table:style-name="ce1">
            <text:p>San Angel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690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lan Ray Henderson Au spous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Aloha Christma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90000000</text:p>
          </table:table-cell>
          <table:table-cell office:value-type="date" office:date-value="2015-03-17T00:00:00" table:style-name="ce4">
            <text:p>03/17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Aloha-Christmas-Beverly-Henderson/dp/1490870563/ref=sr_1_29_twi_pap_1?s=books&amp;amp;ie=UTF8&amp;amp;qid=1537907780&amp;amp;sr=1-29</text:p>
          </table:table-cell>
          <table:table-cell table:number-columns-repeated="16361"/>
        </table:table-row>
        <table:table-row table:style-name="ro1">
          <table:table-cell office:value-type="float" office:value="21538" table:style-name="ce1">
            <text:p>21538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918) 625-02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2 Blue Bird LN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229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atching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004ZLZ7VW</text:p>
          </table:table-cell>
          <table:table-cell office:value-type="date" office:date-value="2011-05-05T00:00:00" table:style-name="ce4">
            <text:p>05/05/11</text:p>
          </table:table-cell>
          <table:table-cell office:value-type="string" table:style-name="ce1">
            <text:p>SmashWords</text:p>
          </table:table-cell>
          <table:table-cell office:value-type="string" table:style-name="ce1">
            <text:p>https://www.amazon.com/HatchingsGWEllisebook/dp/B004ZLZ7VW/ref=sr_1_25?s=books&amp;amp;ie=UTF8&amp;amp;qid=1504634027&amp;amp;sr=125&amp;amp;refinements=p_46%3ADuring%2Cp_47%3A2011%2Cp_30%3Asmashwords</text:p>
          </table:table-cell>
          <table:table-cell table:number-columns-repeated="16361"/>
        </table:table-row>
        <table:table-row table:style-name="ro1">
          <table:table-cell office:value-type="float" office:value="21548" table:style-name="ce1">
            <text:p>21548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erube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386016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922 SE River Rd</text:p>
          </table:table-cell>
          <table:table-cell office:value-type="string" table:style-name="ce1">
            <text:p>Milwaukie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9726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Case for Pauline Dispensationalism: Defining Paul's Gospel and Mission (Age of Grace)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83591094</text:p>
          </table:table-cell>
          <table:table-cell office:value-type="date" office:date-value="2017-02-07T00:00:00" table:style-name="ce4">
            <text:p>02/07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Case-Pauline-Dispensationalism-Defining-Mission/dp/1483591093/ref=tmm_pap_swatch_0?_encoding=UTF8&amp;amp;qid=1542986332&amp;amp;sr=1-18</text:p>
          </table:table-cell>
          <table:table-cell table:number-columns-repeated="16361"/>
        </table:table-row>
        <table:table-row table:style-name="ro1">
          <table:table-cell office:value-type="float" office:value="21562" table:style-name="ce1">
            <text:p>21562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esen</text:p>
          </table:table-cell>
          <table:table-cell office:value-type="string" table:style-name="ce1">
            <text:p>wwiesen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382980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260 County Road 3300</text:p>
          </table:table-cell>
          <table:table-cell office:value-type="string" table:style-name="ce1">
            <text:p>Brownsbor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575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Jesus in His Glory: A Logical View of the Book of Revelation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543950304</text:p>
          </table:table-cell>
          <table:table-cell office:value-type="date" office:date-value="2018-12-09T00:00:00" table:style-name="ce4">
            <text:p>12/09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Jesus-His-Glory-Logical-Revelation/dp/1543950302/ref=sr_1_9?s=books&amp;amp;ie=UTF8&amp;amp;qid=1548167667&amp;amp;sr=1-9&amp;amp;refinements=p_45%3A12%2C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21567" table:style-name="ce1">
            <text:p>21567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 Cervan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981262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59 Maple ST</text:p>
          </table:table-cell>
          <table:table-cell office:value-type="string" table:style-name="ce1">
            <text:p>Atwater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3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093571292 - WN 2098126203 - New Number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hat Tennis Pros Don'T Teach (Wtpdt): Wisdom Tennis 101</text:p>
          </table:table-cell>
          <table:table-cell office:value-type="string" table:style-name="ce1">
            <text:p>Sports &amp;amp; Outdoors</text:p>
          </table:table-cell>
          <table:table-cell office:value-type="string" table:style-name="ce1">
            <text:p>978-1514420935</text:p>
          </table:table-cell>
          <table:table-cell office:value-type="date" office:date-value="2015-11-13T00:00:00" table:style-name="ce4">
            <text:p>11/13/15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What-Tennis-Pros-Teach-Wtpdt/dp/1514420937/ref=sr_1_1?s=books&amp;amp;ie=UTF8&amp;amp;qid=1526596337&amp;amp;sr=1-1&amp;amp;keywords=Manuel+S.+Cervantes</text:p>
          </table:table-cell>
          <table:table-cell table:number-columns-repeated="16361"/>
        </table:table-row>
        <table:table-row table:style-name="ro1">
          <table:table-cell office:value-type="float" office:value="21581" table:style-name="ce1">
            <text:p>21581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rm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231) 894-00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536 Whitehall Rd</text:p>
          </table:table-cell>
          <table:table-cell office:value-type="string" table:style-name="ce1">
            <text:p>Whitehall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946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ell Don't Last Always</text:p>
          </table:table-cell>
          <table:table-cell office:value-type="string" table:style-name="ce1">
            <text:p>Romance</text:p>
          </table:table-cell>
          <table:table-cell office:value-type="string" table:style-name="ce1">
            <text:p>978-1478792987</text:p>
          </table:table-cell>
          <table:table-cell office:value-type="date" office:date-value="2017-12-19T00:00:00" table:style-name="ce4">
            <text:p>12/19/17</text:p>
          </table:table-cell>
          <table:table-cell office:value-type="string" table:style-name="ce1">
            <text:p>Outskirts</text:p>
          </table:table-cell>
          <table:table-cell office:value-type="string" table:style-name="ce1">
            <text:p>https://www.amazon.com/Hell-Dont-Always-Gregory-Norman/dp/1478792981/ref=sr_1_54?s=books&amp;amp;ie=UTF8&amp;amp;qid=1529085101&amp;amp;sr=1-54&amp;amp;refinements=p_46%3ADuring%2Cp_47%3A2017%2Cp_30%3AOutskirts+Press</text:p>
          </table:table-cell>
          <table:table-cell table:number-columns-repeated="16361"/>
        </table:table-row>
        <table:table-row table:style-name="ro1">
          <table:table-cell office:value-type="float" office:value="21648" table:style-name="ce1">
            <text:p>21648</text:p>
          </table:table-cell>
          <table:table-cell office:value-type="string" table:style-name="ce1">
            <text:p>M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thony Marti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390929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4935</text:p>
          </table:table-cell>
          <table:table-cell office:value-type="string" table:style-name="ce1">
            <text:p>Mission Viej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269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eal name is Mark Anthony Martin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I'll Look to the Sky!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00000000</text:p>
          </table:table-cell>
          <table:table-cell office:value-type="date" office:date-value="2014-08-07T00:00:00" table:style-name="ce4">
            <text:p>08/07/14</text:p>
          </table:table-cell>
          <table:table-cell office:value-type="string" table:style-name="ce1">
            <text:p>CreateSpace Independent Publishing Platform</text:p>
          </table:table-cell>
          <table:table-cell office:value-type="string" table:style-name="ce1">
            <text:p>https://www.amazon.com/Ill-Look-Sky-Anthony-Martin/dp/1495457923/ref=la_B0092BM466_1_1?s=books&amp;amp;ie=UTF8&amp;amp;qid=1522900816&amp;amp;sr=1-1</text:p>
          </table:table-cell>
          <table:table-cell table:number-columns-repeated="16361"/>
        </table:table-row>
        <table:table-row table:style-name="ro1">
          <table:table-cell office:value-type="float" office:value="21697" table:style-name="ce1">
            <text:p>21697</text:p>
          </table:table-cell>
          <table:table-cell office:value-type="string" table:style-name="ce1">
            <text:p>To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lizabeth Sar'h Petrinovich</text:p>
          </table:table-cell>
          <table:table-cell office:value-type="string" table:style-name="ce1">
            <text:p>sacred@compuserve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6029328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6 PO Box</text:p>
          </table:table-cell>
          <table:table-cell office:value-type="string" table:style-name="ce1">
            <text:p>Lopez Island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26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Designing Truth: The Audacity Of Intention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95804823</text:p>
          </table:table-cell>
          <table:table-cell office:value-type="date" office:date-value="2015-03-10T00:00:00" table:style-name="ce4">
            <text:p>03/10/15</text:p>
          </table:table-cell>
          <table:table-cell office:value-type="string" table:style-name="ce1">
            <text:p>Infinity Publishing</text:p>
          </table:table-cell>
          <table:table-cell office:value-type="string" table:style-name="ce1">
            <text:p>https://www.amazon.com/Designing-Truth-Toni-Elizabeth-Petrinovich/dp/1495804828/ref=sr_1_1_twi_pap_1?s=books&amp;amp;ie=UTF8&amp;amp;qid=1527200706&amp;amp;sr=1-1&amp;amp;keywords=Designing+Truth%2C+The+Audacity+of+Intention</text:p>
          </table:table-cell>
          <table:table-cell table:number-columns-repeated="16361"/>
        </table:table-row>
        <table:table-row table:style-name="ro1">
          <table:table-cell office:value-type="float" office:value="21730" table:style-name="ce1">
            <text:p>21730</text:p>
          </table:table-cell>
          <table:table-cell office:value-type="string" table:style-name="ce1">
            <text:p>Krist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ssidy Stefanos</text:p>
          </table:table-cell>
          <table:table-cell office:value-type="string" table:style-name="ce1">
            <text:p>kristina.stefanos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6958378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435 Angelina Parke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825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 Stream of Life</text:p>
          </table:table-cell>
          <table:table-cell office:value-type="string" table:style-name="ce1">
            <text:p>Literature &amp;amp; Fiction Â</text:p>
          </table:table-cell>
          <table:table-cell office:value-type="string" table:style-name="ce1">
            <text:p>978-1329972568</text:p>
          </table:table-cell>
          <table:table-cell office:value-type="date" office:date-value="2016-05-19T00:00:00" table:style-name="ce4">
            <text:p>05/19/16</text:p>
          </table:table-cell>
          <table:table-cell office:value-type="string" table:style-name="ce1">
            <text:p>Lulu Publishing</text:p>
          </table:table-cell>
          <table:table-cell office:value-type="string" table:style-name="ce1">
            <text:p>https://www.amazon.com/Stream-Life-Kristin-Stefanos/dp/1329972562/ref=tmm_pap_swatch_0?_encoding=UTF8&amp;amp;qid=1548270826&amp;amp;sr=1-2</text:p>
          </table:table-cell>
          <table:table-cell table:number-columns-repeated="16361"/>
        </table:table-row>
        <table:table-row table:style-name="ro1">
          <table:table-cell office:value-type="float" office:value="21734" table:style-name="ce1">
            <text:p>21734</text:p>
          </table:table-cell>
          <table:table-cell office:value-type="string" table:style-name="ce1">
            <text:p>Adrien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oung Wolfert</text:p>
          </table:table-cell>
          <table:table-cell office:value-type="string" table:style-name="ce1">
            <text:p>younga@adrienneyoung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27418203</text:p>
          </table:table-cell>
          <table:table-cell office:value-type="string" table:style-name="ce1">
            <text:p>4122258274</text:p>
          </table:table-cell>
          <table:table-cell office:value-type="string" table:style-name="ce1">
            <text:p>465 Leet Rd</text:p>
          </table:table-cell>
          <table:table-cell office:value-type="string" table:style-name="ce1">
            <text:p>Sewickley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514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7/Day World: Quick Reads for Busy People</text:p>
          </table:table-cell>
          <table:table-cell office:value-type="string" table:style-name="ce1">
            <text:p>Literature&amp;amp;Fiction</text:p>
          </table:table-cell>
          <table:table-cell office:value-type="string" table:style-name="ce1">
            <text:p>978-1491712177</text:p>
          </table:table-cell>
          <table:table-cell office:value-type="date" office:date-value="2014-01-23T00:00:00" table:style-name="ce4">
            <text:p>01/23/14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Day-World-Quick-Reads-People/dp/1491712171/ref=tmm_pap_swatch_0?_encoding=UTF8&amp;amp;qid=1539881125&amp;amp;sr=1-151</text:p>
          </table:table-cell>
          <table:table-cell table:number-columns-repeated="16361"/>
        </table:table-row>
        <table:table-row table:style-name="ro1">
          <table:table-cell office:value-type="float" office:value="21745" table:style-name="ce1">
            <text:p>21745</text:p>
          </table:table-cell>
          <table:table-cell office:value-type="string" table:style-name="ce1">
            <text:p>J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mdahl</text:p>
          </table:table-cell>
          <table:table-cell office:value-type="string" table:style-name="ce1">
            <text:p>jo.amdahl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72542810</text:p>
          </table:table-cell>
          <table:table-cell office:value-type="string" table:style-name="ce1">
            <text:p>3074318849nis</text:p>
          </table:table-cell>
          <table:table-cell office:value-type="string" table:style-name="ce1">
            <text:p>PO Box 213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WY</text:p>
          </table:table-cell>
          <table:table-cell office:value-type="string" table:style-name="ce1">
            <text:p>8243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Empire of Gold: Jeremiah I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10000000</text:p>
          </table:table-cell>
          <table:table-cell office:value-type="date" office:date-value="2016-06-06T00:00:00" table:style-name="ce4">
            <text:p>06/06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Empire-Gold-Jeremiah-Jo-Amdahl/dp/1512740721/ref=sr_1_4_twi_pap_2?s=books&amp;amp;ie=UTF8&amp;amp;qid=1532467887&amp;amp;sr=1-4</text:p>
          </table:table-cell>
          <table:table-cell table:number-columns-repeated="16361"/>
        </table:table-row>
        <table:table-row table:style-name="ro1">
          <table:table-cell office:value-type="float" office:value="21770" table:style-name="ce1">
            <text:p>21770</text:p>
          </table:table-cell>
          <table:table-cell office:value-type="string" table:style-name="ce1">
            <text:p>Lucil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copio</text:p>
          </table:table-cell>
          <table:table-cell office:value-type="string" table:style-name="ce1">
            <text:p>l_procopio@stspeter-paul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708290828</text:p>
          </table:table-cell>
          <table:table-cell office:value-type="string" table:style-name="ce1">
            <text:p>5705744603</text:p>
          </table:table-cell>
          <table:table-cell office:value-type="string" table:style-name="ce1">
            <text:p>66 Everett ST #PARSONS MR</text:p>
          </table:table-cell>
          <table:table-cell office:value-type="string" table:style-name="ce1">
            <text:p>Wilkes Barr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87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revious Publisher: RoseLamp Publications, LLC Genre:Children's Books ISBN:978-0986060700 TITLE:Chelzy Stone's Mystical Quest in The Lost and Found Game Researcher:Marion URL:https://www.amazon.com/Chelzy-Stones-Mystical-Quest-Found/dp/0986060704/ref=sr_1_1_twi_pap_1?s=books&amp;amp;ie=UTF8&amp;amp;qid=1526664734&amp;amp;sr=1-1&amp;amp;keywords=Chelzy+Stone%27s+Mystical+Quest+in+the+Lost+and+Found+Game&amp;amp;dpID=51Dhr-HKKeL&amp;amp;preST=_SY291_BO1,204,203,200_QL40_&amp;amp;dpSrc=srch PUB DATE:October 13, 2013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tone's Mystical Quest in The Lost and Found Game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09-860-6070-0</text:p>
          </table:table-cell>
          <table:table-cell office:value-type="date" office:date-value="2013-10-13T00:00:00" table:style-name="ce4">
            <text:p>10/13/13</text:p>
          </table:table-cell>
          <table:table-cell office:value-type="string" table:style-name="ce1">
            <text:p>RoseLamp Publications, LLC</text:p>
          </table:table-cell>
          <table:table-cell office:value-type="string" table:style-name="ce1">
            <text:p>https://www.amazon.com/Chelzy-Stones-Mystical-Quest-Found/dp/0986060704/ref=sr_1_1_twi_pap_1?s=books&amp;amp;ie=UTF8&amp;amp;qid=1526664734&amp;amp;sr=1-1&amp;amp;keywords=Chelzy+Stone%27s+Mystical+Quest+in+the+Lost+and+Found+Game&amp;amp;dpID=51Dhr-HKKeL&amp;amp;preST=_SY291_BO1,204,203,200_QL40_&amp;amp;dpSrc=srch</text:p>
          </table:table-cell>
          <table:table-cell table:number-columns-repeated="16361"/>
        </table:table-row>
        <table:table-row table:style-name="ro1">
          <table:table-cell office:value-type="float" office:value="21775" table:style-name="ce1">
            <text:p>21775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ram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434) 821-0268</text:p>
          </table:table-cell>
          <table:table-cell office:value-type="string" table:style-name="ce1">
            <text:p>434 4267006</text:p>
          </table:table-cell>
          <table:table-cell office:value-type="string" table:style-name="ce1">
            <text:p>5413 Highberry Woods RD</text:p>
          </table:table-cell>
          <table:table-cell office:value-type="string" table:style-name="ce1">
            <text:p>Midlothian,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311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STIR IN THE WATER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610000000</text:p>
          </table:table-cell>
          <table:table-cell office:value-type="date" office:date-value="2011-11-02T00:00:00" table:style-name="ce4">
            <text:p>11/02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STIRWATERSMARKKRAMER/dp/161215901X/ref=sr_1_37?s=books&amp;amp;ie=UTF8&amp;amp;qid=1499377565&amp;amp;sr=137&amp;amp;refinements=p_45%3A2%2C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21810" table:style-name="ce1">
            <text:p>21810</text:p>
          </table:table-cell>
          <table:table-cell office:value-type="string" table:style-name="ce1">
            <text:p>Ronn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. Rogers</text:p>
          </table:table-cell>
          <table:table-cell office:value-type="string" table:style-name="ce1">
            <text:p>ronnie@trinitynorman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550361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914 Preston CT</text:p>
          </table:table-cell>
          <table:table-cell office:value-type="string" table:style-name="ce1">
            <text:p>Norma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307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Reflections of a Disenchanted Calvinis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-1490889023</text:p>
          </table:table-cell>
          <table:table-cell office:value-type="date" office:date-value="2016-03-28T00:00:00" table:style-name="ce4">
            <text:p>03/28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Reflections-Disenchanted-Calvinist-Ronnie-Rogers/dp/1490889027/ref=sr_1_2?s=books&amp;amp;ie=UTF8&amp;amp;qid=1530901063&amp;amp;sr=1-2&amp;amp;refinements=p_45%3A3%2Cp_46%3ADuring%2Cp_47%3A2016%2Cp_30%3Awestbow+press</text:p>
          </table:table-cell>
          <table:table-cell table:number-columns-repeated="16361"/>
        </table:table-row>
        <table:table-row table:style-name="ro1">
          <table:table-cell office:value-type="float" office:value="21821" table:style-name="ce1">
            <text:p>21821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ellechio Lukowiak</text:p>
          </table:table-cell>
          <table:table-cell office:value-type="string" table:style-name="ce1">
            <text:p>belljenna90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732) 674-67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 Saratoga Dr</text:p>
          </table:table-cell>
          <table:table-cell office:value-type="string" table:style-name="ce1">
            <text:p>Colts Neck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772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oes This Outfit Make Me Look Bald?: How a Fashionista Fought Breast Cancer with Styl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68571899</text:p>
          </table:table-cell>
          <table:table-cell office:value-type="date" office:date-value="2012-05-18T00:00:00" table:style-name="ce4">
            <text:p>05/18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Does-This-Outfit-Make-Look/dp/1468571893/ref=sr_1_50?s=books&amp;amp;ie=UTF8&amp;amp;qid=1539259789&amp;amp;sr=1-50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1841" table:style-name="ce1">
            <text:p>21841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lynn Boucher</text:p>
          </table:table-cell>
          <table:table-cell office:value-type="string" table:style-name="ce1">
            <text:p>d_roche@ao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02310342</text:p>
          </table:table-cell>
          <table:table-cell office:value-type="string" table:style-name="ce1">
            <text:p>8605087337</text:p>
          </table:table-cell>
          <table:table-cell office:value-type="string" table:style-name="ce1">
            <text:p>49 White AVE W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11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eason of the Rose: A Journey of Spiritual Awakening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626522114</text:p>
          </table:table-cell>
          <table:table-cell office:value-type="date" office:date-value="2013-09-08T00:00:00" table:style-name="ce4">
            <text:p>09/08/13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Season-Rose-Journey-Spiritual-Awakening/dp/1626522111/ref=sr_1_52_twi_pap_1?s=books&amp;amp;ie=UTF8&amp;amp;qid=1549397707&amp;amp;sr=1-52</text:p>
          </table:table-cell>
          <table:table-cell table:number-columns-repeated="16361"/>
        </table:table-row>
        <table:table-row table:style-name="ro1">
          <table:table-cell office:value-type="float" office:value="21853" table:style-name="ce1">
            <text:p>21853</text:p>
          </table:table-cell>
          <table:table-cell office:value-type="string" table:style-name="ce1">
            <text:p>P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oude</text:p>
          </table:table-cell>
          <table:table-cell office:value-type="string" table:style-name="ce1">
            <text:p>pgoude@kaplanc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392048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20 S Creekside Dr</text:p>
          </table:table-cell>
          <table:table-cell office:value-type="string" table:style-name="ce1">
            <text:p>Murrells Inlet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2957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You Are You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-1434986993</text:p>
          </table:table-cell>
          <table:table-cell office:value-type="date" office:date-value="2012-04-30T00:00:00" table:style-name="ce4">
            <text:p>04/30/12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You-Are-Pam-Goude/dp/1434986993/ref=tmm_pap_swatch_0?_encoding=UTF8&amp;amp;qid=1544737576&amp;amp;sr=1-27</text:p>
          </table:table-cell>
          <table:table-cell table:number-columns-repeated="16361"/>
        </table:table-row>
        <table:table-row table:style-name="ro1">
          <table:table-cell office:value-type="float" office:value="21855" table:style-name="ce1">
            <text:p>21855</text:p>
          </table:table-cell>
          <table:table-cell office:value-type="string" table:style-name="ce1">
            <text:p>J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lan Gegenheim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58142665</text:p>
          </table:table-cell>
          <table:table-cell office:value-type="string" table:style-name="ce1">
            <text:p>5043196710</text:p>
          </table:table-cell>
          <table:table-cell office:value-type="string" table:style-name="ce1">
            <text:p>3207 N Vista DR</text:p>
          </table:table-cell>
          <table:table-cell office:value-type="string" table:style-name="ce1">
            <text:p>Manhattan Beach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26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 Griffin Murders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-1948288446</text:p>
          </table:table-cell>
          <table:table-cell office:value-type="date" office:date-value="2018-07-22T00:00:00" table:style-name="ce4">
            <text:p>07/22/18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Griffin-Murders-Jon-Gegenheimer/dp/1948288443/ref=tmm_pap_swatch_0?_encoding=UTF8&amp;amp;qid=1544568981&amp;amp;sr=1-28</text:p>
          </table:table-cell>
          <table:table-cell table:number-columns-repeated="16361"/>
        </table:table-row>
        <table:table-row table:style-name="ro1">
          <table:table-cell office:value-type="float" office:value="21860" table:style-name="ce1">
            <text:p>21860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mbrose Keva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956) 583-58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504 N Taylor Rd</text:p>
          </table:table-cell>
          <table:table-cell office:value-type="string" table:style-name="ce1">
            <text:p>McAlle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850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Betrayed: an American Catholic Priest Speaks Out: Modern Heresies Exposed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B0792X6H17</text:p>
          </table:table-cell>
          <table:table-cell office:value-type="date" office:date-value="2012-02-08T00:00:00" table:style-name="ce4">
            <text:p>02/08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Betrayed-American-Catholic-Heresies-Exposed-ebook/dp/B0792X6H17/ref=sr_1_76?s=books&amp;amp;ie=UTF8&amp;amp;qid=1539262382&amp;amp;sr=1-76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1871" table:style-name="ce1">
            <text:p>21871</text:p>
          </table:table-cell>
          <table:table-cell office:value-type="string" table:style-name="ce1">
            <text:p>Jeanel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chmidt Car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354823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40 Bodwell RD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10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arvesting Cedar Bark: From Windfall And Salvage For Basketry</text:p>
          </table:table-cell>
          <table:table-cell office:value-type="string" table:style-name="ce1">
            <text:p>Education &amp;amp; Teaching</text:p>
          </table:table-cell>
          <table:table-cell office:value-type="string" table:style-name="ce1">
            <text:p>9781477263921</text:p>
          </table:table-cell>
          <table:table-cell office:value-type="date" office:date-value="2012-11-16T00:00:00" table:style-name="ce4">
            <text:p>11/16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Harvesting-Cedar-Bark-Windfall-Basketry/dp/1477263926/ref=sr_1_21?s=books&amp;amp;ie=UTF8&amp;amp;qid=1540508846&amp;amp;sr=1-21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1892" table:style-name="ce1">
            <text:p>21892</text:p>
          </table:table-cell>
          <table:table-cell office:value-type="string" table:style-name="ce1">
            <text:p>C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. McGroarty</text:p>
          </table:table-cell>
          <table:table-cell office:value-type="string" table:style-name="ce1">
            <text:p>ca_mcgroarty@mail.vresp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642438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22 Brian DR</text:p>
          </table:table-cell>
          <table:table-cell office:value-type="string" table:style-name="ce1">
            <text:p>Cherry Hill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80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u real name is Charles A McGroarty and Nicole Marie McGroarty Au wif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ack to the Start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000000000</text:p>
          </table:table-cell>
          <table:table-cell office:value-type="date" office:date-value="2017-06-13T00:00:00" table:style-name="ce4">
            <text:p>06/13/17</text:p>
          </table:table-cell>
          <table:table-cell office:value-type="string" table:style-name="ce1">
            <text:p>Liberty Bell Publishers</text:p>
          </table:table-cell>
          <table:table-cell office:value-type="string" table:style-name="ce1">
            <text:p>https://www.amazon.com/Back-Start-C-McGroarty/dp/0998762512/ref=la_B00KS74TLQ_1_2_twi_pap_2?s=books&amp;amp;ie=UTF8&amp;amp;qid=1522894943&amp;amp;sr=1-2</text:p>
          </table:table-cell>
          <table:table-cell table:number-columns-repeated="16361"/>
        </table:table-row>
        <table:table-row table:style-name="ro1">
          <table:table-cell office:value-type="float" office:value="21898" table:style-name="ce1">
            <text:p>21898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cott Pay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3174097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994 Highland DR W #48</text:p>
          </table:table-cell>
          <table:table-cell office:value-type="string" table:style-name="ce1">
            <text:p>Allendale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94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Corporal No More: A Novel of the Civil War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0991055425</text:p>
          </table:table-cell>
          <table:table-cell office:value-type="date" office:date-value="2014-03-12T00:00:00" table:style-name="ce4">
            <text:p>03/12/14</text:p>
          </table:table-cell>
          <table:table-cell office:value-type="string" table:style-name="ce1">
            <text:p>Argon Press</text:p>
          </table:table-cell>
          <table:table-cell office:value-type="string" table:style-name="ce1">
            <text:p>https://www.amazon.com/Corporal-No-More-Novel-Civil/dp/099105542X/ref=sr_1_1_twi_pap_2?s=books&amp;amp;ie=UTF8&amp;amp;qid=1527710352&amp;amp;sr=1-1&amp;amp;keywords=A+Corporal+No+More+A+Novel+of+the+Civil+War</text:p>
          </table:table-cell>
          <table:table-cell table:number-columns-repeated="16361"/>
        </table:table-row>
        <table:table-row table:style-name="ro1">
          <table:table-cell office:value-type="float" office:value="21912" table:style-name="ce1">
            <text:p>21912</text:p>
          </table:table-cell>
          <table:table-cell office:value-type="string" table:style-name="ce1">
            <text:p>Mauric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. White</text:p>
          </table:table-cell>
          <table:table-cell office:value-type="string" table:style-name="ce1">
            <text:p>maurice.white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1880119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80 Cassidy LN</text:p>
          </table:table-cell>
          <table:table-cell office:value-type="string" table:style-name="ce1">
            <text:p>Ruston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7127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Religion That's Real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61689</text:p>
          </table:table-cell>
          <table:table-cell office:value-type="date" office:date-value="2016-11-22T00:00:00" table:style-name="ce4">
            <text:p>11/22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Religion-Thats-Real-Maurice-White/dp/1512761680/ref=sr_1_38_twi_pap_2?s=books&amp;amp;ie=UTF8&amp;amp;qid=1535410242&amp;amp;sr=1-38</text:p>
          </table:table-cell>
          <table:table-cell table:number-columns-repeated="16361"/>
        </table:table-row>
        <table:table-row table:style-name="ro1">
          <table:table-cell office:value-type="float" office:value="21921" table:style-name="ce1">
            <text:p>21921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llard Lawrenc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5786901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4 Old Landing Rd</text:p>
          </table:table-cell>
          <table:table-cell office:value-type="string" table:style-name="ce1">
            <text:p>Yorktow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369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y Friend Eddie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468576320</text:p>
          </table:table-cell>
          <table:table-cell office:value-type="date" office:date-value="2012-05-23T00:00:00" table:style-name="ce4">
            <text:p>05/23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Friend-Eddie-Eve-Pollard-Lawrence/dp/1468576321/ref=sr_1_112?s=books&amp;amp;ie=UTF8&amp;amp;qid=1539983481&amp;amp;sr=1-112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1923" table:style-name="ce1">
            <text:p>2192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iles</text:p>
          </table:table-cell>
          <table:table-cell office:value-type="string" table:style-name="ce1">
            <text:p>butchrub03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937) 456-5339</text:p>
          </table:table-cell>
          <table:table-cell office:value-type="string" table:style-name="ce1">
            <text:p>He said that he is interested he wants to talk with them</text:p>
          </table:table-cell>
          <table:table-cell office:value-type="string" table:style-name="ce1">
            <text:p>208 Bruce ST</text:p>
          </table:table-cell>
          <table:table-cell office:value-type="string" table:style-name="ce1">
            <text:p>Eaton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532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Simple Guide to Getting an Athletic Scholarship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-1608447541</text:p>
          </table:table-cell>
          <table:table-cell office:value-type="date" office:date-value="2011-02-07T00:00:00" table:style-name="ce4">
            <text:p>02/07/11</text:p>
          </table:table-cell>
          <table:table-cell office:value-type="string" table:style-name="ce1">
            <text:p>Dog Ear Publishing</text:p>
          </table:table-cell>
          <table:table-cell office:value-type="string" table:style-name="ce1">
            <text:p>https://www.amazon.com/Simple-Guide-Getting-Athletic-Scholarship/dp/1608447545/ref=sr_1_17?s=books&amp;amp;ie=UTF8&amp;amp;qid=1537978753&amp;amp;sr=1-17&amp;amp;refinements=p_46%3ADuring%2Cp_47%3A2011%2Cp_30%3Adog+ear+publishing</text:p>
          </table:table-cell>
          <table:table-cell table:number-columns-repeated="16361"/>
        </table:table-row>
        <table:table-row table:style-name="ro1">
          <table:table-cell office:value-type="float" office:value="21961" table:style-name="ce1">
            <text:p>21961</text:p>
          </table:table-cell>
          <table:table-cell office:value-type="string" table:style-name="ce1">
            <text:p>Krist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irier Marquardt</text:p>
          </table:table-cell>
          <table:table-cell office:value-type="string" table:style-name="ce1">
            <text:p>david.poirier@sne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teve Marquardt Au spouse</text:p>
          </table:table-cell>
          <table:table-cell office:value-type="string" table:style-name="ce1">
            <text:p>86046562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2 Beaumont HWY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24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Releasing Jesus from the Weed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47553</text:p>
          </table:table-cell>
          <table:table-cell office:value-type="date" office:date-value="2016-07-14T00:00:00" table:style-name="ce4">
            <text:p>07/14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Releasing-Jesus-Kristen-Poirier-Marquardt/dp/1512747556/ref=sr_1_41_twi_pap_2?s=books&amp;amp;ie=UTF8&amp;amp;qid=1532704556&amp;amp;sr=1-41</text:p>
          </table:table-cell>
          <table:table-cell table:number-columns-repeated="16361"/>
        </table:table-row>
        <table:table-row table:style-name="ro1">
          <table:table-cell office:value-type="float" office:value="21989" table:style-name="ce1">
            <text:p>21989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dr? Fath</text:p>
          </table:table-cell>
          <table:table-cell office:value-type="string" table:style-name="ce1">
            <text:p>mfath@bluechipacademy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39196143</text:p>
          </table:table-cell>
          <table:table-cell office:value-type="string" table:style-name="ce1">
            <text:p>7035919624</text:p>
          </table:table-cell>
          <table:table-cell office:value-type="string" table:style-name="ce1">
            <text:p>12016 Golf Ridge Ct #302</text:p>
          </table:table-cell>
          <table:table-cell office:value-type="string" table:style-name="ce1">
            <text:p>Fairfax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20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www.michaelfath.com/?fbclid=IwAR2Jj3x3nmTpjurX3TYayui3SzHS-f7KFUnLHCJZWuiapC_p2fsQey55fAc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Amor est Conceptualis</text:p>
          </table:table-cell>
          <table:table-cell office:value-type="string" table:style-name="ce1">
            <text:p>Literature&amp;amp;Fiction</text:p>
          </table:table-cell>
          <table:table-cell office:value-type="string" table:style-name="ce1">
            <text:p>978-1491738641</text:p>
          </table:table-cell>
          <table:table-cell office:value-type="date" office:date-value="2014-06-27T00:00:00" table:style-name="ce4">
            <text:p>06/27/14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Amor-Conceptualis-Michael-Andr%C3%A9-Fath/dp/1491738642/ref=tmm_pap_swatch_0?_encoding=UTF8&amp;amp;qid=1539805716&amp;amp;sr=1-123</text:p>
          </table:table-cell>
          <table:table-cell table:number-columns-repeated="16361"/>
        </table:table-row>
        <table:table-row table:style-name="ro1">
          <table:table-cell office:value-type="float" office:value="22005" table:style-name="ce1">
            <text:p>22005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ean Peters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309) 645-6401</text:p>
          </table:table-cell>
          <table:table-cell office:value-type="string" table:style-name="ce1">
            <text:p>Voicemail</text:p>
          </table:table-cell>
          <table:table-cell office:value-type="string" table:style-name="ce1">
            <text:p>138 Kerfoot ST</text:p>
          </table:table-cell>
          <table:table-cell office:value-type="string" table:style-name="ce1">
            <text:p>East Peoria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161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maging My Inner Fire: Finding My Path Through Creating Ar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-0615785936</text:p>
          </table:table-cell>
          <table:table-cell office:value-type="date" office:date-value="2013-05-10T00:00:00" table:style-name="ce4">
            <text:p>05/10/13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https://www.amazon.com/Imaging-My-Inner-Fire-Creating/dp/061578593X/ref=sr_1_823?s=books&amp;amp;ie=UTF8&amp;amp;qid=1513119682&amp;amp;sr=1-823&amp;amp;refinements=p_30%3ASELF</text:p>
          </table:table-cell>
          <table:table-cell table:number-columns-repeated="16361"/>
        </table:table-row>
        <table:table-row table:style-name="ro1">
          <table:table-cell office:value-type="float" office:value="22008" table:style-name="ce1">
            <text:p>22008</text:p>
          </table:table-cell>
          <table:table-cell office:value-type="string" table:style-name="ce1">
            <text:p>Jeanni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zingou</text:p>
          </table:table-cell>
          <table:table-cell office:value-type="string" table:style-name="ce1">
            <text:p>jeanninemizingou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4582103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36 Sierra Vista LN</text:p>
          </table:table-cell>
          <table:table-cell office:value-type="string" table:style-name="ce1">
            <text:p>Valley Cottage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98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inderella Jokes: 101 Good, Clean Fun, and A Princess on the Run!</text:p>
          </table:table-cell>
          <table:table-cell office:value-type="string" table:style-name="ce1">
            <text:p>Humor &amp;amp; Entertainment</text:p>
          </table:table-cell>
          <table:table-cell office:value-type="string" table:style-name="ce1">
            <text:p>B013MCC4L0</text:p>
          </table:table-cell>
          <table:table-cell office:value-type="date" office:date-value="2015-10-09T00:00:00" table:style-name="ce4">
            <text:p>10/09/15</text:p>
          </table:table-cell>
          <table:table-cell office:value-type="string" table:style-name="ce1">
            <text:p>William Tyndale Kids, an Imprint of Cross and Salt</text:p>
          </table:table-cell>
          <table:table-cell office:value-type="string" table:style-name="ce1">
            <text:p>https://www.amazon.com/Cinderella-Jokes-Good-Clean-Princess-ebook/dp/B013MCC4L0/ref=la_B00JI07YUM_1_2_twi_kin_1?s=books&amp;amp;ie=UTF8&amp;amp;qid=1522893885&amp;amp;sr=1-2</text:p>
          </table:table-cell>
          <table:table-cell table:number-columns-repeated="16361"/>
        </table:table-row>
        <table:table-row table:style-name="ro1">
          <table:table-cell office:value-type="float" office:value="22015" table:style-name="ce1">
            <text:p>22015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eRos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8133421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 Townsend RD</text:p>
          </table:table-cell>
          <table:table-cell office:value-type="string" table:style-name="ce1">
            <text:p>Lynnfield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194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Resilient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20000000</text:p>
          </table:table-cell>
          <table:table-cell office:value-type="date" office:date-value="2017-03-04T00:00:00" table:style-name="ce4">
            <text:p>03/04/17</text:p>
          </table:table-cell>
          <table:table-cell office:value-type="string" table:style-name="ce1">
            <text:p>Author House</text:p>
          </table:table-cell>
          <table:table-cell office:value-type="string" table:style-name="ce1">
            <text:p>https://www.amazon.com/ResilientPatrickDeRosa/dp/1524686522/ref=tmm_pap_swatch_0?_encoding=UTF8&amp;amp;qid=1497908212&amp;amp;sr=1181</text:p>
          </table:table-cell>
          <table:table-cell table:number-columns-repeated="16361"/>
        </table:table-row>
        <table:table-row table:style-name="ro1">
          <table:table-cell office:value-type="float" office:value="22029" table:style-name="ce1">
            <text:p>2202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 Oleary</text:p>
          </table:table-cell>
          <table:table-cell office:value-type="string" table:style-name="ce1">
            <text:p>matthewoleary@msn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608) 754-08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706 24th AVE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12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Story of Annie &amp;amp; June Flat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-1607460374</text:p>
          </table:table-cell>
          <table:table-cell office:value-type="date" office:date-value="2010-11-15T00:00:00" table:style-name="ce4">
            <text:p>11/15/10</text:p>
          </table:table-cell>
          <table:table-cell office:value-type="string" table:style-name="ce1">
            <text:p>FastPencil, Inc.</text:p>
          </table:table-cell>
          <table:table-cell office:value-type="string" table:style-name="ce1">
            <text:p>https://www.amazon.com/Story-Annie-June-Flat/dp/1607460378/ref=sr_1_66?s=books&amp;amp;ie=UTF8&amp;amp;qid=1512600087&amp;amp;sr=1-66&amp;amp;refinements=p_46%3ADuring%2Cp_47%3A2010%2Cp_30%3AFastPencil%2C+Inc.</text:p>
          </table:table-cell>
          <table:table-cell table:number-columns-repeated="16361"/>
        </table:table-row>
        <table:table-row table:style-name="ro1">
          <table:table-cell office:value-type="float" office:value="22034" table:style-name="ce1">
            <text:p>22034</text:p>
          </table:table-cell>
          <table:table-cell office:value-type="string" table:style-name="ce1">
            <text:p>Gre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awson</text:p>
          </table:table-cell>
          <table:table-cell office:value-type="string" table:style-name="ce1">
            <text:p>dawson@gregdawson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757991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7 Lake Harbor CIR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80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Long Road to Gold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460000000</text:p>
          </table:table-cell>
          <table:table-cell office:value-type="date" office:date-value="2017-08-28T00:00:00" table:style-name="ce4">
            <text:p>08/28/17</text:p>
          </table:table-cell>
          <table:table-cell office:value-type="string" table:style-name="ce1">
            <text:p>DogEar Publishing</text:p>
          </table:table-cell>
          <table:table-cell office:value-type="string" table:style-name="ce1">
            <text:p>https://www.amazon.com/BustedBloomingtonTragedySummer68/dp/1457557371/ref=sr_1_2?s=books&amp;amp;ie=UTF8&amp;amp;qid=1506531677&amp;amp;sr=12</text:p>
          </table:table-cell>
          <table:table-cell table:number-columns-repeated="16361"/>
        </table:table-row>
        <table:table-row table:style-name="ro1">
          <table:table-cell office:value-type="float" office:value="22043" table:style-name="ce1">
            <text:p>22043</text:p>
          </table:table-cell>
          <table:table-cell office:value-type="string" table:style-name="ce1">
            <text:p>Ros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akostane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498664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885 Crestlynn Dr</text:p>
          </table:table-cell>
          <table:table-cell office:value-type="string" table:style-name="ce1">
            <text:p>North Vancouver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V7J2S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Present Time The Sacred Tool to Quiet the Mind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620000000</text:p>
          </table:table-cell>
          <table:table-cell office:value-type="date" office:date-value="2012-11-16T00:00:00" table:style-name="ce4">
            <text:p>11/16/12</text:p>
          </table:table-cell>
          <table:table-cell office:value-type="string" table:style-name="ce1">
            <text:p>Bookstand</text:p>
          </table:table-cell>
          <table:table-cell office:value-type="string" table:style-name="ce1">
            <text:p>https://www.amazon.com/PresentTimeSacredToolQuiet/dp/1618633279/ref=sr_1_5?s=books&amp;amp;ie=UTF8&amp;amp;qid=1508354164&amp;amp;sr=15&amp;amp;refinements=p_46%3ADuring%2Cp_47%3A2012%2Cp_30%3ABookStand+Publishing</text:p>
          </table:table-cell>
          <table:table-cell table:number-columns-repeated="16361"/>
        </table:table-row>
        <table:table-row table:style-name="ro1">
          <table:table-cell office:value-type="float" office:value="22069" table:style-name="ce1">
            <text:p>22069</text:p>
          </table:table-cell>
          <table:table-cell office:value-type="string" table:style-name="ce1">
            <text:p>Rex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7 29411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 S 5th ST</text:p>
          </table:table-cell>
          <table:table-cell office:value-type="string" table:style-name="ce1">
            <text:p>Loganspor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694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Butterfly Effect of Grac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610000000</text:p>
          </table:table-cell>
          <table:table-cell office:value-type="date" office:date-value="2011-08-31T00:00:00" table:style-name="ce4">
            <text:p>08/31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ButterflyEffectGraceRexRussell/dp/1606471937/ref=tmm_pap_swatch_0?_encoding=UTF8&amp;amp;qid=1499291647&amp;amp;sr=1266</text:p>
          </table:table-cell>
          <table:table-cell table:number-columns-repeated="16361"/>
        </table:table-row>
        <table:table-row table:style-name="ro1">
          <table:table-cell office:value-type="float" office:value="22092" table:style-name="ce1">
            <text:p>22092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rlott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28169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 Milne Way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193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 Dogtown Guide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978-0557001118</text:p>
          </table:table-cell>
          <table:table-cell office:value-type="date" office:date-value="2017-03-14T00:00:00" table:style-name="ce4">
            <text:p>03/14/17</text:p>
          </table:table-cell>
          <table:table-cell office:value-type="string" table:style-name="ce1">
            <text:p>Lulu Publishing</text:p>
          </table:table-cell>
          <table:table-cell office:value-type="string" table:style-name="ce1">
            <text:p>https://www.amazon.com/Dogtown-Guide-Mark-Carlotto/dp/0557001110/ref=sr_1_1?s=books&amp;amp;ie=UTF8&amp;amp;qid=1548284423&amp;amp;sr=1-1</text:p>
          </table:table-cell>
          <table:table-cell table:number-columns-repeated="16361"/>
        </table:table-row>
        <table:table-row table:style-name="ro1">
          <table:table-cell office:value-type="float" office:value="22113" table:style-name="ce1">
            <text:p>22113</text:p>
          </table:table-cell>
          <table:table-cell office:value-type="string" table:style-name="ce1">
            <text:p>Carl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carla.henderson@bankoftexa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7 9610888</text:p>
          </table:table-cell>
          <table:table-cell office:value-type="string" table:style-name="ce1">
            <text:p>Voicemail</text:p>
          </table:table-cell>
          <table:table-cell office:value-type="string" table:style-name="ce1">
            <text:p>18909 Lloyd CIR</text:p>
          </table:table-cell>
          <table:table-cell office:value-type="string" table:style-name="ce1">
            <text:p>Dallas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525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Little Child Shall Lead Them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613796832</text:p>
          </table:table-cell>
          <table:table-cell office:value-type="date" office:date-value="2011-06-28T00:00:00" table:style-name="ce4">
            <text:p>06/28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LittleChildShallLeadThem/dp/1613796838/ref=sr_1_24?s=books&amp;amp;ie=UTF8&amp;amp;qid=1498834600&amp;amp;sr=124&amp;amp;refinements=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22119" table:style-name="ce1">
            <text:p>22119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chnar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770) 942-10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250 Hwy 5</text:p>
          </table:table-cell>
          <table:table-cell office:value-type="string" table:style-name="ce1">
            <text:p>Douglasville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13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Atlantians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B007SPIPUW</text:p>
          </table:table-cell>
          <table:table-cell office:value-type="date" office:date-value="2012-04-08T00:00:00" table:style-name="ce4">
            <text:p>04/08/12</text:p>
          </table:table-cell>
          <table:table-cell office:value-type="string" table:style-name="ce1">
            <text:p>BookLogix</text:p>
          </table:table-cell>
          <table:table-cell office:value-type="string" table:style-name="ce1">
            <text:p>https://www.amazon.com/Atlantians-Dr-Terry-Schnare-ebook/dp/B007SPIPUW/ref=sr_1_245?s=books&amp;amp;ie=UTF8&amp;amp;qid=1513793371&amp;amp;sr=1-245&amp;amp;refinements=p_30%3ABookLogix</text:p>
          </table:table-cell>
          <table:table-cell table:number-columns-repeated="16361"/>
        </table:table-row>
        <table:table-row table:style-name="ro1">
          <table:table-cell office:value-type="float" office:value="22131" table:style-name="ce1">
            <text:p>2213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. Mccott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932666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917 N Hills DR</text:p>
          </table:table-cell>
          <table:table-cell office:value-type="string" table:style-name="ce1">
            <text:p>Raleigh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760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ary H McCotter Au spous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hat's Love Got To Do With It: Popular In The World And Powerful In The Church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1490868318</text:p>
          </table:table-cell>
          <table:table-cell office:value-type="date" office:date-value="2015-03-30T00:00:00" table:style-name="ce4">
            <text:p>03/30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Whats-Love-Got-Do-Powerful/dp/1490868313/ref=sr_1_4_twi_pap_2?s=books&amp;amp;ie=UTF8&amp;amp;qid=1537979930&amp;amp;sr=1-4</text:p>
          </table:table-cell>
          <table:table-cell table:number-columns-repeated="16361"/>
        </table:table-row>
        <table:table-row table:style-name="ro1">
          <table:table-cell office:value-type="float" office:value="22140" table:style-name="ce1">
            <text:p>22140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. Miraly</text:p>
          </table:table-cell>
          <table:table-cell office:value-type="string" table:style-name="ce1">
            <text:p>mmiraly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623294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216 70th Ave</text:p>
          </table:table-cell>
          <table:table-cell office:value-type="string" table:style-name="ce1">
            <text:p>Mercer Island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04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aith and World: Contemporary Ismaili Social and Political Thought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0000000000</text:p>
          </table:table-cell>
          <table:table-cell office:value-type="date" office:date-value="2016-09-30T00:00:00" table:style-name="ce4">
            <text:p>09/30/16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FaithWorldContemporaryIsmailiPolitical/dp/1491789743/ref=tmm_hrd_swatch_0?_encoding=UTF8&amp;amp;qid=1526065656&amp;amp;sr=11</text:p>
          </table:table-cell>
          <table:table-cell table:number-columns-repeated="16361"/>
        </table:table-row>
        <table:table-row table:style-name="ro1">
          <table:table-cell office:value-type="float" office:value="22167" table:style-name="ce1">
            <text:p>22167</text:p>
          </table:table-cell>
          <table:table-cell office:value-type="string" table:style-name="ce1">
            <text:p>Valer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upling Ansde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532395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1 Patrick St</text:p>
          </table:table-cell>
          <table:table-cell office:value-type="string" table:style-name="ce1">
            <text:p>Orillia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L3V5L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Fire in the Spirit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60000000</text:p>
          </table:table-cell>
          <table:table-cell office:value-type="date" office:date-value="2017-08-02T00:00:00" table:style-name="ce4">
            <text:p>08/02/17</text:p>
          </table:table-cell>
          <table:table-cell office:value-type="string" table:style-name="ce1">
            <text:p>Friesen Press</text:p>
          </table:table-cell>
          <table:table-cell office:value-type="string" table:style-name="ce1">
            <text:p>https://www.amazon.com/FireSpiritValerieTuplingAnsdell/dp/1460298403/ref=tmm_pap_swatch_0?_encoding=UTF8&amp;amp;qid=1507653884&amp;amp;sr=1227</text:p>
          </table:table-cell>
          <table:table-cell table:number-columns-repeated="16361"/>
        </table:table-row>
        <table:table-row table:style-name="ro1">
          <table:table-cell office:value-type="float" office:value="22189" table:style-name="ce1">
            <text:p>22189</text:p>
          </table:table-cell>
          <table:table-cell office:value-type="string" table:style-name="ce1">
            <text:p>Ton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'dell</text:p>
          </table:table-cell>
          <table:table-cell office:value-type="string" table:style-name="ce1">
            <text:p>tonnaclinton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7342980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830 Independence ST #6</text:p>
          </table:table-cell>
          <table:table-cell office:value-type="string" table:style-name="ce1">
            <text:p>Cape Girardeau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637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hristmas Together: 25 Hymns, Prayers, Recipes, and Activities to Celebrate Christmas With Our Familie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970000000</text:p>
          </table:table-cell>
          <table:table-cell office:value-type="date" office:date-value="2018-04-17T00:00:00" table:style-name="ce4">
            <text:p>04/17/18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Christmas-Together-Activities-Celebrate-Families/dp/1973622580/ref=sr_1_56_twi_pap_2?s=books&amp;amp;ie=UTF8&amp;amp;qid=1531325696&amp;amp;sr=1-56</text:p>
          </table:table-cell>
          <table:table-cell table:number-columns-repeated="16361"/>
        </table:table-row>
        <table:table-row table:style-name="ro1">
          <table:table-cell office:value-type="float" office:value="22194" table:style-name="ce1">
            <text:p>22194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moo Ganiyu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470112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314 O Casey Ln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21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Financial Accounting: International Standards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-1445287249</text:p>
          </table:table-cell>
          <table:table-cell office:value-type="date" office:date-value="2011-01-15T00:00:00" table:style-name="ce4">
            <text:p>01/15/11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http://</text:p>
          </table:table-cell>
          <table:table-cell table:number-columns-repeated="16361"/>
        </table:table-row>
        <table:table-row table:style-name="ro1">
          <table:table-cell office:value-type="float" office:value="23939" table:style-name="ce1">
            <text:p>23939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tchel</text:p>
          </table:table-cell>
          <table:table-cell office:value-type="string" table:style-name="ce1">
            <text:p>adobeace@comcas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322541338Â </text:p>
          </table:table-cell>
          <table:table-cell office:value-type="string" table:style-name="ce1">
            <text:p>7323908288</text:p>
          </table:table-cell>
          <table:table-cell office:value-type="string" table:style-name="ce1">
            <text:p>6 Maxwell Rd</text:p>
          </table:table-cell>
          <table:table-cell office:value-type="string" table:style-name="ce1">
            <text:p>East Brunswick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O881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Indesign The Best of Layers Magazine Tip of The Day</text:p>
          </table:table-cell>
          <table:table-cell office:value-type="string" table:style-name="ce1">
            <text:p>Digital Art</text:p>
          </table:table-cell>
          <table:table-cell office:value-type="string" table:style-name="ce1">
            <text:p>9781463402440</text:p>
          </table:table-cell>
          <table:table-cell office:value-type="date" office:date-value="2011-08-10T00:00:00" table:style-name="ce4">
            <text:p>08/10/11</text:p>
          </table:table-cell>
          <table:table-cell office:value-type="string" table:style-name="ce1">
            <text:p>AuthorHouse Publishing</text:p>
          </table:table-cell>
          <table:table-cell office:value-type="string" table:style-name="ce1">
            <text:p>https://www.amazon.com/Indesign-Best-Layers-Magazine-Tip/dp/1463402449/ref=tmm_pap_swatch_0?_encoding=UTF8&amp;amp;qid=1538145562&amp;amp;sr=1-26</text:p>
          </table:table-cell>
          <table:table-cell table:number-columns-repeated="16361"/>
        </table:table-row>
        <table:table-row table:style-name="ro1">
          <table:table-cell office:value-type="float" office:value="24025" table:style-name="ce1">
            <text:p>24025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ewis Hagg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ellyhaggmark@gmail.com</text:p>
          </table:table-cell>
          <table:table-cell office:value-type="string" table:style-name="ce1">
            <text:p>71691266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62 Oakmonte Blvd</text:p>
          </table:table-cell>
          <table:table-cell office:value-type="string" table:style-name="ce1">
            <text:p>Webster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458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Just One Soldie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365702976</text:p>
          </table:table-cell>
          <table:table-cell office:value-type="date" office:date-value="2017-02-05T00:00:00" table:style-name="ce4">
            <text:p>02/05/17</text:p>
          </table:table-cell>
          <table:table-cell office:value-type="string" table:style-name="ce1">
            <text:p>TATE</text:p>
          </table:table-cell>
          <table:table-cell office:value-type="string" table:style-name="ce1">
            <text:p>https://www.amazon.com/Just-Soldier-Kelly-Lewis-Haggmark/dp/1365702979/ref=sr_1_244?s=books&amp;amp;ie=UTF8&amp;amp;qid=1540486561&amp;amp;sr=1-244&amp;amp;refinements=p_46%3ADuring%2Cp_47%3A2015%2Cp_30%3ATate+publishing</text:p>
          </table:table-cell>
          <table:table-cell table:number-columns-repeated="16361"/>
        </table:table-row>
        <table:table-row table:style-name="ro1">
          <table:table-cell office:value-type="float" office:value="24065" table:style-name="ce1">
            <text:p>24065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unsil</text:p>
          </table:table-cell>
          <table:table-cell office:value-type="string" table:style-name="ce1">
            <text:p>tunsilm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8636589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9 NW Mercury CT</text:p>
          </table:table-cell>
          <table:table-cell office:value-type="string" table:style-name="ce1">
            <text:p>Lake City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05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nnette Mayo Tunsil Au close relativ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Marcus: The Black Bloo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89704016</text:p>
          </table:table-cell>
          <table:table-cell office:value-type="date" office:date-value="2015-01-27T00:00:00" table:style-name="ce4">
            <text:p>01/27/15</text:p>
          </table:table-cell>
          <table:table-cell office:value-type="string" table:style-name="ce1">
            <text:p>LifeRichPublishing</text:p>
          </table:table-cell>
          <table:table-cell office:value-type="string" table:style-name="ce1">
            <text:p>https://www.amazon.com/Marcus-Black-Blood-M-Tunsil/dp/1489704019/ref=sr_1_9_twi_pap_1?s=books&amp;amp;ie=UTF8&amp;amp;qid=1543415706&amp;amp;sr=1-9</text:p>
          </table:table-cell>
          <table:table-cell table:number-columns-repeated="16361"/>
        </table:table-row>
        <table:table-row table:style-name="ro1">
          <table:table-cell office:value-type="float" office:value="24112" table:style-name="ce1">
            <text:p>24112</text:p>
          </table:table-cell>
          <table:table-cell office:value-type="string" table:style-name="ce1">
            <text:p>Ha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pahtafrmman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al name is Lothar Mueller</text:p>
          </table:table-cell>
          <table:table-cell office:value-type="string" table:style-name="ce1">
            <text:p>61947010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22 Gird RD</text:p>
          </table:table-cell>
          <table:table-cell office:value-type="string" table:style-name="ce1">
            <text:p>Fallbrook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202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re Is A Fountain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30617289</text:p>
          </table:table-cell>
          <table:table-cell office:value-type="date" office:date-value="2016-08-29T00:00:00" table:style-name="ce4">
            <text:p>08/29/16</text:p>
          </table:table-cell>
          <table:table-cell office:value-type="string" table:style-name="ce1">
            <text:p>CreateSpace Independent Publishing Platform</text:p>
          </table:table-cell>
          <table:table-cell office:value-type="string" table:style-name="ce1">
            <text:p>https://www.amazon.com/There-Fountain-Hal-Miller/dp/1530617286/ref=la_B06XB6QJVM_1_1_twi_pap_2?s=books&amp;amp;ie=UTF8&amp;amp;qid=1526416565&amp;amp;sr=1-1</text:p>
          </table:table-cell>
          <table:table-cell table:number-columns-repeated="16361"/>
        </table:table-row>
        <table:table-row table:style-name="ro1">
          <table:table-cell office:value-type="float" office:value="24156" table:style-name="ce1">
            <text:p>24156</text:p>
          </table:table-cell>
          <table:table-cell office:value-type="string" table:style-name="ce1">
            <text:p>Marl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marlon_manning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2341466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222 N 19th Ave #320</text:p>
          </table:table-cell>
          <table:table-cell office:value-type="string" table:style-name="ce1">
            <text:p>Phoenix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8502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Working: Mexican Is Color of Work Work is Less Less Is Not Black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-1480997509</text:p>
          </table:table-cell>
          <table:table-cell office:value-type="date" office:date-value="2014-03-01T00:00:00" table:style-name="ce4">
            <text:p>03/01/14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Working-Mexican-Color-Work-Black/dp/1480997501/ref=tmm_pap_swatch_0?_encoding=UTF8&amp;amp;qid=1544822482&amp;amp;sr=1-69</text:p>
          </table:table-cell>
          <table:table-cell table:number-columns-repeated="16361"/>
        </table:table-row>
        <table:table-row table:style-name="ro1">
          <table:table-cell office:value-type="float" office:value="24160" table:style-name="ce1">
            <text:p>24160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. Murra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598153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00 Green ST #APT 1002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41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How Aging Works: What Science Can Do About It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1680000000</text:p>
          </table:table-cell>
          <table:table-cell office:value-type="date" office:date-value="2015-02-27T00:00:00" table:style-name="ce4">
            <text:p>02/27/15</text:p>
          </table:table-cell>
          <table:table-cell office:value-type="string" table:style-name="ce1">
            <text:p>Page Publishing, Inc.</text:p>
          </table:table-cell>
          <table:table-cell office:value-type="string" table:style-name="ce1">
            <text:p>https://www.amazon.com/How-Aging-Works-Science-About/dp/1681391716/ref=sr_1_1_twi_pap_1?s=books&amp;amp;ie=UTF8&amp;amp;qid=1525110451&amp;amp;sr=1-1&amp;amp;keywords=How+Aging+Works%3A+What+Science+Can+Do+About+It</text:p>
          </table:table-cell>
          <table:table-cell table:number-columns-repeated="16361"/>
        </table:table-row>
        <table:table-row table:style-name="ro1">
          <table:table-cell office:value-type="float" office:value="24185" table:style-name="ce1">
            <text:p>24185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akes Irvin</text:p>
          </table:table-cell>
          <table:table-cell office:value-type="string" table:style-name="ce1">
            <text:p>pirvin@rocketmai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495318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800 Elderwood Ln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21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Never Say Never With the Lord on Your Sid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34930545</text:p>
          </table:table-cell>
          <table:table-cell office:value-type="date" office:date-value="2012-09-28T00:00:00" table:style-name="ce4">
            <text:p>09/28/12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Never-Say-Lord-Your-Side/dp/1434930548/ref=tmm_pap_swatch_0?_encoding=UTF8&amp;amp;qid=1545313451&amp;amp;sr=1-167</text:p>
          </table:table-cell>
          <table:table-cell table:number-columns-repeated="16361"/>
        </table:table-row>
        <table:table-row table:style-name="ro1">
          <table:table-cell office:value-type="float" office:value="24207" table:style-name="ce1">
            <text:p>24207</text:p>
          </table:table-cell>
          <table:table-cell office:value-type="string" table:style-name="ce1">
            <text:p>Ro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urgraff</text:p>
          </table:table-cell>
          <table:table-cell office:value-type="string" table:style-name="ce1">
            <text:p>roger@rogerburgraff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974877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9 S Buena Vista ST</text:p>
          </table:table-cell>
          <table:table-cell office:value-type="string" table:style-name="ce1">
            <text:p>Redland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237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DeaconÂs Promise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89718211</text:p>
          </table:table-cell>
          <table:table-cell office:value-type="date" office:date-value="2018-08-05T00:00:00" table:style-name="ce4">
            <text:p>08/05/18</text:p>
          </table:table-cell>
          <table:table-cell office:value-type="string" table:style-name="ce1">
            <text:p>LifeRichPublishing</text:p>
          </table:table-cell>
          <table:table-cell office:value-type="string" table:style-name="ce1">
            <text:p>https://www.amazon.com/Deacons-Promise-Roger-Burgraff/dp/1489718214/ref=sr_1_8_twi_pap_1?s=books&amp;amp;ie=UTF8&amp;amp;qid=1543415706&amp;amp;sr=1-8</text:p>
          </table:table-cell>
          <table:table-cell table:number-columns-repeated="16361"/>
        </table:table-row>
        <table:table-row table:style-name="ro1">
          <table:table-cell office:value-type="float" office:value="24210" table:style-name="ce1">
            <text:p>24210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dal</text:p>
          </table:table-cell>
          <table:table-cell office:value-type="string" table:style-name="ce1">
            <text:p>jennidgreat1980@blackplanet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624099276</text:p>
          </table:table-cell>
          <table:table-cell office:value-type="string" table:style-name="ce1">
            <text:p>7148283904</text:p>
          </table:table-cell>
          <table:table-cell office:value-type="string" table:style-name="ce1">
            <text:p>14010 Behrens AVE</text:p>
          </table:table-cell>
          <table:table-cell office:value-type="string" table:style-name="ce1">
            <text:p>Norwalk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65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inance 101 for Kids: Money Lessons Children Cannot Afford to Mis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634139434</text:p>
          </table:table-cell>
          <table:table-cell office:value-type="date" office:date-value="2016-04-12T00:00:00" table:style-name="ce4">
            <text:p>04/12/16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Finance-101-Kids-Lessons-Children/dp/1634139437/ref=sr_1_1?s=books&amp;amp;ie=UTF8&amp;amp;qid=1548974492&amp;amp;sr=1-1&amp;amp;refinements=p_30%3AMill+City+Press</text:p>
          </table:table-cell>
          <table:table-cell table:number-columns-repeated="16361"/>
        </table:table-row>
        <table:table-row table:style-name="ro1">
          <table:table-cell office:value-type="float" office:value="24214" table:style-name="ce1">
            <text:p>24214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 Blesse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341641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409 Lesada DR</text:p>
          </table:table-cell>
          <table:table-cell office:value-type="string" table:style-name="ce1">
            <text:p>Windsor Mill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124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Finding Calmwater: The Story of One Man's Marriage and Divorce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-1480972476</text:p>
          </table:table-cell>
          <table:table-cell office:value-type="date" office:date-value="2016-12-08T00:00:00" table:style-name="ce4">
            <text:p>12/08/16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Finding-Calmwater-Story-Marriage-Divorce/dp/1480972479/ref=sr_1_39?s=books&amp;amp;ie=UTF8&amp;amp;qid=1544740472&amp;amp;sr=1-39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24215" table:style-name="ce1">
            <text:p>24215</text:p>
          </table:table-cell>
          <table:table-cell office:value-type="string" table:style-name="ce1">
            <text:p>Ni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no</text:p>
          </table:table-cell>
          <table:table-cell office:value-type="string" table:style-name="ce1">
            <text:p>info@drnicken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441880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607 Paladium DR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606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://drnickeno.com/contact-us/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Orphan Syndrome: Breaking Free and Finding Hom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632326478</text:p>
          </table:table-cell>
          <table:table-cell office:value-type="date" office:date-value="2016-02-19T00:00:00" table:style-name="ce4">
            <text:p>02/19/16</text:p>
          </table:table-cell>
          <table:table-cell office:value-type="string" table:style-name="ce1">
            <text:p>Redemption Press</text:p>
          </table:table-cell>
          <table:table-cell office:value-type="string" table:style-name="ce1">
            <text:p>https://www.amazon.com/Orphan-Syndrome-Breaking-Free-Finding/dp/1632326477/ref=sr_1_3_twi_pap_1?s=books&amp;amp;ie=UTF8&amp;amp;qid=1549488016&amp;amp;sr=1-3</text:p>
          </table:table-cell>
          <table:table-cell table:number-columns-repeated="16361"/>
        </table:table-row>
        <table:table-row table:style-name="ro1">
          <table:table-cell office:value-type="float" office:value="24243" table:style-name="ce1">
            <text:p>24243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 Rigg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925) 829-4188</text:p>
          </table:table-cell>
          <table:table-cell office:value-type="string" table:style-name="ce1">
            <text:p>Not Interested</text:p>
          </table:table-cell>
          <table:table-cell office:value-type="string" table:style-name="ce1">
            <text:p>3301 Vera Cruz Dr</text:p>
          </table:table-cell>
          <table:table-cell office:value-type="string" table:style-name="ce1">
            <text:p>San Ramon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458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Fast Life and Great Times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57505881</text:p>
          </table:table-cell>
          <table:table-cell office:value-type="date" office:date-value="2011-10-11T00:00:00" table:style-name="ce4">
            <text:p>10/11/11</text:p>
          </table:table-cell>
          <table:table-cell office:value-type="string" table:style-name="ce1">
            <text:p>Dog Ear Publishing, LLC</text:p>
          </table:table-cell>
          <table:table-cell office:value-type="string" table:style-name="ce1">
            <text:p>https://www.amazon.com/Fast-Life-Great-Times/dp/1457505886/ref=sr_1_92?s=books&amp;amp;ie=UTF8&amp;amp;qid=1537913117&amp;amp;sr=1-92&amp;amp;refinements=p_46%3ADuring%2Cp_47%3A2011%2Cp_30%3Adog+ear+publishing</text:p>
          </table:table-cell>
          <table:table-cell table:number-columns-repeated="16361"/>
        </table:table-row>
        <table:table-row table:style-name="ro1">
          <table:table-cell office:value-type="float" office:value="24244" table:style-name="ce1">
            <text:p>2424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oel Read</text:p>
          </table:table-cell>
          <table:table-cell office:value-type="string" table:style-name="ce1">
            <text:p>wread82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913) 406-61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6 W 15th ST</text:p>
          </table:table-cell>
          <table:table-cell office:value-type="string" table:style-name="ce1">
            <text:p>Pleasanton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6607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Secrets of Trick Roping: A Beginners Guide to Trick Roping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1468544978</text:p>
          </table:table-cell>
          <table:table-cell office:value-type="date" office:date-value="2012-01-27T00:00:00" table:style-name="ce4">
            <text:p>01/27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Secrets-Trick-Roping-Beginners-Guide/dp/1468544977/ref=sr_1_6?s=books&amp;amp;ie=UTF8&amp;amp;qid=1538759325&amp;amp;sr=1-6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4261" table:style-name="ce1">
            <text:p>24261</text:p>
          </table:table-cell>
          <table:table-cell office:value-type="string" table:style-name="ce1">
            <text:p>Rebeka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potterrebekah@yaho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405) 249-0525</text:p>
          </table:table-cell>
          <table:table-cell office:value-type="string" table:style-name="ce1">
            <text:p>405) 214-1987</text:p>
          </table:table-cell>
          <table:table-cell office:value-type="string" table:style-name="ce1">
            <text:p>9601 Castle RD</text:p>
          </table:table-cell>
          <table:table-cell office:value-type="string" table:style-name="ce1">
            <text:p>Oklahoma City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316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ecoming Educated: The Options After High School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-1489704160</text:p>
          </table:table-cell>
          <table:table-cell office:value-type="date" office:date-value="2015-03-25T00:00:00" table:style-name="ce4">
            <text:p>03/25/15</text:p>
          </table:table-cell>
          <table:table-cell office:value-type="string" table:style-name="ce1">
            <text:p>LifeRichPublishing</text:p>
          </table:table-cell>
          <table:table-cell office:value-type="string" table:style-name="ce1">
            <text:p>https://www.amazon.com/Becoming-Educated-Options-After-School/dp/1489704167/ref=sr_1_4_twi_pap_1?s=books&amp;amp;ie=UTF8&amp;amp;qid=1542401893&amp;amp;sr=1-4</text:p>
          </table:table-cell>
          <table:table-cell table:number-columns-repeated="16361"/>
        </table:table-row>
        <table:table-row table:style-name="ro1">
          <table:table-cell office:value-type="float" office:value="24368" table:style-name="ce1">
            <text:p>24368</text:p>
          </table:table-cell>
          <table:table-cell office:value-type="string" table:style-name="ce1">
            <text:p>Lyn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atham</text:p>
          </table:table-cell>
          <table:table-cell office:value-type="string" table:style-name="ce1">
            <text:p>lynntekrep@worldnet.at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2580338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9 Ollie Dr</text:p>
          </table:table-cell>
          <table:table-cell office:value-type="string" table:style-name="ce1">
            <text:p>Belle Chass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7003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I Remember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9781480970359</text:p>
          </table:table-cell>
          <table:table-cell office:value-type="date" office:date-value="2016-08-02T00:00:00" table:style-name="ce4">
            <text:p>08/02/16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I-Remember-Lynn-Latham/dp/1480970352/ref=tmm_pap_swatch_0?_encoding=UTF8&amp;amp;qid=1542216024&amp;amp;sr=1-33</text:p>
          </table:table-cell>
          <table:table-cell table:number-columns-repeated="16361"/>
        </table:table-row>
        <table:table-row table:style-name="ro1">
          <table:table-cell office:value-type="float" office:value="24421" table:style-name="ce1">
            <text:p>24421</text:p>
          </table:table-cell>
          <table:table-cell office:value-type="string" table:style-name="ce1">
            <text:p>Cind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binson-Brown</text:p>
          </table:table-cell>
          <table:table-cell office:value-type="string" table:style-name="ce1">
            <text:p>browncynthia37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3028322169</text:p>
          </table:table-cell>
          <table:table-cell office:value-type="string" table:style-name="ce1">
            <text:p>30289810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7 Kemper DR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197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assie Meets Savannah and the Lunch Crew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550000000</text:p>
          </table:table-cell>
          <table:table-cell office:value-type="date" office:date-value="2017-11-20T00:00:00" table:style-name="ce4">
            <text:p>11/20/17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Cassie-Meets-Savannah-Lunch-Crew/dp/1545617082/ref=sr_1_7_twi_pap_2?s=books&amp;amp;ie=UTF8&amp;amp;qid=1521447551&amp;amp;sr=1-7</text:p>
          </table:table-cell>
          <table:table-cell table:number-columns-repeated="16361"/>
        </table:table-row>
        <table:table-row table:style-name="ro1">
          <table:table-cell office:value-type="float" office:value="24429" table:style-name="ce1">
            <text:p>24429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ffman</text:p>
          </table:table-cell>
          <table:table-cell office:value-type="string" table:style-name="ce1">
            <text:p>chrissen3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5263611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10 Industrial Rd #185</text:p>
          </table:table-cell>
          <table:table-cell office:value-type="string" table:style-name="ce1">
            <text:p>Boulder City</text:p>
          </table:table-cell>
          <table:table-cell office:value-type="string" table:style-name="ce1">
            <text:p>NV</text:p>
          </table:table-cell>
          <table:table-cell office:value-type="string" table:style-name="ce1">
            <text:p>890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Was Justice Served?: For the Brutal Murder of Former TIME Magazine Writer/Reporter Julie R. Grac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50256728</text:p>
          </table:table-cell>
          <table:table-cell office:value-type="date" office:date-value="2010-11-05T00:00:00" table:style-name="ce4">
            <text:p>11/05/10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Was-Justice-Served-Magazine-Reporter/dp/1450256724/ref=tmm_hrd_swatch_0?_encoding=UTF8&amp;amp;qid=1549053313&amp;amp;sr=1-17</text:p>
          </table:table-cell>
          <table:table-cell table:number-columns-repeated="16361"/>
        </table:table-row>
        <table:table-row table:style-name="ro1">
          <table:table-cell office:value-type="float" office:value="24451" table:style-name="ce1">
            <text:p>24451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Cormic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025923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 Home PL E #APT A</text:p>
          </table:table-cell>
          <table:table-cell office:value-type="string" table:style-name="ce1">
            <text:p>Oakland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46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harles Michael McCormick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cross the Pon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0000000000</text:p>
          </table:table-cell>
          <table:table-cell office:value-type="date" office:date-value="2015-02-18T00:00:00" table:style-name="ce4">
            <text:p>02/18/15</text:p>
          </table:table-cell>
          <table:table-cell office:value-type="string" table:style-name="ce1">
            <text:p>CreateSpace Independent Publishing Platform</text:p>
          </table:table-cell>
          <table:table-cell office:value-type="string" table:style-name="ce1">
            <text:p>https://www.amazon.com/Across-Pond-Michael-McCormick/dp/053310579X/ref=la_B001KE4LPA_1_1_twi_har_1?s=books&amp;amp;ie=UTF8&amp;amp;qid=1524113267&amp;amp;sr=1-1</text:p>
          </table:table-cell>
          <table:table-cell table:number-columns-repeated="16361"/>
        </table:table-row>
        <table:table-row table:style-name="ro1">
          <table:table-cell office:value-type="float" office:value="24528" table:style-name="ce1">
            <text:p>24528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serra</text:p>
          </table:table-cell>
          <table:table-cell office:value-type="string" table:style-name="ce1">
            <text:p>idean@mac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05083643</text:p>
          </table:table-cell>
          <table:table-cell office:value-type="string" table:style-name="ce1">
            <text:p>8505085618</text:p>
          </table:table-cell>
          <table:table-cell office:value-type="string" table:style-name="ce1">
            <text:p>7102 Towner TRCE</text:p>
          </table:table-cell>
          <table:table-cell office:value-type="string" table:style-name="ce1">
            <text:p>Tallahasse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31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Unsaved Christian: Reaching Cultural Christianity with the Gospel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0802418807</text:p>
          </table:table-cell>
          <table:table-cell office:value-type="date" office:date-value="2019-03-05T00:00:00" table:style-name="ce4">
            <text:p>03/05/19</text:p>
          </table:table-cell>
          <table:table-cell office:value-type="string" table:style-name="ce1">
            <text:p>Bookwhip</text:p>
          </table:table-cell>
          <table:table-cell office:value-type="string" table:style-name="ce1">
            <text:p>https://www.amazon.com/Unsaved-Christian-Reaching-Cultural-Christianity/dp/0802418805/ref=sr_1_2_twi_pap_1?s=books&amp;amp;ie=UTF8&amp;amp;qid=1547501038&amp;amp;sr=1-2</text:p>
          </table:table-cell>
          <table:table-cell table:number-columns-repeated="16361"/>
        </table:table-row>
        <table:table-row table:style-name="ro1">
          <table:table-cell office:value-type="float" office:value="24555" table:style-name="ce1">
            <text:p>24555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7420519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83 SE Richmond ST</text:p>
          </table:table-cell>
          <table:table-cell office:value-type="string" table:style-name="ce1">
            <text:p>Port Saint Luci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495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Radioactive Faith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320000000</text:p>
          </table:table-cell>
          <table:table-cell office:value-type="date" office:date-value="2017-08-22T00:00:00" table:style-name="ce4">
            <text:p>08/22/17</text:p>
          </table:table-cell>
          <table:table-cell office:value-type="string" table:style-name="ce1">
            <text:p>Blurb</text:p>
          </table:table-cell>
          <table:table-cell office:value-type="string" table:style-name="ce1">
            <text:p>https://www.amazon.com/RadioactiveFaithCraigMHunt/dp/1320825133/ref=sr_1_23?s=books&amp;amp;ie=UTF8&amp;amp;qid=1503948985&amp;amp;sr=123&amp;amp;refinements=p_46%3ADuring%2Cp_47%3A2017%2Cp_30%3ABlurb</text:p>
          </table:table-cell>
          <table:table-cell table:number-columns-repeated="16361"/>
        </table:table-row>
        <table:table-row table:style-name="ro1">
          <table:table-cell office:value-type="float" office:value="24557" table:style-name="ce1">
            <text:p>24557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 Luban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872480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74</text:p>
          </table:table-cell>
          <table:table-cell office:value-type="string" table:style-name="ce1">
            <text:p>Hardyville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4274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Fables for Leaders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0692909553</text:p>
          </table:table-cell>
          <table:table-cell office:value-type="date" office:date-value="2017-09-30T00:00:00" table:style-name="ce4">
            <text:p>09/30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Fables-Leaders-John-Lubans/dp/0692909559/ref=sr_1_47?s=books&amp;amp;ie=UTF8&amp;amp;qid=1542731612&amp;amp;sr=1-47&amp;amp;refinements=p_46%3ADuring%2Cp_47%3A2017%2Cp_30%3Abookbaby</text:p>
          </table:table-cell>
          <table:table-cell table:number-columns-repeated="16361"/>
        </table:table-row>
        <table:table-row table:style-name="ro1">
          <table:table-cell office:value-type="float" office:value="24565" table:style-name="ce1">
            <text:p>24565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patid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4659015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80 Riverside Blvd #22B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06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ree Men in a Boat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543935912</text:p>
          </table:table-cell>
          <table:table-cell office:value-type="date" office:date-value="2018-07-01T00:00:00" table:style-name="ce4">
            <text:p>07/01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Three-Men-Boat-Christina-Capatides/dp/1543935915/ref=sr_1_78?s=books&amp;amp;ie=UTF8&amp;amp;qid=1541521113&amp;amp;sr=1-78&amp;amp;refinements=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24570" table:style-name="ce1">
            <text:p>24570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novich</text:p>
          </table:table-cell>
          <table:table-cell office:value-type="string" table:style-name="ce1">
            <text:p>amarinovich@netzero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476021918</text:p>
          </table:table-cell>
          <table:table-cell office:value-type="string" table:style-name="ce1">
            <text:p>6312839256</text:p>
          </table:table-cell>
          <table:table-cell office:value-type="string" table:style-name="ce1">
            <text:p>6445 Roble AVE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04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A Adrian Mayo Marinovich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White Boats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0998066400</text:p>
          </table:table-cell>
          <table:table-cell office:value-type="date" office:date-value="2016-09-07T00:00:00" table:style-name="ce4">
            <text:p>09/07/16</text:p>
          </table:table-cell>
          <table:table-cell office:value-type="string" table:style-name="ce1">
            <text:p>Palancar Press</text:p>
          </table:table-cell>
          <table:table-cell office:value-type="string" table:style-name="ce1">
            <text:p>https://www.amazon.com/White-Boats-Mark-Marinovich/dp/0998066400/ref=sr_1_2_twi_pap_1?s=books&amp;amp;ie=UTF8&amp;amp;qid=1525728373&amp;amp;sr=1-2&amp;amp;keywords=The+White+Boats&amp;amp;dpID=41lF0XUMv9L&amp;amp;preST=_SY291_BO1,204,203,200_QL40_&amp;amp;dpSrc=srch</text:p>
          </table:table-cell>
          <table:table-cell table:number-columns-repeated="16361"/>
        </table:table-row>
        <table:table-row table:style-name="ro1">
          <table:table-cell office:value-type="float" office:value="24571" table:style-name="ce1">
            <text:p>24571</text:p>
          </table:table-cell>
          <table:table-cell office:value-type="string" table:style-name="ce1">
            <text:p>Dr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amara Pelosi</text:p>
          </table:table-cell>
          <table:table-cell office:value-type="string" table:style-name="ce1">
            <text:p>tamiann9563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151442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6 N Paquatuck AVE</text:p>
          </table:table-cell>
          <table:table-cell office:value-type="string" table:style-name="ce1">
            <text:p>Moriches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94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nd book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Pennies From an Angel: Innocent Lives Behind a Crim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934937402</text:p>
          </table:table-cell>
          <table:table-cell office:value-type="date" office:date-value="2008-11-15T00:00:00" table:style-name="ce4">
            <text:p>11/15/08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Pennies-Angel-Innocent-Lives-Behind/dp/1934937401/ref=sr_1_30_twi_pap_1?s=books&amp;amp;ie=UTF8&amp;amp;qid=1548887719&amp;amp;sr=1-30</text:p>
          </table:table-cell>
          <table:table-cell table:number-columns-repeated="16361"/>
        </table:table-row>
        <table:table-row table:style-name="ro1">
          <table:table-cell office:value-type="float" office:value="24572" table:style-name="ce1">
            <text:p>24572</text:p>
          </table:table-cell>
          <table:table-cell office:value-type="string" table:style-name="ce1">
            <text:p>Herldle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hleenrussell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12186172</text:p>
          </table:table-cell>
          <table:table-cell office:value-type="string" table:style-name="ce1">
            <text:p>3013504298</text:p>
          </table:table-cell>
          <table:table-cell office:value-type="string" table:style-name="ce1">
            <text:p>13706 Hotomtot DR #UPPR UPPR</text:p>
          </table:table-cell>
          <table:table-cell office:value-type="string" table:style-name="ce1">
            <text:p>Upper Marlboro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77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astor in Ridgley Ministries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Help I'm Sinking!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512756258</text:p>
          </table:table-cell>
          <table:table-cell office:value-type="date" office:date-value="2016-09-28T00:00:00" table:style-name="ce4">
            <text:p>09/28/16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Help-Im-Sinking-Herldleen-Russell/dp/1512756253/ref=sr_1_38?s=books&amp;amp;ie=UTF8&amp;amp;qid=1534254260&amp;amp;sr=1-38&amp;amp;refinements=p_45%3A9%2Cp_46%3ADuring%2Cp_47%3A2016%2Cp_30%3Awestbow+press</text:p>
          </table:table-cell>
          <table:table-cell table:number-columns-repeated="16361"/>
        </table:table-row>
        <table:table-row table:style-name="ro1">
          <table:table-cell office:value-type="float" office:value="24601" table:style-name="ce1">
            <text:p>24601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ecker Mahi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538839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254 Brookhill Dr</text:p>
          </table:table-cell>
          <table:table-cell office:value-type="string" table:style-name="ce1">
            <text:p>Camarillo,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30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Force of Life and Lov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483592954</text:p>
          </table:table-cell>
          <table:table-cell office:value-type="date" office:date-value="2017-08-17T00:00:00" table:style-name="ce4">
            <text:p>08/17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Force-Life-Love-Jim-Decker-Mahin/dp/1483592952/ref=sr_1_53?s=books&amp;amp;ie=UTF8&amp;amp;qid=1542378547&amp;amp;sr=1-53&amp;amp;refinements=p_46%3ADuring%2Cp_47%3A2017%2Cp_30%3Abookbaby</text:p>
          </table:table-cell>
          <table:table-cell table:number-columns-repeated="16361"/>
        </table:table-row>
        <table:table-row table:style-name="ro1">
          <table:table-cell office:value-type="float" office:value="24632" table:style-name="ce1">
            <text:p>24632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isner</text:p>
          </table:table-cell>
          <table:table-cell office:value-type="string" table:style-name="ce1">
            <text:p>ceisner@earthlink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056938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720 York RD</text:p>
          </table:table-cell>
          <table:table-cell office:value-type="string" table:style-name="ce1">
            <text:p>Towson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120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ute Swan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1460000000</text:p>
          </table:table-cell>
          <table:table-cell office:value-type="date" office:date-value="2015-05-04T00:00:00" table:style-name="ce4">
            <text:p>05/04/15</text:p>
          </table:table-cell>
          <table:table-cell office:value-type="string" table:style-name="ce1">
            <text:p>Dog Ear Pubilishing</text:p>
          </table:table-cell>
          <table:table-cell office:value-type="string" table:style-name="ce1">
            <text:p>https://www.amazon.com/MuteSwanChrisEisner/dp/145752824X/ref=tmm_pap_swatch_0?_encoding=UTF8&amp;amp;qid=1479883194&amp;amp;sr=1845</text:p>
          </table:table-cell>
          <table:table-cell table:number-columns-repeated="16361"/>
        </table:table-row>
        <table:table-row table:style-name="ro1">
          <table:table-cell office:value-type="float" office:value="24662" table:style-name="ce1">
            <text:p>24662</text:p>
          </table:table-cell>
          <table:table-cell office:value-type="string" table:style-name="ce1">
            <text:p>Mate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jala Diop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210) 273-51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02 Chinkapin Oak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82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nner-City Public Schools Still Work!: How One Principal's Life is Living Proof.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68579864</text:p>
          </table:table-cell>
          <table:table-cell office:value-type="date" office:date-value="2012-05-23T00:00:00" table:style-name="ce4">
            <text:p>05/23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Inner-City-Public-Schools-Still-Work/dp/146857986X/ref=sr_1_172?s=books&amp;amp;ie=UTF8&amp;amp;qid=1539360791&amp;amp;sr=1-172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4663" table:style-name="ce1">
            <text:p>24663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. Dulebenet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041066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www.eng.famu.fsu.edu/cee/people/dulebenets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Highway-Rail Grade Crossing Identification and Prioritizing Model Development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1493149650</text:p>
          </table:table-cell>
          <table:table-cell office:value-type="date" office:date-value="2014-01-14T00:00:00" table:style-name="ce4">
            <text:p>01/14/14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Highway-Rail-Crossing-Identification-Prioritizing-Development/dp/1493149652/ref=sr_1_6_twi_har_1?s=books&amp;amp;ie=UTF8&amp;amp;qid=1548197546&amp;amp;sr=1-6</text:p>
          </table:table-cell>
          <table:table-cell table:number-columns-repeated="16361"/>
        </table:table-row>
        <table:table-row table:style-name="ro1">
          <table:table-cell office:value-type="float" office:value="24682" table:style-name="ce1">
            <text:p>24682</text:p>
          </table:table-cell>
          <table:table-cell office:value-type="string" table:style-name="ce1">
            <text:p>Cynd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. Bradford</text:p>
          </table:table-cell>
          <table:table-cell office:value-type="string" table:style-name="ce1">
            <text:p>cyndybradford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05757131</text:p>
          </table:table-cell>
          <table:table-cell office:value-type="string" table:style-name="ce1">
            <text:p>5055757136nis</text:p>
          </table:table-cell>
          <table:table-cell office:value-type="string" table:style-name="ce1">
            <text:p>983 Forselles WAY #APT 2</text:p>
          </table:table-cell>
          <table:table-cell office:value-type="string" table:style-name="ce1">
            <text:p>Hayward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454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www.facebook.com/cyndy.bradford?lst=100000223641085%3A1207674102%3A1537907845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hen a Woman Cries: Every Tear Count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90000000</text:p>
          </table:table-cell>
          <table:table-cell office:value-type="date" office:date-value="2015-03-12T00:00:00" table:style-name="ce4">
            <text:p>03/12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When-Woman-Cries-Every-Counts/dp/1490871616/ref=sr_1_27_twi_pap_2?s=books&amp;amp;ie=UTF8&amp;amp;qid=1537907780&amp;amp;sr=1-27</text:p>
          </table:table-cell>
          <table:table-cell table:number-columns-repeated="16361"/>
        </table:table-row>
        <table:table-row table:style-name="ro1">
          <table:table-cell office:value-type="float" office:value="24687" table:style-name="ce1">
            <text:p>24687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acey Satterl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2150405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22 Mallard Rd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92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Survival 2033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-1434997135</text:p>
          </table:table-cell>
          <table:table-cell office:value-type="date" office:date-value="2010-01-28T00:00:00" table:style-name="ce4">
            <text:p>01/28/10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Survival-2033-Laura-Lacey-Satterly/dp/1434997138/ref=sr_1_72?s=books&amp;amp;ie=UTF8&amp;amp;qid=1541626726&amp;amp;sr=1-72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24693" table:style-name="ce1">
            <text:p>24693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 Colett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155996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 Sachem DR</text:p>
          </table:table-cell>
          <table:table-cell office:value-type="string" table:style-name="ce1">
            <text:p>Mastic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95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ishonorably Interre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0981865270</text:p>
          </table:table-cell>
          <table:table-cell office:value-type="date" office:date-value="2011-01-03T00:00:00" table:style-name="ce4">
            <text:p>01/03/11</text:p>
          </table:table-cell>
          <table:table-cell office:value-type="string" table:style-name="ce1">
            <text:p>HW Publishing</text:p>
          </table:table-cell>
          <table:table-cell office:value-type="string" table:style-name="ce1">
            <text:p>https://www.amazon.com/DishonorablyInterredTommyColetti/dp/0981865275/ref=sr_1_2?s=books&amp;amp;ie=UTF8&amp;amp;qid=1527610662&amp;amp;sr=12</text:p>
          </table:table-cell>
          <table:table-cell table:number-columns-repeated="16361"/>
        </table:table-row>
        <table:table-row table:style-name="ro1">
          <table:table-cell office:value-type="float" office:value="24699" table:style-name="ce1">
            <text:p>24699</text:p>
          </table:table-cell>
          <table:table-cell office:value-type="string" table:style-name="ce1">
            <text:p>Paulett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edla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44131573</text:p>
          </table:table-cell>
          <table:table-cell office:value-type="string" table:style-name="ce1">
            <text:p>7246843175</text:p>
          </table:table-cell>
          <table:table-cell office:value-type="string" table:style-name="ce1">
            <text:p>232 N 1st ST</text:p>
          </table:table-cell>
          <table:table-cell office:value-type="string" table:style-name="ce1">
            <text:p>West Newto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508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Happy Healthy Dieter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1500000000</text:p>
          </table:table-cell>
          <table:table-cell office:value-type="date" office:date-value="2015-03-13T00:00:00" table:style-name="ce4">
            <text:p>03/13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Happy-Healthy-Dieter-Paulette-Sedlak/dp/1498429629/ref=sr_1_28_twi_pap_1?s=books&amp;amp;ie=UTF8&amp;amp;qid=1504795757&amp;amp;sr=1-28</text:p>
          </table:table-cell>
          <table:table-cell table:number-columns-repeated="16361"/>
        </table:table-row>
        <table:table-row table:style-name="ro1">
          <table:table-cell office:value-type="float" office:value="24706" table:style-name="ce1">
            <text:p>24706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klosik</text:p>
          </table:table-cell>
          <table:table-cell office:value-type="string" table:style-name="ce1">
            <text:p>ischtvan@addres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43891003</text:p>
          </table:table-cell>
          <table:table-cell office:value-type="string" table:style-name="ce1">
            <text:p>1976 Drury LN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323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Lie That Is Lincoln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9781469156408</text:p>
          </table:table-cell>
          <table:table-cell office:value-type="date" office:date-value="2012-09-05T00:00:00" table:style-name="ce4">
            <text:p>09/05/12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LieThatLincolnStephenMiklosik/dp/1469156407/ref=sr_1_5?s=books&amp;amp;ie=UTF8&amp;amp;qid=1502729430&amp;amp;sr=15&amp;amp;refinements=p_45%3A5%2Cp_46%3ADuring%2Cp_47%3A2012%2Cp_30%3AXlibris</text:p>
          </table:table-cell>
          <table:table-cell table:number-columns-repeated="16361"/>
        </table:table-row>
        <table:table-row table:style-name="ro1">
          <table:table-cell office:value-type="float" office:value="24712" table:style-name="ce1">
            <text:p>24712</text:p>
          </table:table-cell>
          <table:table-cell office:value-type="string" table:style-name="ce1">
            <text:p>JoAn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Pher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317) 753-51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853 Vail DR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60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ission of Lov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610000000</text:p>
          </table:table-cell>
          <table:table-cell office:value-type="date" office:date-value="2011-04-21T00:00:00" table:style-name="ce4">
            <text:p>04/21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MissionLoveJoAnnMcPherson/dp/1609570383/ref=sr_1_73?s=books&amp;amp;ie=UTF8&amp;amp;qid=1499782472&amp;amp;sr=173&amp;amp;refinements=p_45%3A4%2C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24720" table:style-name="ce1">
            <text:p>24720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ul Hirtreit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745911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3 Stockton St</text:p>
          </table:table-cell>
          <table:table-cell office:value-type="string" table:style-name="ce1">
            <text:p>Brooksvill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46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Catholic Capitalism: Applying Scripture and Catholic Social Doctrine in Everyday Life, Work And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543903218</text:p>
          </table:table-cell>
          <table:table-cell office:value-type="date" office:date-value="2017-08-17T00:00:00" table:style-name="ce4">
            <text:p>08/17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Catholic-Capitalism-Applying-Scripture-Doctrine/dp/1543903215/ref=sr_1_76?s=books&amp;amp;ie=UTF8&amp;amp;qid=1543009884&amp;amp;sr=1-76&amp;amp;refinements=p_46%3ADuring%2Cp_47%3A2017%2Cp_30%3Abookbaby</text:p>
          </table:table-cell>
          <table:table-cell table:number-columns-repeated="16361"/>
        </table:table-row>
        <table:table-row table:style-name="ro1">
          <table:table-cell office:value-type="float" office:value="24721" table:style-name="ce1">
            <text:p>24721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ero</text:p>
          </table:table-cell>
          <table:table-cell office:value-type="string" table:style-name="ce1">
            <text:p>subcero@comcas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35319464 - VM</text:p>
          </table:table-cell>
          <table:table-cell office:value-type="string" table:style-name="ce1">
            <text:p>5035932404 - auto disconnec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6695 NW Redding LN</text:p>
          </table:table-cell>
          <table:table-cell office:value-type="string" table:style-name="ce1">
            <text:p>Portland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9722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Letters of the Great Divide: God, Death and Eternity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948556392</text:p>
          </table:table-cell>
          <table:table-cell office:value-type="date" office:date-value="2018-01-24T00:00:00" table:style-name="ce4">
            <text:p>01/24/18</text:p>
          </table:table-cell>
          <table:table-cell office:value-type="string" table:style-name="ce1">
            <text:p>Toplink Publishing, LLC</text:p>
          </table:table-cell>
          <table:table-cell office:value-type="string" table:style-name="ce1">
            <text:p>https://www.amazon.com/Letters-Great-Divide-Death-Eternity/dp/1948556391/ref=sr_1_56_twi_pap_2?s=books&amp;amp;ie=UTF8&amp;amp;qid=1529616396&amp;amp;sr=1-56</text:p>
          </table:table-cell>
          <table:table-cell table:number-columns-repeated="16361"/>
        </table:table-row>
        <table:table-row table:style-name="ro1">
          <table:table-cell office:value-type="float" office:value="24722" table:style-name="ce1">
            <text:p>2472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r Marshall L Hoffman</text:p>
          </table:table-cell>
          <table:table-cell office:value-type="string" table:style-name="ce1">
            <text:p>mhoff@comcas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229341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1 Bean Creek RD #UNT 56</text:p>
          </table:table-cell>
          <table:table-cell office:value-type="string" table:style-name="ce1">
            <text:p>Scotts Valle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06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ef. gemmah ttps://biblehub.com/proverbs/17-22.htm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Joke a Day Keeps the Doctor Away: Metaphors &amp;amp; Mirth to Make the Heart Merry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680000000</text:p>
          </table:table-cell>
          <table:table-cell office:value-type="date" office:date-value="2018-01-08T00:00:00" table:style-name="ce4">
            <text:p>01/08/18</text:p>
          </table:table-cell>
          <table:table-cell office:value-type="string" table:style-name="ce1">
            <text:p>Redemption Press</text:p>
          </table:table-cell>
          <table:table-cell office:value-type="string" table:style-name="ce1">
            <text:p>https://www.amazon.com/Joke-Day-Keeps-Doctor-Away/dp/1683145178/ref=sr_1_39_twi_pap_1?s=books&amp;amp;ie=UTF8&amp;amp;qid=1539099224&amp;amp;sr=1-39</text:p>
          </table:table-cell>
          <table:table-cell table:number-columns-repeated="16361"/>
        </table:table-row>
        <table:table-row table:style-name="ro1">
          <table:table-cell office:value-type="float" office:value="24759" table:style-name="ce1">
            <text:p>247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nBoehme</text:p>
          </table:table-cell>
          <table:table-cell office:value-type="string" table:style-name="ce1">
            <text:p>rboehme@gmai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6087688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831ArlingtonPlSE</text:p>
          </table:table-cell>
          <table:table-cell office:value-type="string" table:style-name="ce1">
            <text:p>PortOrchard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36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u'srelativeno.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RiverofGod:WhereReligionBeganandWhyGraceandLoveWillTriumph</text:p>
          </table:table-cell>
          <table:table-cell office:value-type="string" table:style-name="ce1">
            <text:p>Religion&amp;amp;Spirituality</text:p>
          </table:table-cell>
          <table:table-cell office:value-type="string" table:style-name="ce1">
            <text:p>9780000000000</text:p>
          </table:table-cell>
          <table:table-cell office:value-type="date" office:date-value="2018-03-12T00:00:00" table:style-name="ce4">
            <text:p>03/12/18</text:p>
          </table:table-cell>
          <table:table-cell office:value-type="string" table:style-name="ce1">
            <text:p>DorrancePublishingCo.Inc</text:p>
          </table:table-cell>
          <table:table-cell office:value-type="string" table:style-name="ce1">
            <text:p>https://www.amazon.com/RiverGodWhereReligionTriumphebook/dp/B07BFLGVB4/ref=sr_1_2?s=books&amp;amp;ie=UTF8&amp;amp;qid=1549660910&amp;amp;sr=12&amp;amp;refinements=p_45%3A3%2Cp_46%3ADuring%2Cp_47%3A2018%2Cp_30%3ADorrance+Publishing+Co.+Inc.</text:p>
          </table:table-cell>
          <table:table-cell table:number-columns-repeated="16361"/>
        </table:table-row>
        <table:table-row table:style-name="ro1">
          <table:table-cell office:value-type="float" office:value="24766" table:style-name="ce1">
            <text:p>24766</text:p>
          </table:table-cell>
          <table:table-cell office:value-type="string" table:style-name="ce1">
            <text:p>Pe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noch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17) 295-52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353 Walsh LN</text:p>
          </table:table-cell>
          <table:table-cell office:value-type="string" table:style-name="ce1">
            <text:p>Grand Prairie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505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eart to Heart: A Gift of Unconditional Lov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78763314</text:p>
          </table:table-cell>
          <table:table-cell office:value-type="date" office:date-value="2015-12-18T00:00:00" table:style-name="ce4">
            <text:p>12/18/15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Heart-Gift-Unconditional-Love/dp/1478763310/ref=sr_1_1?s=books&amp;amp;ie=UTF8&amp;amp;qid=1528830355&amp;amp;sr=1-1&amp;amp;keywords=Pene+Enochs</text:p>
          </table:table-cell>
          <table:table-cell table:number-columns-repeated="16361"/>
        </table:table-row>
        <table:table-row table:style-name="ro1">
          <table:table-cell office:value-type="float" office:value="24770" table:style-name="ce1">
            <text:p>24770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ellogg</text:p>
          </table:table-cell>
          <table:table-cell office:value-type="string" table:style-name="ce1">
            <text:p>kkellogg@kearsarge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32680035</text:p>
          </table:table-cell>
          <table:table-cell office:value-type="string" table:style-name="ce1">
            <text:p>6035264737</text:p>
          </table:table-cell>
          <table:table-cell office:value-type="string" table:style-name="ce1">
            <text:p>254 Plains RD</text:p>
          </table:table-cell>
          <table:table-cell office:value-type="string" table:style-name="ce1">
            <text:p>Andover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21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ich Kelogg Au spouse and this is his phone number (603) 268-0035, and 603) 526-4737 spoke to her assistant and just won't provide me with her direct phone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Adventures of Otis Pendleton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480842199</text:p>
          </table:table-cell>
          <table:table-cell office:value-type="date" office:date-value="2017-01-31T00:00:00" table:style-name="ce4">
            <text:p>01/31/17</text:p>
          </table:table-cell>
          <table:table-cell office:value-type="string" table:style-name="ce1">
            <text:p>Archway Publishing</text:p>
          </table:table-cell>
          <table:table-cell office:value-type="string" table:style-name="ce1">
            <text:p>https://www.amazon.com/Adventures-Otis-Pendleton-Kerry-Kellogg/dp/1480842192/ref=sr_1_8?s=books&amp;amp;ie=UTF8&amp;amp;qid=1541427156&amp;amp;sr=1-8&amp;amp;refinements=p_30%3AArchwayPublishing</text:p>
          </table:table-cell>
          <table:table-cell table:number-columns-repeated="16361"/>
        </table:table-row>
        <table:table-row table:style-name="ro1">
          <table:table-cell office:value-type="float" office:value="24776" table:style-name="ce1">
            <text:p>24776</text:p>
          </table:table-cell>
          <table:table-cell office:value-type="string" table:style-name="ce1">
            <text:p>Sand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rae Huszagh</text:p>
          </table:table-cell>
          <table:table-cell office:value-type="string" table:style-name="ce1">
            <text:p>shuszagh@uga.edu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351800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28 N Flintwood RD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8013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Open Door: Poems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532050916</text:p>
          </table:table-cell>
          <table:table-cell office:value-type="date" office:date-value="2018-12-14T00:00:00" table:style-name="ce4">
            <text:p>12/14/18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Open-Door-Sandi-Mcrae-Huszagh/dp/1532050917/ref=tmm_pap_swatch_0?_encoding=UTF8&amp;amp;qid=1545939374&amp;amp;sr=8-1-fkmr0</text:p>
          </table:table-cell>
          <table:table-cell table:number-columns-repeated="16361"/>
        </table:table-row>
        <table:table-row table:style-name="ro1">
          <table:table-cell office:value-type="float" office:value="24780" table:style-name="ce1">
            <text:p>24780</text:p>
          </table:table-cell>
          <table:table-cell office:value-type="string" table:style-name="ce1">
            <text:p>Rosett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rgett</text:p>
          </table:table-cell>
          <table:table-cell office:value-type="string" table:style-name="ce1">
            <text:p>roselivinglarge1@verizon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198585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 Towers ST</text:p>
          </table:table-cell>
          <table:table-cell office:value-type="string" table:style-name="ce1">
            <text:p>Jersey City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73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IT'S ALL ABOUT FAMILY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B01FKTKB7W</text:p>
          </table:table-cell>
          <table:table-cell office:value-type="date" office:date-value="2015-11-30T00:00:00" table:style-name="ce4">
            <text:p>11/30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ABOUT-FAMILY-Rosetta-Hargett-2015-11-30/dp/B01FKTKB7W/ref=sr_1_167_twi_pap_1?s=books&amp;amp;ie=UTF8&amp;amp;qid=1505832971&amp;amp;sr=1-167</text:p>
          </table:table-cell>
          <table:table-cell table:number-columns-repeated="16361"/>
        </table:table-row>
        <table:table-row table:style-name="ro1">
          <table:table-cell office:value-type="float" office:value="24789" table:style-name="ce1">
            <text:p>24789</text:p>
          </table:table-cell>
          <table:table-cell office:value-type="string" table:style-name="ce1">
            <text:p>Fin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hung</text:p>
          </table:table-cell>
          <table:table-cell office:value-type="string" table:style-name="ce1">
            <text:p>finis@finisjhung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272167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9 W 72nd 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0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Ballet for Life A Pictorial Memoi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0991389803</text:p>
          </table:table-cell>
          <table:table-cell office:value-type="date" office:date-value="2018-12-03T00:00:00" table:style-name="ce4">
            <text:p>12/03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Ballet-Pictorial-Memoir-Finis-Jhung/dp/0991389808/ref=tmm_pap_swatch_0?_encoding=UTF8&amp;amp;qid=1547736218&amp;amp;sr=1-8</text:p>
          </table:table-cell>
          <table:table-cell table:number-columns-repeated="16361"/>
        </table:table-row>
        <table:table-row table:style-name="ro1">
          <table:table-cell office:value-type="float" office:value="24794" table:style-name="ce1">
            <text:p>24794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5759171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 James Landing Rd</text:p>
          </table:table-cell>
          <table:table-cell office:value-type="string" table:style-name="ce1">
            <text:p>Newport News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360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Deadly Artifact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-0595401758</text:p>
          </table:table-cell>
          <table:table-cell office:value-type="date" office:date-value="2007-03-14T00:00:00" table:style-name="ce4">
            <text:p>03/14/07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Deadly-Artifact-Eugene-Wilson/dp/0595401759/ref=tmm_pap_swatch_0?_encoding=UTF8&amp;amp;qid=1539972812&amp;amp;sr=1-196</text:p>
          </table:table-cell>
          <table:table-cell table:number-columns-repeated="16361"/>
        </table:table-row>
        <table:table-row table:style-name="ro1">
          <table:table-cell office:value-type="float" office:value="24820" table:style-name="ce1">
            <text:p>248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beccaLin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67185020</text:p>
          </table:table-cell>
          <table:table-cell office:value-type="string" table:style-name="ce1">
            <text:p>2566539476</text:p>
          </table:table-cell>
          <table:table-cell office:value-type="string" table:style-name="ce1">
            <text:p>402WCourtlandAve</text:p>
          </table:table-cell>
          <table:table-cell office:value-type="string" table:style-name="ce1">
            <text:p>MuscleShoals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3566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WaronStateStreet</text:p>
          </table:table-cell>
          <table:table-cell office:value-type="string" table:style-name="ce1">
            <text:p>Children'sBooksÂ </text:p>
          </table:table-cell>
          <table:table-cell office:value-type="string" table:style-name="ce1">
            <text:p>978-1491735367</text:p>
          </table:table-cell>
          <table:table-cell office:value-type="date" office:date-value="2014-07-16T00:00:00" table:style-name="ce4">
            <text:p>07/16/14</text:p>
          </table:table-cell>
          <table:table-cell office:value-type="string" table:style-name="ce1">
            <text:p>iUniversePubishing</text:p>
          </table:table-cell>
          <table:table-cell office:value-type="string" table:style-name="ce1">
            <text:p>https://www.amazon.com/War-State-Street-Rebecca-Linam/dp/1491735368/ref=tmm_pap_swatch_0?_encoding=UTF8&amp;amp;qid=1539104630&amp;amp;sr=1-26</text:p>
          </table:table-cell>
          <table:table-cell table:number-columns-repeated="16361"/>
        </table:table-row>
        <table:table-row table:style-name="ro1">
          <table:table-cell office:value-type="float" office:value="24837" table:style-name="ce1">
            <text:p>24837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 Jozsa</text:p>
          </table:table-cell>
          <table:table-cell office:value-type="string" table:style-name="ce1">
            <text:p>frankjozsa@netzero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704) 788-78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8380 Us Hwy #52N</text:p>
          </table:table-cell>
          <table:table-cell office:value-type="string" table:style-name="ce1">
            <text:p>Misenheimer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10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Hoosier's Journey: Athlete, Student, Teacher, and Autho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57505126</text:p>
          </table:table-cell>
          <table:table-cell office:value-type="date" office:date-value="2011-08-19T00:00:00" table:style-name="ce4">
            <text:p>08/19/11</text:p>
          </table:table-cell>
          <table:table-cell office:value-type="string" table:style-name="ce1">
            <text:p>Dog Ear Publishing, LLC</text:p>
          </table:table-cell>
          <table:table-cell office:value-type="string" table:style-name="ce1">
            <text:p>https://www.amazon.com/Hoosiers-Journey-Athlete-Student-Teacher/dp/1457505126/ref=sr_1_8?s=books&amp;amp;ie=UTF8&amp;amp;qid=1537891923&amp;amp;sr=1-8&amp;amp;refinements=p_46%3ADuring%2Cp_47%3A2011%2Cp_30%3Adog+ear+publishing</text:p>
          </table:table-cell>
          <table:table-cell table:number-columns-repeated="16361"/>
        </table:table-row>
        <table:table-row table:style-name="ro1">
          <table:table-cell office:value-type="float" office:value="24904" table:style-name="ce1">
            <text:p>2490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arren Bess</text:p>
          </table:table-cell>
          <table:table-cell office:value-type="string" table:style-name="ce1">
            <text:p>dbess@uu.edu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352) 484-92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717 N Harrison ST</text:p>
          </table:table-cell>
          <table:table-cell office:value-type="string" table:style-name="ce1">
            <text:p>Davenport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5280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Exponential Grac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0620000000</text:p>
          </table:table-cell>
          <table:table-cell office:value-type="date" office:date-value="2013-01-01T00:00:00" table:style-name="ce4">
            <text:p>01/01/13</text:p>
          </table:table-cell>
          <table:table-cell office:value-type="string" table:style-name="ce1">
            <text:p>Morris Publishing</text:p>
          </table:table-cell>
          <table:table-cell office:value-type="string" table:style-name="ce1">
            <text:p>https://www.amazon.com/ExponentialGraceWDarrenBess/dp/0615785972/ref=sr_1_27?s=books&amp;amp;ie=UTF8&amp;amp;qid=1505403853&amp;amp;sr=127&amp;amp;refinements=p_46%3ADuring%2Cp_47%3A2013%2Cp_30%3AMorris+Publishing</text:p>
          </table:table-cell>
          <table:table-cell table:number-columns-repeated="16361"/>
        </table:table-row>
        <table:table-row table:style-name="ro1">
          <table:table-cell office:value-type="float" office:value="25701" table:style-name="ce1">
            <text:p>25701</text:p>
          </table:table-cell>
          <table:table-cell office:value-type="string" table:style-name="ce1">
            <text:p>Moniqu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. McCulloug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andy M McCullough Au spouse</text:p>
          </table:table-cell>
          <table:table-cell office:value-type="string" table:style-name="ce1">
            <text:p>60349848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47 Sharon RD W #5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2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olor Me Georgi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0999153901</text:p>
          </table:table-cell>
          <table:table-cell office:value-type="date" office:date-value="2017-10-01T00:00:00" table:style-name="ce4">
            <text:p>10/01/17</text:p>
          </table:table-cell>
          <table:table-cell office:value-type="string" table:style-name="ce1">
            <text:p>Another South Publishing</text:p>
          </table:table-cell>
          <table:table-cell office:value-type="string" table:style-name="ce1">
            <text:p>https://www.amazon.com/Color-Me-Georgi-Monique-McCullough/dp/0999153900/ref=sr_1_1_twi_pap_1?s=books&amp;amp;ie=UTF8&amp;amp;qid=1526420418&amp;amp;sr=1-1&amp;amp;keywords=Color+Me+Georgi&amp;amp;dpID=512lLXzu2uL&amp;amp;preST=_SY291_BO1,204,203,200_QL40_&amp;amp;dpSrc=srch</text:p>
          </table:table-cell>
          <table:table-cell table:number-columns-repeated="16361"/>
        </table:table-row>
        <table:table-row table:style-name="ro1">
          <table:table-cell office:value-type="float" office:value="25757" table:style-name="ce1">
            <text:p>25757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arose</text:p>
          </table:table-cell>
          <table:table-cell office:value-type="string" table:style-name="ce1">
            <text:p>tinalarose@outloop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302) 562-8972</text:p>
          </table:table-cell>
          <table:table-cell office:value-type="string" table:style-name="ce1">
            <text:p>She is quite buzy right now and she will just read the email</text:p>
          </table:table-cell>
          <table:table-cell office:value-type="string" table:style-name="ce1">
            <text:p>318 N Broom ST</text:p>
          </table:table-cell>
          <table:table-cell office:value-type="string" table:style-name="ce1">
            <text:p>Wilmington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198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Coaching Natural Attitudes: Through The Aaya Approach</text:p>
          </table:table-cell>
          <table:table-cell office:value-type="string" table:style-name="ce1">
            <text:p>SelfHelp</text:p>
          </table:table-cell>
          <table:table-cell office:value-type="string" table:style-name="ce1">
            <text:p>9781470000000</text:p>
          </table:table-cell>
          <table:table-cell office:value-type="date" office:date-value="2012-05-19T00:00:00" table:style-name="ce4">
            <text:p>05/19/12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CoachingNaturalAttitudesThroughApproach/dp/1469199114/ref=sr_1_32?s=books&amp;amp;ie=UTF8&amp;amp;qid=1503439496&amp;amp;sr=132&amp;amp;refinements=p_45%3A5%2Cp_46%3ADuring%2Cp_47%3A2012%2Cp_30%3AXlibris</text:p>
          </table:table-cell>
          <table:table-cell table:number-columns-repeated="16361"/>
        </table:table-row>
        <table:table-row table:style-name="ro1">
          <table:table-cell office:value-type="float" office:value="25774" table:style-name="ce1">
            <text:p>25774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tomwarren66@yaho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024742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751 Brookwood Dr</text:p>
          </table:table-cell>
          <table:table-cell office:value-type="string" table:style-name="ce1">
            <text:p>Pepper Pike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412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Discovering Beloit: Stories Too Good to be True?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91752869</text:p>
          </table:table-cell>
          <table:table-cell office:value-type="date" office:date-value="2014-11-20T00:00:00" table:style-name="ce4">
            <text:p>11/20/14</text:p>
          </table:table-cell>
          <table:table-cell office:value-type="string" table:style-name="ce1">
            <text:p>iUniverse Publishing</text:p>
          </table:table-cell>
          <table:table-cell office:value-type="string" table:style-name="ce1">
            <text:p>https://www.amazon.com/Discovering-Beloit-Stories-Good-True/dp/1491752866/ref=tmm_pap_swatch_0?_encoding=UTF8&amp;amp;qid=1540416043&amp;amp;sr=1-369</text:p>
          </table:table-cell>
          <table:table-cell table:number-columns-repeated="16361"/>
        </table:table-row>
        <table:table-row table:style-name="ro1">
          <table:table-cell office:value-type="float" office:value="25790" table:style-name="ce1">
            <text:p>25790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. Glood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840351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222 Eileen Ct</text:p>
          </table:table-cell>
          <table:table-cell office:value-type="string" table:style-name="ce1">
            <text:p>Orland Park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046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'll Take the 18: The Story of Beech 18 Freight Flying</text:p>
          </table:table-cell>
          <table:table-cell office:value-type="string" table:style-name="ce1">
            <text:p>Engineering &amp;amp; Transportation</text:p>
          </table:table-cell>
          <table:table-cell office:value-type="string" table:style-name="ce1">
            <text:p>9781543930665</text:p>
          </table:table-cell>
          <table:table-cell office:value-type="date" office:date-value="2018-05-05T00:00:00" table:style-name="ce4">
            <text:p>05/05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Ill-Take-18-Freight-Flying/dp/1543930662/ref=sr_1_5?s=books&amp;amp;ie=UTF8&amp;amp;qid=1541629432&amp;amp;sr=1-5&amp;amp;refinements=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25792" table:style-name="ce1">
            <text:p>25792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ibeiro Roy</text:p>
          </table:table-cell>
          <table:table-cell office:value-type="string" table:style-name="ce1">
            <text:p>susan.roy@tdbanknorth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66013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 Monument SQ</text:p>
          </table:table-cell>
          <table:table-cell office:value-type="string" table:style-name="ce1">
            <text:p>Leominste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145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arried to a woman named Lu Ribeiro-Roy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rue Justic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612442099</text:p>
          </table:table-cell>
          <table:table-cell office:value-type="date" office:date-value="2015-06-13T00:00:00" table:style-name="ce4">
            <text:p>06/13/15</text:p>
          </table:table-cell>
          <table:table-cell office:value-type="string" table:style-name="ce1">
            <text:p>Halo Publishing International</text:p>
          </table:table-cell>
          <table:table-cell office:value-type="string" table:style-name="ce1">
            <text:p>https://www.amazon.com/True-Justice-Susan-Ribeiro-Roy/dp/1612442099/ref=sr_1_21?s=books&amp;amp;ie=UTF8&amp;amp;qid=1545071605&amp;amp;sr=1-21&amp;amp;refinements=p_30%3AHalo+Publishing+International</text:p>
          </table:table-cell>
          <table:table-cell table:number-columns-repeated="16361"/>
        </table:table-row>
        <table:table-row table:style-name="ro1">
          <table:table-cell office:value-type="float" office:value="25849" table:style-name="ce1">
            <text:p>25849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n Brantley</text:p>
          </table:table-cell>
          <table:table-cell office:value-type="string" table:style-name="ce1">
            <text:p>doug.linkowski@marriott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596649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26 Windham Hill RD</text:p>
          </table:table-cell>
          <table:table-cell office:value-type="string" table:style-name="ce1">
            <text:p>Knoxville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3793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a Mary Ann Linkowski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corns from Ivy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90881072</text:p>
          </table:table-cell>
          <table:table-cell office:value-type="date" office:date-value="2015-05-28T00:00:00" table:style-name="ce4">
            <text:p>05/28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Acorns-Ivy-Mary-Ann-Brantley/dp/1490881077/ref=sr_1_12_twi_har_1?s=books&amp;amp;ie=UTF8&amp;amp;qid=1539297094&amp;amp;sr=1-12</text:p>
          </table:table-cell>
          <table:table-cell table:number-columns-repeated="16361"/>
        </table:table-row>
        <table:table-row table:style-name="ro1">
          <table:table-cell office:value-type="float" office:value="25891" table:style-name="ce1">
            <text:p>2589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gnol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062170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 Beacon St</text:p>
          </table:table-cell>
          <table:table-cell office:value-type="string" table:style-name="ce1">
            <text:p>Southingto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48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Adventures of KatGir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1504957748</text:p>
          </table:table-cell>
          <table:table-cell office:value-type="date" office:date-value="2015-10-28T00:00:00" table:style-name="ce4">
            <text:p>10/28/15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Adventures-KatGirl-Katherine-Magnoli/dp/1504957741/ref=sr_1_183?s=books&amp;amp;ie=UTF8&amp;amp;qid=1540830815&amp;amp;sr=1-183&amp;amp;refinements=p_46%3ADuring%2Cp_47%3A2015%2Cp_30%3AAuthorhouse</text:p>
          </table:table-cell>
          <table:table-cell table:number-columns-repeated="16361"/>
        </table:table-row>
        <table:table-row table:style-name="ro1">
          <table:table-cell office:value-type="float" office:value="25965" table:style-name="ce1">
            <text:p>25965</text:p>
          </table:table-cell>
          <table:table-cell office:value-type="string" table:style-name="ce1">
            <text:p>Gain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radford Jackson</text:p>
          </table:table-cell>
          <table:table-cell office:value-type="string" table:style-name="ce1">
            <text:p>sewage1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573394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260 Three Oaks Cir</text:p>
          </table:table-cell>
          <table:table-cell office:value-type="string" table:style-name="ce1">
            <text:p>Midwest City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313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Applied Nomography Training for the Water Utility Operator</text:p>
          </table:table-cell>
          <table:table-cell office:value-type="string" table:style-name="ce1">
            <text:p>Science &amp;amp; Math</text:p>
          </table:table-cell>
          <table:table-cell office:value-type="string" table:style-name="ce1">
            <text:p>978-0805997859</text:p>
          </table:table-cell>
          <table:table-cell office:value-type="date" office:date-value="2005-10-14T00:00:00" table:style-name="ce4">
            <text:p>10/14/05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Applied-Nomography-Training-Utility-Operator/dp/0805997857/ref=sr_1_48?s=books&amp;amp;ie=UTF8&amp;amp;qid=1547502868&amp;amp;sr=1-48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25969" table:style-name="ce1">
            <text:p>25969</text:p>
          </table:table-cell>
          <table:table-cell office:value-type="string" table:style-name="ce1">
            <text:p>Capt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ke Eisenhauer</text:p>
          </table:table-cell>
          <table:table-cell office:value-type="string" table:style-name="ce1">
            <text:p>eisenhauer@statefarm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191500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 Empinado WAY</text:p>
          </table:table-cell>
          <table:table-cell office:value-type="string" table:style-name="ce1">
            <text:p>Hot Springs Village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7190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Flying Carpetbagger II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943265398</text:p>
          </table:table-cell>
          <table:table-cell office:value-type="date" office:date-value="2015-07-31T00:00:00" table:style-name="ce4">
            <text:p>07/31/15</text:p>
          </table:table-cell>
          <table:table-cell office:value-type="string" table:style-name="ce1">
            <text:p>Book Venture Publishing LLC</text:p>
          </table:table-cell>
          <table:table-cell office:value-type="string" table:style-name="ce1">
            <text:p>https://www.amazon.com/Flying-Carpetbagger-II-Patricia-Eisenhauer/dp/1943265399/ref=sr_1_17_twi_pap_1?s=books&amp;amp;ie=UTF8&amp;amp;qid=1535668650&amp;amp;sr=1-17</text:p>
          </table:table-cell>
          <table:table-cell table:number-columns-repeated="16361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uile</text:p>
          </table:table-cell>
          <table:table-cell office:value-type="string" table:style-name="ce1">
            <text:p>eguile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326762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76 NW 146th AVE</text:p>
          </table:table-cell>
          <table:table-cell office:value-type="string" table:style-name="ce1">
            <text:p>Portland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9722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ecrets From The Cradle To College Admission at MIT and The Ivy League: A Parent-Student Guide for Life Successes in the New Millennium</text:p>
          </table:table-cell>
          <table:table-cell office:value-type="string" table:style-name="ce1">
            <text:p>Education &amp;amp; Teaching</text:p>
          </table:table-cell>
          <table:table-cell office:value-type="string" table:style-name="ce1">
            <text:p>9780595089697</text:p>
          </table:table-cell>
          <table:table-cell office:value-type="date" office:date-value="2000-12-01T00:00:00" table:style-name="ce4">
            <text:p>12/01/00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Secrets-Cradle-College-Admission-League/dp/0595089690/ref=sr_1_684?s=books&amp;amp;ie=UTF8&amp;amp;qid=1506952564&amp;amp;sr=1-684&amp;amp;refinements=p_46%3ADuring%2Cp_47%3A2000%2Cp_30%3AiUniverse</text:p>
          </table:table-cell>
          <table:table-cell table:number-columns-repeated="16361"/>
        </table:table-row>
        <table:table-row table:style-name="ro1">
          <table:table-cell office:value-type="float" office:value="26058" table:style-name="ce1">
            <text:p>26058</text:p>
          </table:table-cell>
          <table:table-cell office:value-type="string" table:style-name="ce1">
            <text:p>Ton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achinsk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662408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nnecticut View Dr</text:p>
          </table:table-cell>
          <table:table-cell office:value-type="string" table:style-name="ce1">
            <text:p>Oyster Bay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177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hat Do You Mean My House Has a Septic Tank?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1947355293</text:p>
          </table:table-cell>
          <table:table-cell office:value-type="date" office:date-value="2018-06-08T00:00:00" table:style-name="ce4">
            <text:p>06/08/18</text:p>
          </table:table-cell>
          <table:table-cell office:value-type="string" table:style-name="ce1">
            <text:p>Stratton Press</text:p>
          </table:table-cell>
          <table:table-cell office:value-type="string" table:style-name="ce1">
            <text:p>https://www.amazon.com/What-Mean-House-Septic-Tank/dp/1947355295/ref=sr_1_2_twi_pap_2?s=books&amp;amp;ie=UTF8&amp;amp;qid=1544117803&amp;amp;sr=1-2</text:p>
          </table:table-cell>
          <table:table-cell table:number-columns-repeated="16361"/>
        </table:table-row>
        <table:table-row table:style-name="ro1">
          <table:table-cell office:value-type="float" office:value="26077" table:style-name="ce1">
            <text:p>2607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trick</text:p>
          </table:table-cell>
          <table:table-cell office:value-type="string" table:style-name="ce1">
            <text:p>petrick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390889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4 Americana RD</text:p>
          </table:table-cell>
          <table:table-cell office:value-type="string" table:style-name="ce1">
            <text:p>Longmont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805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ull name is Paula Jean Etrick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Out of Darkness into the Light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490860589</text:p>
          </table:table-cell>
          <table:table-cell office:value-type="date" office:date-value="2015-03-09T00:00:00" table:style-name="ce4">
            <text:p>03/09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Darkness-into-Light-Paula-Etrick/dp/1490860584/ref=sr_1_107_twi_pap_2?s=books&amp;amp;ie=UTF8&amp;amp;qid=1538000460&amp;amp;sr=1-107</text:p>
          </table:table-cell>
          <table:table-cell table:number-columns-repeated="16361"/>
        </table:table-row>
        <table:table-row table:style-name="ro1">
          <table:table-cell office:value-type="float" office:value="26079" table:style-name="ce1">
            <text:p>26079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 John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050642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2 Robinson Ln</text:p>
          </table:table-cell>
          <table:table-cell office:value-type="string" table:style-name="ce1">
            <text:p>Bennettsville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2951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plinters of the Cross (With Leftover Nails) (Where Godly Men Walked)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543925012</text:p>
          </table:table-cell>
          <table:table-cell office:value-type="date" office:date-value="2018-04-09T00:00:00" table:style-name="ce4">
            <text:p>04/09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Splinters-Cross-Leftover-Nails-Walked/dp/1543925014/ref=sr_1_97?s=books&amp;amp;ie=UTF8&amp;amp;qid=1541615800&amp;amp;sr=1-97&amp;amp;refinements=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26080" table:style-name="ce1">
            <text:p>26080</text:p>
          </table:table-cell>
          <table:table-cell office:value-type="string" table:style-name="ce1">
            <text:p>Rosema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usan Pam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023836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432 Scotch Pine Way</text:p>
          </table:table-cell>
          <table:table-cell office:value-type="string" table:style-name="ce1">
            <text:p>Strongsville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414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Hope for the Suffering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34991645</text:p>
          </table:table-cell>
          <table:table-cell office:value-type="date" office:date-value="2008-10-15T00:00:00" table:style-name="ce4">
            <text:p>10/15/08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Hope-Suffering-Rosey-Pamer/dp/1434991644/ref=sr_1_297?s=books&amp;amp;ie=UTF8&amp;amp;qid=1545413564&amp;amp;sr=1-297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26107" table:style-name="ce1">
            <text:p>26107</text:p>
          </table:table-cell>
          <table:table-cell office:value-type="string" table:style-name="ce1">
            <text:p>Lorrai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. Cafas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chael Francis Cafasso Au son, he is 47 years old but his mother Lorraine is 69 Yrs old</text:p>
          </table:table-cell>
          <table:table-cell office:value-type="string" table:style-name="ce1">
            <text:p>41926000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14 Christmas LN</text:p>
          </table:table-cell>
          <table:table-cell office:value-type="string" table:style-name="ce1">
            <text:p>Grov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434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nd Then the End Shall Come: Book One - The Call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29870</text:p>
          </table:table-cell>
          <table:table-cell office:value-type="date" office:date-value="2016-03-04T00:00:00" table:style-name="ce4">
            <text:p>03/04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Then-End-Shall-Come-Book/dp/1512729876/ref=sr_1_55_twi_har_1?s=books&amp;amp;ie=UTF8&amp;amp;qid=1530654002&amp;amp;sr=1-55</text:p>
          </table:table-cell>
          <table:table-cell table:number-columns-repeated="16361"/>
        </table:table-row>
        <table:table-row table:style-name="ro1">
          <table:table-cell office:value-type="float" office:value="26120" table:style-name="ce1">
            <text:p>26120</text:p>
          </table:table-cell>
          <table:table-cell office:value-type="string" table:style-name="ce1">
            <text:p>Nell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mrani</text:p>
          </table:table-cell>
          <table:table-cell office:value-type="string" table:style-name="ce1">
            <text:p>nellieemrani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1074162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3 N Rodeo Drive</text:p>
          </table:table-cell>
          <table:table-cell office:value-type="string" table:style-name="ce1">
            <text:p>Beverly Hill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2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ello Aaron! Where are you?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460000000</text:p>
          </table:table-cell>
          <table:table-cell office:value-type="date" office:date-value="2016-10-19T00:00:00" table:style-name="ce4">
            <text:p>10/19/16</text:p>
          </table:table-cell>
          <table:table-cell office:value-type="string" table:style-name="ce1">
            <text:p>Friesen Press</text:p>
          </table:table-cell>
          <table:table-cell office:value-type="string" table:style-name="ce1">
            <text:p>https://www.amazon.com/HelloAaronWhereareyou/dp/1460286243/ref=tmm_pap_swatch_0?_encoding=UTF8&amp;amp;qid=1507664764&amp;amp;sr=1263&amp;amp;dpID=51LS2v7v2L&amp;amp;preST=_SX218_BO1,204,203,200_QL40_&amp;amp;dpSrc=detail</text:p>
          </table:table-cell>
          <table:table-cell table:number-columns-repeated="16361"/>
        </table:table-row>
        <table:table-row table:style-name="ro1">
          <table:table-cell office:value-type="float" office:value="26136" table:style-name="ce1">
            <text:p>26136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onecn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8 65134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2546</text:p>
          </table:table-cell>
          <table:table-cell office:value-type="string" table:style-name="ce1">
            <text:p>Coeur D Alen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8381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AVE'S FIRST CHRISTMA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610000000</text:p>
          </table:table-cell>
          <table:table-cell office:value-type="date" office:date-value="2011-07-18T00:00:00" table:style-name="ce4">
            <text:p>07/18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DAVESFIRSTCHRISTMASLindaKonecny/dp/1613798172/ref=sr_1_2?s=books&amp;amp;ie=UTF8&amp;amp;qid=1498670398&amp;amp;sr=12&amp;amp;refinements=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26146" table:style-name="ce1">
            <text:p>26146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nifold</text:p>
          </table:table-cell>
          <table:table-cell office:value-type="string" table:style-name="ce1">
            <text:p>lilim@mugglepost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02959254</text:p>
          </table:table-cell>
          <table:table-cell office:value-type="string" table:style-name="ce1">
            <text:p>3036802434</text:p>
          </table:table-cell>
          <table:table-cell office:value-type="string" table:style-name="ce1">
            <text:p>4103534550</text:p>
          </table:table-cell>
          <table:table-cell office:value-type="string" table:style-name="ce1">
            <text:p>4145 S Lisbon WAY</text:p>
          </table:table-cell>
          <table:table-cell office:value-type="string" table:style-name="ce1">
            <text:p>Aurora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8001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Dragon Lost (Dragon Thief) (Volume 1)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950000000</text:p>
          </table:table-cell>
          <table:table-cell office:value-type="date" office:date-value="2018-03-27T00:00:00" table:style-name="ce4">
            <text:p>03/27/18</text:p>
          </table:table-cell>
          <table:table-cell office:value-type="string" table:style-name="ce1">
            <text:p>Ocean Top Press</text:p>
          </table:table-cell>
          <table:table-cell office:value-type="string" table:style-name="ce1">
            <text:p>https://www.amazon.com/Dragon-Lost-Thief-1/dp/194587810X/ref=la_B00EYMDAY8_1_1_twi_pap_2?s=books&amp;amp;ie=UTF8&amp;amp;qid=1524789217&amp;amp;sr=1-1</text:p>
          </table:table-cell>
          <table:table-cell table:number-columns-repeated="16361"/>
        </table:table-row>
        <table:table-row table:style-name="ro1">
          <table:table-cell office:value-type="float" office:value="26158" table:style-name="ce1">
            <text:p>26158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ton Rolf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844592352</text:p>
          </table:table-cell>
          <table:table-cell office:value-type="string" table:style-name="ce1">
            <text:p>4844017725</text:p>
          </table:table-cell>
          <table:table-cell office:value-type="string" table:style-name="ce1">
            <text:p>1890 Green Sands AVE</text:p>
          </table:table-cell>
          <table:table-cell office:value-type="string" table:style-name="ce1">
            <text:p>Atwater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3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www.expertclick.com/expert/Children-Parents/Randy-Rolfe-Parenting-Family-and-Lifestyle-Author-and-Speaker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Seven Secrets of Successful Parents</text:p>
          </table:table-cell>
          <table:table-cell office:value-type="string" table:style-name="ce1">
            <text:p>Parenting &amp;amp; Relationships</text:p>
          </table:table-cell>
          <table:table-cell office:value-type="string" table:style-name="ce1">
            <text:p>978-1948654487</text:p>
          </table:table-cell>
          <table:table-cell office:value-type="date" office:date-value="2018-03-15T00:00:00" table:style-name="ce4">
            <text:p>03/15/18</text:p>
          </table:table-cell>
          <table:table-cell office:value-type="string" table:style-name="ce1">
            <text:p>Stratton Press</text:p>
          </table:table-cell>
          <table:table-cell office:value-type="string" table:style-name="ce1">
            <text:p>https://www.amazon.com/Seven-Secrets-Successful-Parents/dp/1948654482/ref=sr_1_3_twi_pap_2?s=books&amp;amp;ie=UTF8&amp;amp;qid=1544483212&amp;amp;sr=1-3</text:p>
          </table:table-cell>
          <table:table-cell table:number-columns-repeated="16361"/>
        </table:table-row>
        <table:table-row table:style-name="ro1">
          <table:table-cell office:value-type="float" office:value="26173" table:style-name="ce1">
            <text:p>2617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V Lapakko</text:p>
          </table:table-cell>
          <table:table-cell office:value-type="string" table:style-name="ce1">
            <text:p>lapakko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28663860</text:p>
          </table:table-cell>
          <table:table-cell office:value-type="string" table:style-name="ce1">
            <text:p>6122479460</text:p>
          </table:table-cell>
          <table:table-cell office:value-type="string" table:style-name="ce1">
            <text:p>7250 Oak Grove Blvd</text:p>
          </table:table-cell>
          <table:table-cell office:value-type="string" table:style-name="ce1">
            <text:p>Richfield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554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Argumentation: Critical Thinking in Action: 3rd Edition</text:p>
          </table:table-cell>
          <table:table-cell office:value-type="string" table:style-name="ce1">
            <text:p>Words, Language &amp;amp; Grammar</text:p>
          </table:table-cell>
          <table:table-cell office:value-type="string" table:style-name="ce1">
            <text:p>978-1491745892</text:p>
          </table:table-cell>
          <table:table-cell office:value-type="date" office:date-value="2014-10-15T00:00:00" table:style-name="ce4">
            <text:p>10/15/14</text:p>
          </table:table-cell>
          <table:table-cell office:value-type="string" table:style-name="ce1">
            <text:p>iUniversePublishing</text:p>
          </table:table-cell>
          <table:table-cell office:value-type="string" table:style-name="ce1">
            <text:p>https://www.amazon.com/Argumentation-Critical-Thinking-Action-3rd-dp-1491745894/dp/1491745894/ref=mt_paperback?_encoding=UTF8&amp;amp;me=&amp;amp;qid=1540928933</text:p>
          </table:table-cell>
          <table:table-cell table:number-columns-repeated="16361"/>
        </table:table-row>
        <table:table-row table:style-name="ro1">
          <table:table-cell office:value-type="float" office:value="26182" table:style-name="ce1">
            <text:p>26182</text:p>
          </table:table-cell>
          <table:table-cell office:value-type="string" table:style-name="ce1">
            <text:p>Nol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 Do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31629937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910 Schafin Dr</text:p>
          </table:table-cell>
          <table:table-cell office:value-type="string" table:style-name="ce1">
            <text:p>Weidman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889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Of Fallen Leaves and Other Things Dea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0991164097</text:p>
          </table:table-cell>
          <table:table-cell office:value-type="date" office:date-value="2017-05-08T00:00:00" table:style-name="ce4">
            <text:p>05/08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Fallen-Leaves-Other-Things-Dead/dp/0991164091/ref=sr_1_1?s=books&amp;amp;ie=UTF8&amp;amp;qid=1543433065&amp;amp;sr=1-1</text:p>
          </table:table-cell>
          <table:table-cell table:number-columns-repeated="16361"/>
        </table:table-row>
        <table:table-row table:style-name="ro1">
          <table:table-cell office:value-type="float" office:value="26186" table:style-name="ce1">
            <text:p>26186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aye</text:p>
          </table:table-cell>
          <table:table-cell office:value-type="string" table:style-name="ce1">
            <text:p>vanessa.kaye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394045117</text:p>
          </table:table-cell>
          <table:table-cell office:value-type="string" table:style-name="ce1">
            <text:p>2394044540</text:p>
          </table:table-cell>
          <table:table-cell office:value-type="string" table:style-name="ce1">
            <text:p>2172 Pinewoods CIR</text:p>
          </table:table-cell>
          <table:table-cell office:value-type="string" table:style-name="ce1">
            <text:p>Naples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41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Uninvite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20000000</text:p>
          </table:table-cell>
          <table:table-cell office:value-type="date" office:date-value="2017-03-01T00:00:00" table:style-name="ce4">
            <text:p>03/01/17</text:p>
          </table:table-cell>
          <table:table-cell office:value-type="string" table:style-name="ce1">
            <text:p>Author House</text:p>
          </table:table-cell>
          <table:table-cell office:value-type="string" table:style-name="ce1">
            <text:p>https://www.amazon.com/UninvitedVanessaKaye/dp/1524650366/ref=sr_1_495?s=books&amp;amp;ie=UTF8&amp;amp;qid=1498137155&amp;amp;sr=1495&amp;amp;refinements=p_46%3ADuring%2Cp_47%3A2017%2Cp_30%3Aauthorhouse</text:p>
          </table:table-cell>
          <table:table-cell table:number-columns-repeated="16361"/>
        </table:table-row>
        <table:table-row table:style-name="ro1">
          <table:table-cell office:value-type="float" office:value="26193" table:style-name="ce1">
            <text:p>26193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anklin Tru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6190619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902 Sir Geraint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841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y Enemy Myself: Overcoming Your Self-Defeating Mind - The Psychology of Self-Change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0000000000</text:p>
          </table:table-cell>
          <table:table-cell office:value-type="date" office:date-value="2014-01-15T00:00:00" table:style-name="ce4">
            <text:p>01/15/14</text:p>
          </table:table-cell>
          <table:table-cell office:value-type="string" table:style-name="ce1">
            <text:p>Wheatmark</text:p>
          </table:table-cell>
          <table:table-cell office:value-type="string" table:style-name="ce1">
            <text:p>https://www.amazon.com/Enemy-Myself-Overcoming-Self-Defeating-Self-Change/dp/1627870482/ref=sr_1_1?s=books&amp;amp;ie=UTF8&amp;amp;qid=1541023126&amp;amp;sr=1-1&amp;amp;refinements=p_46%3ADuring%2Cp_47%3A2014%2Cp_30%3Awheatmark</text:p>
          </table:table-cell>
          <table:table-cell table:number-columns-repeated="16361"/>
        </table:table-row>
        <table:table-row table:style-name="ro1">
          <table:table-cell office:value-type="float" office:value="26197" table:style-name="ce1">
            <text:p>26197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bert Clarke</text:p>
          </table:table-cell>
          <table:table-cell office:value-type="string" table:style-name="ce1">
            <text:p>jrclarke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423380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4 Palm Harbour BLVD</text:p>
          </table:table-cell>
          <table:table-cell office:value-type="string" table:style-name="ce1">
            <text:p>Panama City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40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iddle Waters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-0986374913</text:p>
          </table:table-cell>
          <table:table-cell office:value-type="date" office:date-value="2015-04-10T00:00:00" table:style-name="ce4">
            <text:p>04/10/15</text:p>
          </table:table-cell>
          <table:table-cell office:value-type="string" table:style-name="ce1">
            <text:p>Wet Street Press; 1 edition</text:p>
          </table:table-cell>
          <table:table-cell office:value-type="string" table:style-name="ce1">
            <text:p>https://www.amazon.com/Middle-Waters-John-Clarke/dp/0986374911/ref=sr_1_1?s=books&amp;amp;ie=UTF8&amp;amp;qid=1526333822&amp;amp;sr=1-1&amp;amp;keywords=Middle+Waters</text:p>
          </table:table-cell>
          <table:table-cell table:number-columns-repeated="16361"/>
        </table:table-row>
        <table:table-row table:style-name="ro1">
          <table:table-cell office:value-type="float" office:value="26204" table:style-name="ce1">
            <text:p>2620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entl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377848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17 Stratham Heights Rd</text:p>
          </table:table-cell>
          <table:table-cell office:value-type="string" table:style-name="ce1">
            <text:p>Stratham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88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Yes, You Are Home: A Novel Presented in Memoir and Film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91733677</text:p>
          </table:table-cell>
          <table:table-cell office:value-type="date" office:date-value="2014-05-09T00:00:00" table:style-name="ce4">
            <text:p>05/09/14</text:p>
          </table:table-cell>
          <table:table-cell office:value-type="string" table:style-name="ce1">
            <text:p>iUniverse Publishing</text:p>
          </table:table-cell>
          <table:table-cell office:value-type="string" table:style-name="ce1">
            <text:p>https://www.amazon.com/Yes-You-Are-Home-Presented/dp/1491733675/ref=tmm_pap_swatch_0?_encoding=UTF8&amp;amp;qid=1540416043&amp;amp;sr=1-366</text:p>
          </table:table-cell>
          <table:table-cell table:number-columns-repeated="16361"/>
        </table:table-row>
        <table:table-row table:style-name="ro1">
          <table:table-cell office:value-type="float" office:value="26210" table:style-name="ce1">
            <text:p>26210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ZINTGRAFF</text:p>
          </table:table-cell>
          <table:table-cell office:value-type="string" table:style-name="ce1">
            <text:p>bzintgraff@ao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462434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290 E Big Elm RD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657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LOUIE the Bulldog Volume II: Accidents Happen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B07LCX9SMC</text:p>
          </table:table-cell>
          <table:table-cell office:value-type="date" office:date-value="2018-12-13T00:00:00" table:style-name="ce4">
            <text:p>12/13/18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LOUIE-Bulldog-II-Accidents-Happen-ebook/dp/B07LCX9SMC/ref=sr_1_8?s=books&amp;amp;ie=UTF8&amp;amp;qid=1547062473&amp;amp;sr=1-8&amp;amp;refinements=p_45%3A12%2Cp_46%3ADuring%2Cp_47%3A2018%2Cp_30%3AXulon+Press</text:p>
          </table:table-cell>
          <table:table-cell table:number-columns-repeated="16361"/>
        </table:table-row>
        <table:table-row table:style-name="ro1">
          <table:table-cell office:value-type="float" office:value="26247" table:style-name="ce1">
            <text:p>26247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. Brook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160277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26 S Broadway #646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01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hat You Don't Know Is Hurting You: 4 Keys to a Phenomenal Career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1540000000</text:p>
          </table:table-cell>
          <table:table-cell office:value-type="date" office:date-value="2018-08-31T00:00:00" table:style-name="ce4">
            <text:p>08/31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What-You-Dont-Know-Hurting/dp/1543941893/ref=sr_1_17?s=books&amp;amp;ie=UTF8&amp;amp;qid=1541686610&amp;amp;sr=1-17&amp;amp;refinements=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26254" table:style-name="ce1">
            <text:p>26254</text:p>
          </table:table-cell>
          <table:table-cell office:value-type="string" table:style-name="ce1">
            <text:p>Marvi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. Brow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718) 398-23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95 Lullwater Cir SE</text:p>
          </table:table-cell>
          <table:table-cell office:value-type="string" table:style-name="ce1">
            <text:p>Cairo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982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oldier of the Leaf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77260906</text:p>
          </table:table-cell>
          <table:table-cell office:value-type="date" office:date-value="2012-10-11T00:00:00" table:style-name="ce4">
            <text:p>10/11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Soldier-Leaf-Marvin-Brown/dp/1477260900/ref=sr_1_107?s=books&amp;amp;ie=UTF8&amp;amp;qid=1539354634&amp;amp;sr=1-107&amp;amp;refinements=p_46%3ADuring%2Cp_47%3A2012%2Cp_30%3AAuthorhouse</text:p>
          </table:table-cell>
          <table:table-cell table:number-columns-repeated="16361"/>
        </table:table-row>
        <table:table-row table:style-name="ro1">
          <table:table-cell office:value-type="float" office:value="26282" table:style-name="ce1">
            <text:p>26282</text:p>
          </table:table-cell>
          <table:table-cell office:value-type="string" table:style-name="ce1">
            <text:p>GRE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ALVIK</text:p>
          </table:table-cell>
          <table:table-cell office:value-type="string" table:style-name="ce1">
            <text:p>gaalvik@shoemil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6071812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2321 NE 35th ST</text:p>
          </table:table-cell>
          <table:table-cell office:value-type="string" table:style-name="ce1">
            <text:p>Vancouver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68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Parable: Rescuing the Bible from the Clutches of the Church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80000000</text:p>
          </table:table-cell>
          <table:table-cell office:value-type="date" office:date-value="2017-01-25T00:00:00" table:style-name="ce4">
            <text:p>01/25/17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Parable-Rescuing-Bible-Clutches-Church/dp/147877889X/ref=sr_1_1_twi_pap_1?s=books&amp;amp;ie=UTF8&amp;amp;qid=1522069339&amp;amp;sr=1-1&amp;amp;keywords=GREG+AALVIK&amp;amp;dpID=518jUqBeZTL&amp;amp;preST=_SY291_BO1,204,203,200_QL40_&amp;amp;dpSrc=srch</text:p>
          </table:table-cell>
          <table:table-cell table:number-columns-repeated="16361"/>
        </table:table-row>
        <table:table-row table:style-name="ro1">
          <table:table-cell office:value-type="float" office:value="26297" table:style-name="ce1">
            <text:p>26297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Iryna) Colvin</text:p>
          </table:table-cell>
          <table:table-cell office:value-type="string" table:style-name="ce1">
            <text:p>boelsche@gci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628976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6 Brookhaven LN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408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My Dozen Angel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512732566</text:p>
          </table:table-cell>
          <table:table-cell office:value-type="date" office:date-value="2016-02-29T00:00:00" table:style-name="ce4">
            <text:p>02/29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Dozen-Angels-Irene-Iryna-Colvin/dp/1512732567/ref=sr_1_1_twi_pap_1?s=books&amp;amp;ie=UTF8&amp;amp;qid=1530051749&amp;amp;sr=1-1&amp;amp;dpID=51iRsQ2nM0L&amp;amp;preST=_SX258_BO1,204,203,200_QL70_&amp;amp;dpSrc=srch</text:p>
          </table:table-cell>
          <table:table-cell table:number-columns-repeated="16361"/>
        </table:table-row>
        <table:table-row table:style-name="ro1">
          <table:table-cell office:value-type="float" office:value="26311" table:style-name="ce1">
            <text:p>26311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utm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122917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07 Saint Lawrence LN</text:p>
          </table:table-cell>
          <table:table-cell office:value-type="string" table:style-name="ce1">
            <text:p>Memphis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3811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hampionship BBQ Secrets for Real Smoked Food</text:p>
          </table:table-cell>
          <table:table-cell office:value-type="string" table:style-name="ce1">
            <text:p>Cookbooks, Food &amp;amp; Wine</text:p>
          </table:table-cell>
          <table:table-cell office:value-type="string" table:style-name="ce1">
            <text:p>9780778804499</text:p>
          </table:table-cell>
          <table:table-cell office:value-type="date" office:date-value="2013-03-08T00:00:00" table:style-name="ce4">
            <text:p>03/08/13</text:p>
          </table:table-cell>
          <table:table-cell office:value-type="string" table:style-name="ce1">
            <text:p>Robert Rose</text:p>
          </table:table-cell>
          <table:table-cell office:value-type="string" table:style-name="ce1">
            <text:p>https://www.amazon.com/Championship-Secrets-Real-Smoked-Food/dp/0778804496/ref=la_B00BJ8D43W_1_1_twi_pap_1?s=books&amp;amp;ie=UTF8&amp;amp;qid=1527192611&amp;amp;sr=1-1</text:p>
          </table:table-cell>
          <table:table-cell table:number-columns-repeated="16361"/>
        </table:table-row>
        <table:table-row table:style-name="ro1">
          <table:table-cell office:value-type="float" office:value="26317" table:style-name="ce1">
            <text:p>26317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ossett</text:p>
          </table:table-cell>
          <table:table-cell office:value-type="string" table:style-name="ce1">
            <text:p>jdossett@sc.rr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42661214</text:p>
          </table:table-cell>
          <table:table-cell office:value-type="string" table:style-name="ce1">
            <text:p>8432707319</text:p>
          </table:table-cell>
          <table:table-cell office:value-type="string" table:style-name="ce1">
            <text:p>107 Scott Ct</text:p>
          </table:table-cell>
          <table:table-cell office:value-type="string" table:style-name="ce1">
            <text:p>Summerville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2948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Delayed Detonation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0595152612</text:p>
          </table:table-cell>
          <table:table-cell office:value-type="date" office:date-value="2000-12-28T00:00:00" table:style-name="ce4">
            <text:p>12/28/00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Delayed-Detonation-Jeff-Dossett/dp/0595152619/ref=sr_1_685?s=books&amp;amp;ie=UTF8&amp;amp;qid=1506955981&amp;amp;sr=1-685&amp;amp;refinements=p_46%3ADuring%2Cp_47%3A2000%2Cp_30%3AiUniverse</text:p>
          </table:table-cell>
          <table:table-cell table:number-columns-repeated="16361"/>
        </table:table-row>
        <table:table-row table:style-name="ro1">
          <table:table-cell office:value-type="float" office:value="26325" table:style-name="ce1">
            <text:p>2632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ul Blumenstein</text:p>
          </table:table-cell>
          <table:table-cell office:value-type="string" table:style-name="ce1">
            <text:p>rblume7750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4 89758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814 Semmes AVE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322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Blood in the Groun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60000000</text:p>
          </table:table-cell>
          <table:table-cell office:value-type="date" office:date-value="2012-05-18T00:00:00" table:style-name="ce4">
            <text:p>05/18/12</text:p>
          </table:table-cell>
          <table:table-cell office:value-type="string" table:style-name="ce1">
            <text:p>DogEar Publishing</text:p>
          </table:table-cell>
          <table:table-cell office:value-type="string" table:style-name="ce1">
            <text:p>https://www.amazon.com/BloodGroundRobertPaulBlumenstein/dp/145750880X/ref=tmm_pap_swatch_0?_encoding=UTF8&amp;amp;qid=1506002977&amp;amp;sr=199</text:p>
          </table:table-cell>
          <table:table-cell table:number-columns-repeated="16361"/>
        </table:table-row>
        <table:table-row table:style-name="ro1">
          <table:table-cell office:value-type="float" office:value="26333" table:style-name="ce1">
            <text:p>26333</text:p>
          </table:table-cell>
          <table:table-cell office:value-type="string" table:style-name="ce1">
            <text:p>Linne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Fadd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09274795</text:p>
          </table:table-cell>
          <table:table-cell office:value-type="string" table:style-name="ce1">
            <text:p>AKA Linnea Britt Quarfordt</text:p>
          </table:table-cell>
          <table:table-cell office:value-type="string" table:style-name="ce1">
            <text:p>1740 Alden LN #WYOMISSING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96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It's Cool To Be Kind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0998468105</text:p>
          </table:table-cell>
          <table:table-cell office:value-type="date" office:date-value="2017-06-01T00:00:00" table:style-name="ce4">
            <text:p>06/01/17</text:p>
          </table:table-cell>
          <table:table-cell office:value-type="string" table:style-name="ce1">
            <text:p>Linnea B McFadden</text:p>
          </table:table-cell>
          <table:table-cell office:value-type="string" table:style-name="ce1">
            <text:p>https://www.amazon.com/Its-Cool-Kind-Linnea-McFadden/dp/099846810X/ref=la_B071ZQYMBV_1_1_twi_pap_1?s=books&amp;amp;ie=UTF8&amp;amp;qid=1526480968&amp;amp;sr=1-1</text:p>
          </table:table-cell>
          <table:table-cell table:number-columns-repeated="16361"/>
        </table:table-row>
        <table:table-row table:style-name="ro1">
          <table:table-cell office:value-type="float" office:value="26379" table:style-name="ce1">
            <text:p>26379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ilon</text:p>
          </table:table-cell>
          <table:table-cell office:value-type="string" table:style-name="ce1">
            <text:p>palconada2@jun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50833152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34224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 Clyde ST</text:p>
          </table:table-cell>
          <table:table-cell office:value-type="string" table:style-name="ce1">
            <text:p>Fitchbur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142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Tale of Two Acorns a Story about Life and Death and Life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612441122</text:p>
          </table:table-cell>
          <table:table-cell office:value-type="date" office:date-value="2014-02-28T00:00:00" table:style-name="ce4">
            <text:p>02/28/14</text:p>
          </table:table-cell>
          <table:table-cell office:value-type="string" table:style-name="ce1">
            <text:p>Halo Publishing International</text:p>
          </table:table-cell>
          <table:table-cell office:value-type="string" table:style-name="ce1">
            <text:p>https://www.amazon.com/Tale-Acorns-Story-about-Death/dp/1612441122/ref=sr_1_112_twi_pap_1?s=books&amp;amp;ie=UTF8&amp;amp;qid=1545256085&amp;amp;sr=1-112</text:p>
          </table:table-cell>
          <table:table-cell table:number-columns-repeated="16361"/>
        </table:table-row>
        <table:table-row table:style-name="ro1">
          <table:table-cell office:value-type="float" office:value="26407" table:style-name="ce1">
            <text:p>26407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hadlo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322234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6007 1st AVE S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58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Dreams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10000000</text:p>
          </table:table-cell>
          <table:table-cell office:value-type="date" office:date-value="2015-04-12T00:00:00" table:style-name="ce4">
            <text:p>04/12/15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Dreams-Daniel-Shadlow/dp/1514430304</text:p>
          </table:table-cell>
          <table:table-cell table:number-columns-repeated="16361"/>
        </table:table-row>
        <table:table-row table:style-name="ro1">
          <table:table-cell office:value-type="float" office:value="26449" table:style-name="ce1">
            <text:p>26449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4 26337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16 Elm DR</text:p>
          </table:table-cell>
          <table:table-cell office:value-type="string" table:style-name="ce1">
            <text:p>Bossier City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7111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 City Set On A Hill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B01FKTXAVG</text:p>
          </table:table-cell>
          <table:table-cell office:value-type="date" office:date-value="2011-02-24T00:00:00" table:style-name="ce4">
            <text:p>02/24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CityHillRaulLopez20110224/dp/B01FKTXAVG/ref=tmm_pap_swatch_0?_encoding=UTF8&amp;amp;qid=1499371997&amp;amp;sr=12</text:p>
          </table:table-cell>
          <table:table-cell table:number-columns-repeated="16361"/>
        </table:table-row>
        <table:table-row table:style-name="ro1">
          <table:table-cell office:value-type="float" office:value="26452" table:style-name="ce1">
            <text:p>26452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nee Alumbaug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417) 343-35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7 W 2nd ST</text:p>
          </table:table-cell>
          <table:table-cell office:value-type="string" table:style-name="ce1">
            <text:p>Maryville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6446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ow to Start a Massage Therapy Business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-1618131171</text:p>
          </table:table-cell>
          <table:table-cell office:value-type="date" office:date-value="2013-01-01T00:00:00" table:style-name="ce4">
            <text:p>01/01/13</text:p>
          </table:table-cell>
          <table:table-cell office:value-type="string" table:style-name="ce1">
            <text:p>Mira Digital Publishing</text:p>
          </table:table-cell>
          <table:table-cell office:value-type="string" table:style-name="ce1">
            <text:p>https://www.amazon.com/How-Start-Massage-Therapy-Business/dp/1618131176/ref=sr_1_70?s=books&amp;amp;ie=UTF8&amp;amp;qid=1512763768&amp;amp;sr=1-70&amp;amp;refinements=p_30%3AMira+Digital+Publishing</text:p>
          </table:table-cell>
          <table:table-cell table:number-columns-repeated="16361"/>
        </table:table-row>
        <table:table-row table:style-name="ro1">
          <table:table-cell office:value-type="float" office:value="26453" table:style-name="ce1">
            <text:p>26453</text:p>
          </table:table-cell>
          <table:table-cell office:value-type="string" table:style-name="ce1">
            <text:p>Humphre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uciiri</text:p>
          </table:table-cell>
          <table:table-cell office:value-type="string" table:style-name="ce1">
            <text:p>kinyoi2001us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265727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931 S 900th E</text:p>
          </table:table-cell>
          <table:table-cell office:value-type="string" table:style-name="ce1">
            <text:p>Uplan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698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Sons and Dads: Who Will Reconcile Them?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946801258</text:p>
          </table:table-cell>
          <table:table-cell office:value-type="date" office:date-value="2017-04-12T00:00:00" table:style-name="ce4">
            <text:p>04/12/17</text:p>
          </table:table-cell>
          <table:table-cell office:value-type="string" table:style-name="ce1">
            <text:p>Toplink Publishing, LLC</text:p>
          </table:table-cell>
          <table:table-cell office:value-type="string" table:style-name="ce1">
            <text:p>https://www.amazon.com/Sons-Dads-Will-Reconcile-Them/dp/1946801259/ref=tmm_hrd_swatch_0?_encoding=UTF8&amp;amp;qid=1526318032&amp;amp;sr=1-1</text:p>
          </table:table-cell>
          <table:table-cell table:number-columns-repeated="16361"/>
        </table:table-row>
        <table:table-row table:style-name="ro1">
          <table:table-cell office:value-type="float" office:value="26456" table:style-name="ce1">
            <text:p>264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eorgeR.Baugh</text:p>
          </table:table-cell>
          <table:table-cell office:value-type="string" table:style-name="ce1">
            <text:p>gbaugh@webtv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134206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1HillbrookDr</text:p>
          </table:table-cell>
          <table:table-cell office:value-type="string" table:style-name="ce1">
            <text:p>Southave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3867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Graceland'sMysteryMan</text:p>
          </table:table-cell>
          <table:table-cell office:value-type="string" table:style-name="ce1">
            <text:p>Biographies&amp;amp;Memoirs</text:p>
          </table:table-cell>
          <table:table-cell office:value-type="string" table:style-name="ce1">
            <text:p>9780000000000</text:p>
          </table:table-cell>
          <table:table-cell office:value-type="date" office:date-value="2018-01-19T00:00:00" table:style-name="ce4">
            <text:p>01/19/18</text:p>
          </table:table-cell>
          <table:table-cell office:value-type="string" table:style-name="ce1">
            <text:p>DorrancePublishingCo.Inc</text:p>
          </table:table-cell>
          <table:table-cell office:value-type="string" table:style-name="ce1">
            <text:p>https://www.amazon.com/GracelandsMysteryManGeorgeBaughebook/dp/B0795RL6YW/ref=sr_1_8?s=books&amp;amp;ie=UTF8&amp;amp;qid=1549915888&amp;amp;sr=18&amp;amp;refinements=p_45%3A1%2Cp_46%3ADuring%2Cp_47%3A2018%2Cp_30%3ADorrance+Publishing+Co.+Inc.</text:p>
          </table:table-cell>
          <table:table-cell table:number-columns-repeated="16361"/>
        </table:table-row>
        <table:table-row table:style-name="ro1">
          <table:table-cell office:value-type="float" office:value="26459" table:style-name="ce1">
            <text:p>26459</text:p>
          </table:table-cell>
          <table:table-cell office:value-type="string" table:style-name="ce1">
            <text:p>Regen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rre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233838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03 Apollo Ct</text:p>
          </table:table-cell>
          <table:table-cell office:value-type="string" table:style-name="ce1">
            <text:p>Elizabeth City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790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Don't Breakdown...Breakthrough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B00TYZXKHC</text:p>
          </table:table-cell>
          <table:table-cell office:value-type="date" office:date-value="2019-02-15T00:00:00" table:style-name="ce4">
            <text:p>02/15/19</text:p>
          </table:table-cell>
          <table:table-cell office:value-type="string" table:style-name="ce1">
            <text:p>Lulu Publishing</text:p>
          </table:table-cell>
          <table:table-cell office:value-type="string" table:style-name="ce1">
            <text:p>https://www.amazon.com/Dont-Breakdown-Breakthrough-Regenia-Harrell/dp/B00TYZXKHC/ref=sr_1_1?s=books&amp;amp;ie=UTF8&amp;amp;qid=1548434640&amp;amp;sr=1-1&amp;amp;refinements=p_45%3A1%2Cp_46%3ADuring%2Cp_47%3A2014%2Cp_30%3ALulu</text:p>
          </table:table-cell>
          <table:table-cell table:number-columns-repeated="16361"/>
        </table:table-row>
        <table:table-row table:style-name="ro1">
          <table:table-cell office:value-type="float" office:value="26479" table:style-name="ce1">
            <text:p>26479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rpenter-Vasci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869467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2 Bakers Path #54</text:p>
          </table:table-cell>
          <table:table-cell office:value-type="string" table:style-name="ce1">
            <text:p>South Yarmouth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266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reedom of Religion by Individual Choice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949006520</text:p>
          </table:table-cell>
          <table:table-cell office:value-type="date" office:date-value="2018-04-20T00:00:00" table:style-name="ce4">
            <text:p>04/20/18</text:p>
          </table:table-cell>
          <table:table-cell office:value-type="string" table:style-name="ce1">
            <text:p>Westwood Books Publishing LLC</text:p>
          </table:table-cell>
          <table:table-cell office:value-type="string" table:style-name="ce1">
            <text:p>https://www.amazon.com/Freedom-Religion-Individual-Choice-Carpenter-Vascik/dp/1949006522/ref=sr_1_13_twi_pap_1?s=books&amp;amp;ie=UTF8&amp;amp;qid=1538645558&amp;amp;sr=1-13</text:p>
          </table:table-cell>
          <table:table-cell table:number-columns-repeated="16361"/>
        </table:table-row>
        <table:table-row table:style-name="ro1">
          <table:table-cell office:value-type="float" office:value="26496" table:style-name="ce1">
            <text:p>26496</text:p>
          </table:table-cell>
          <table:table-cell office:value-type="string" table:style-name="ce1">
            <text:p>Jasp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wton Phar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327153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307 Ward St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522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Life, Liberty, and the Pursuit of Terrorist on U.S. Soil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-1480966468</text:p>
          </table:table-cell>
          <table:table-cell office:value-type="date" office:date-value="2016-01-25T00:00:00" table:style-name="ce4">
            <text:p>01/25/16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Life-Liberty-Pursuit-Terrorist-U-S/dp/1480966460/ref=tmm_pap_swatch_0?_encoding=UTF8&amp;amp;qid=1544818438&amp;amp;sr=1-58</text:p>
          </table:table-cell>
          <table:table-cell table:number-columns-repeated="16361"/>
        </table:table-row>
        <table:table-row table:style-name="ro1">
          <table:table-cell office:value-type="float" office:value="26499" table:style-name="ce1">
            <text:p>26499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carpac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155207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880 Hope St</text:p>
          </table:table-cell>
          <table:table-cell office:value-type="string" table:style-name="ce1">
            <text:p>Ashland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9752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rigley Sanders: Born in the Bleachers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B07145Y7X3</text:p>
          </table:table-cell>
          <table:table-cell office:value-type="date" office:date-value="2017-05-10T00:00:00" table:style-name="ce4">
            <text:p>05/10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dp/B07145Y7X3?_encoding=UTF8&amp;amp;isInIframe=1&amp;amp;n=283155&amp;amp;ref_=dp_proddesc_0&amp;amp;s=books&amp;amp;showDetailProductDesc=1#iframe-wrapper</text:p>
          </table:table-cell>
          <table:table-cell table:number-columns-repeated="16361"/>
        </table:table-row>
        <table:table-row table:style-name="ro1">
          <table:table-cell office:value-type="float" office:value="26523" table:style-name="ce1">
            <text:p>26523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llner</text:p>
          </table:table-cell>
          <table:table-cell office:value-type="string" table:style-name="ce1">
            <text:p>jamescallner@sbcglobal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31) 684-96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000 Fruitvale AVE</text:p>
          </table:table-cell>
          <table:table-cell office:value-type="string" table:style-name="ce1">
            <text:p>Saratog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507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t's a Matter of Trust: Hope &amp;amp; Solutions for OCD and How I Got Better</text:p>
          </table:table-cell>
          <table:table-cell office:value-type="string" table:style-name="ce1">
            <text:p>Self-Help</text:p>
          </table:table-cell>
          <table:table-cell office:value-type="string" table:style-name="ce1">
            <text:p>978-0998072906</text:p>
          </table:table-cell>
          <table:table-cell office:value-type="date" office:date-value="2016-12-15T00:00:00" table:style-name="ce4">
            <text:p>12/15/16</text:p>
          </table:table-cell>
          <table:table-cell office:value-type="string" table:style-name="ce1">
            <text:p>James Callner</text:p>
          </table:table-cell>
          <table:table-cell office:value-type="string" table:style-name="ce1">
            <text:p>https://www.amazon.com/Its-Matter-Trust-Solutions-Better/dp/0998072907/ref=sr_1_1?s=books&amp;amp;ie=UTF8&amp;amp;qid=1527195269&amp;amp;sr=1-1&amp;amp;keywords=James+Callner</text:p>
          </table:table-cell>
          <table:table-cell table:number-columns-repeated="16361"/>
        </table:table-row>
        <table:table-row table:style-name="ro1">
          <table:table-cell office:value-type="float" office:value="26537" table:style-name="ce1">
            <text:p>26537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. Crockett Jr.</text:p>
          </table:table-cell>
          <table:table-cell office:value-type="string" table:style-name="ce1">
            <text:p>Scooby@GodSound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749626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66 Cardinal Oaks CT</text:p>
          </table:table-cell>
          <table:table-cell office:value-type="string" table:style-name="ce1">
            <text:p>Lake Mary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74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://www.godsounds.com/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How to Evangelize on the College Campus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490862941</text:p>
          </table:table-cell>
          <table:table-cell office:value-type="date" office:date-value="2015-03-02T00:00:00" table:style-name="ce4">
            <text:p>03/02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Evangelize-College-Campus-William-Crockett/dp/1490862943/ref=sr_1_4_twi_pap_2?s=books&amp;amp;ie=UTF8&amp;amp;qid=1537982819&amp;amp;sr=1-4</text:p>
          </table:table-cell>
          <table:table-cell table:number-columns-repeated="16361"/>
        </table:table-row>
        <table:table-row table:style-name="ro1">
          <table:table-cell office:value-type="float" office:value="26540" table:style-name="ce1">
            <text:p>26540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c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12377202?</text:p>
          </table:table-cell>
          <table:table-cell office:value-type="string" table:style-name="ce1">
            <text:p>8137485207</text:p>
          </table:table-cell>
          <table:table-cell office:value-type="string" table:style-name="ce1">
            <text:p>4715 Homer AVE #A</text:p>
          </table:table-cell>
          <table:table-cell office:value-type="string" table:style-name="ce1">
            <text:p>Suitlnad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74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Hidden Treasures In Life's Norms In Poems: A Father's And Daughter's poetic expressions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91744581</text:p>
          </table:table-cell>
          <table:table-cell office:value-type="date" office:date-value="2014-10-01T00:00:00" table:style-name="ce4">
            <text:p>10/01/14</text:p>
          </table:table-cell>
          <table:table-cell office:value-type="string" table:style-name="ce1">
            <text:p>iUniverse Publishing</text:p>
          </table:table-cell>
          <table:table-cell office:value-type="string" table:style-name="ce1">
            <text:p>https://www.amazon.com/Hidden-Treasures-Lifes-Norms-Poems/dp/1491744588/ref=tmm_pap_swatch_0?_encoding=UTF8&amp;amp;qid=1540411434&amp;amp;sr=1-355</text:p>
          </table:table-cell>
          <table:table-cell table:number-columns-repeated="16361"/>
        </table:table-row>
        <table:table-row table:style-name="ro1">
          <table:table-cell office:value-type="float" office:value="26604" table:style-name="ce1">
            <text:p>26604</text:p>
          </table:table-cell>
          <table:table-cell office:value-type="string" table:style-name="ce1">
            <text:p>No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anabria</text:p>
          </table:table-cell>
          <table:table-cell office:value-type="string" table:style-name="ce1">
            <text:p>noel_sanabria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ayla Sanabria Au spouse</text:p>
          </table:table-cell>
          <table:table-cell office:value-type="string" table:style-name="ce1">
            <text:p>91772113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06 Aripine AVE</text:p>
          </table:table-cell>
          <table:table-cell office:value-type="string" table:style-name="ce1">
            <text:p>Bethlehem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801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Conditions of the Heart: Some Promises Need to Be Broken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490000000</text:p>
          </table:table-cell>
          <table:table-cell office:value-type="date" office:date-value="2015-02-17T00:00:00" table:style-name="ce4">
            <text:p>02/17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Conditions-Heart-Some-Promises-Broken/dp/149086928X/ref=sr_1_5_twi_pap_2?s=books&amp;amp;ie=UTF8&amp;amp;qid=1536955128&amp;amp;sr=1-5</text:p>
          </table:table-cell>
          <table:table-cell table:number-columns-repeated="16361"/>
        </table:table-row>
        <table:table-row table:style-name="ro1">
          <table:table-cell office:value-type="float" office:value="26631" table:style-name="ce1">
            <text:p>26631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mpone</text:p>
          </table:table-cell>
          <table:table-cell office:value-type="string" table:style-name="ce1">
            <text:p>cnompone@altronicinc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ad Nompone Au Son</text:p>
          </table:table-cell>
          <table:table-cell office:value-type="string" table:style-name="ce1">
            <text:p>46944267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20 Crestmere LN</text:p>
          </table:table-cell>
          <table:table-cell office:value-type="string" table:style-name="ce1">
            <text:p>Sachse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504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Quack Some Good Cheer !: Poetry... with Especially You in Mind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90000000</text:p>
          </table:table-cell>
          <table:table-cell office:value-type="date" office:date-value="2015-04-21T00:00:00" table:style-name="ce4">
            <text:p>04/21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Quack-Some-Good-Cheer-Especially/dp/1490875557/ref=sr_1_17?s=books&amp;amp;ie=UTF8&amp;amp;qid=1538496166&amp;amp;sr=1-17&amp;amp;refinements=p_45%3A4%2Cp_46%3ADuring%2Cp_47%3A2015%2Cp_30%3Awestbow+press</text:p>
          </table:table-cell>
          <table:table-cell table:number-columns-repeated="16361"/>
        </table:table-row>
        <table:table-row table:style-name="ro1">
          <table:table-cell office:value-type="float" office:value="26645" table:style-name="ce1">
            <text:p>26645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terry_williams@williams-propertie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867361488</text:p>
          </table:table-cell>
          <table:table-cell office:value-type="string" table:style-name="ce1">
            <text:p>38677545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72 Sea Hammock WAY</text:p>
          </table:table-cell>
          <table:table-cell office:value-type="string" table:style-name="ce1">
            <text:p>Ponte Vedra Beach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208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You Jesus &amp;amp; The Father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0000000000</text:p>
          </table:table-cell>
          <table:table-cell office:value-type="date" office:date-value="2015-05-25T00:00:00" table:style-name="ce4">
            <text:p>05/25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You-Jesus-Father-Terry-Williams/dp/1498436773/ref=sr_1_953_twi_pap_1?s=books&amp;amp;ie=UTF8&amp;amp;qid=1504292126&amp;amp;sr=1-953</text:p>
          </table:table-cell>
          <table:table-cell table:number-columns-repeated="16361"/>
        </table:table-row>
        <table:table-row table:style-name="ro1">
          <table:table-cell office:value-type="float" office:value="26655" table:style-name="ce1">
            <text:p>26655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Kelm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mariakelmis@yaho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646) 247-95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78 Peacock Blvd</text:p>
          </table:table-cell>
          <table:table-cell office:value-type="string" table:style-name="ce1">
            <text:p>Oceanside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205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Golden Strangers: An Adoption Memoi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68545708</text:p>
          </table:table-cell>
          <table:table-cell office:value-type="date" office:date-value="2012-02-25T00:00:00" table:style-name="ce4">
            <text:p>02/25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Golden-Strangers-Adoption-Maria-Kelmis/dp/1468545701/ref=tmm_pap_swatch_0?_encoding=UTF8&amp;amp;qid=1539357866&amp;amp;sr=1-141</text:p>
          </table:table-cell>
          <table:table-cell table:number-columns-repeated="16361"/>
        </table:table-row>
        <table:table-row table:style-name="ro1">
          <table:table-cell office:value-type="float" office:value="26672" table:style-name="ce1">
            <text:p>26672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. Smit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0 99266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2100 Ittle Patuxent PKWY</text:p>
          </table:table-cell>
          <table:table-cell office:value-type="string" table:style-name="ce1">
            <text:p>Cxolumbia,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2104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anta's Secret Deal: Who else signed it, and where you can find proof of the deal in your room right now.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457514586</text:p>
          </table:table-cell>
          <table:table-cell office:value-type="date" office:date-value="2012-09-28T00:00:00" table:style-name="ce4">
            <text:p>09/28/12</text:p>
          </table:table-cell>
          <table:table-cell office:value-type="string" table:style-name="ce1">
            <text:p>Dog Ear Publishing</text:p>
          </table:table-cell>
          <table:table-cell office:value-type="string" table:style-name="ce1">
            <text:p>https://www.amazon.com/SantasSecretDealsignedwhere/dp/1457514583/ref=sr_1_25?s=books&amp;amp;ie=UTF8&amp;amp;qid=1505754126&amp;amp;sr=125&amp;amp;refinements=p_46%3ADuring%2Cp_47%3A2012%2Cp_30%3Adog+ear+publishing</text:p>
          </table:table-cell>
          <table:table-cell table:number-columns-repeated="16361"/>
        </table:table-row>
        <table:table-row table:style-name="ro1">
          <table:table-cell office:value-type="float" office:value="29824" table:style-name="ce1">
            <text:p>29824</text:p>
          </table:table-cell>
          <table:table-cell office:value-type="string" table:style-name="ce1">
            <text:p>Jan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13) 684-45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0 Rainbow Trl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35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rough the Refiner's Fire: Stories of a Heart Growing Up in the South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462411610</text:p>
          </table:table-cell>
          <table:table-cell office:value-type="date" office:date-value="2015-12-17T00:00:00" table:style-name="ce4">
            <text:p>12/17/15</text:p>
          </table:table-cell>
          <table:table-cell office:value-type="string" table:style-name="ce1">
            <text:p>Inspiring Voices</text:p>
          </table:table-cell>
          <table:table-cell office:value-type="string" table:style-name="ce1">
            <text:p>https://www.amazon.com/Through-Refiners-Fire-Stories-Growing/dp/1462411614/ref=tmm_pap_swatch_0?_encoding=UTF8&amp;amp;qid=1538672850&amp;amp;sr=1-4</text:p>
          </table:table-cell>
          <table:table-cell table:number-columns-repeated="16361"/>
        </table:table-row>
        <table:table-row table:style-name="ro1">
          <table:table-cell office:value-type="float" office:value="29825" table:style-name="ce1">
            <text:p>29825</text:p>
          </table:table-cell>
          <table:table-cell office:value-type="string" table:style-name="ce1">
            <text:p>Ile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off Kaufman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544608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8 Hogin Rd</text:p>
          </table:table-cell>
          <table:table-cell office:value-type="string" table:style-name="ce1">
            <text:p>Dickson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3705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Jayden's New Adventures (Jayden and Rylee)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635251951</text:p>
          </table:table-cell>
          <table:table-cell office:value-type="date" office:date-value="2017-02-16T00:00:00" table:style-name="ce4">
            <text:p>02/16/17</text:p>
          </table:table-cell>
          <table:table-cell office:value-type="string" table:style-name="ce1">
            <text:p>Christian Faith Publishing, Inc.</text:p>
          </table:table-cell>
          <table:table-cell office:value-type="string" table:style-name="ce1">
            <text:p>https://www.amazon.com/Jaydens-New-Adventures-Jayden-Rylee/dp/1635251958/ref=sr_1_191_twi_pap_1/141-2280268-6431266?s=books&amp;amp;ie=UTF8&amp;amp;qid=1507238093&amp;amp;sr=1-191</text:p>
          </table:table-cell>
          <table:table-cell table:number-columns-repeated="16361"/>
        </table:table-row>
        <table:table-row table:style-name="ro1">
          <table:table-cell office:value-type="float" office:value="29844" table:style-name="ce1">
            <text:p>29844</text:p>
          </table:table-cell>
          <table:table-cell office:value-type="string" table:style-name="ce1">
            <text:p>If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shun</text:p>
          </table:table-cell>
          <table:table-cell office:value-type="string" table:style-name="ce1">
            <text:p>oshunfeet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1035829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9 N Brand Blvd #343</text:p>
          </table:table-cell>
          <table:table-cell office:value-type="string" table:style-name="ce1">
            <text:p>Glendale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12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lood To Blood: Book one in the Angelica Brown series Angel Brown Volume 1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0985923532</text:p>
          </table:table-cell>
          <table:table-cell office:value-type="date" office:date-value="2014-03-18T00:00:00" table:style-name="ce4">
            <text:p>03/18/14</text:p>
          </table:table-cell>
          <table:table-cell office:value-type="string" table:style-name="ce1">
            <text:p>Papa Grace</text:p>
          </table:table-cell>
          <table:table-cell office:value-type="string" table:style-name="ce1">
            <text:p>https://www.amazon.com/BloodBookAngelicaBrownAngel/dp/0985923539/ref=la_B008OX70W6_1_1_twi_pap_1?s=books&amp;amp;ie=UTF8&amp;amp;qid=1523947199&amp;amp;sr=11</text:p>
          </table:table-cell>
          <table:table-cell table:number-columns-repeated="16361"/>
        </table:table-row>
        <table:table-row table:style-name="ro1">
          <table:table-cell office:value-type="float" office:value="29854" table:style-name="ce1">
            <text:p>2985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itchet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17106299 </text:p>
          </table:table-cell>
          <table:table-cell office:value-type="string" table:style-name="ce1">
            <text:p>8014501630</text:p>
          </table:table-cell>
          <table:table-cell office:value-type="string" table:style-name="ce1">
            <text:p>90 SW 8th AVE</text:p>
          </table:table-cell>
          <table:table-cell office:value-type="string" table:style-name="ce1">
            <text:p>Layton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8404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BlackHawk Meets the Tiger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20000000</text:p>
          </table:table-cell>
          <table:table-cell office:value-type="date" office:date-value="2016-09-16T00:00:00" table:style-name="ce4">
            <text:p>09/16/16</text:p>
          </table:table-cell>
          <table:table-cell office:value-type="string" table:style-name="ce1">
            <text:p>Author House</text:p>
          </table:table-cell>
          <table:table-cell office:value-type="string" table:style-name="ce1">
            <text:p>https://www.amazon.com/BlackHawkMeetsTiger/dp/1524640131/ref=tmm_pap_swatch_0?_encoding=UTF8&amp;amp;qid=1498048325&amp;amp;sr=1398</text:p>
          </table:table-cell>
          <table:table-cell table:number-columns-repeated="16361"/>
        </table:table-row>
        <table:table-row table:style-name="ro1">
          <table:table-cell office:value-type="float" office:value="29870" table:style-name="ce1">
            <text:p>298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lliamBresnan</text:p>
          </table:table-cell>
          <table:table-cell office:value-type="string" table:style-name="ce1">
            <text:p>bbresnan@bellsouth.net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3939001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311CaliceCt#1902</text:p>
          </table:table-cell>
          <table:table-cell office:value-type="string" table:style-name="ce1">
            <text:p>Estero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392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Mrs.O'Leary'sHalloween</text:p>
          </table:table-cell>
          <table:table-cell office:value-type="string" table:style-name="ce1">
            <text:p>Children'sBooks</text:p>
          </table:table-cell>
          <table:table-cell office:value-type="string" table:style-name="ce1">
            <text:p>9780000000000</text:p>
          </table:table-cell>
          <table:table-cell office:value-type="date" office:date-value="2018-05-13T00:00:00" table:style-name="ce4">
            <text:p>05/13/18</text:p>
          </table:table-cell>
          <table:table-cell office:value-type="string" table:style-name="ce1">
            <text:p>DorrancePublishingCo.Inc</text:p>
          </table:table-cell>
          <table:table-cell office:value-type="string" table:style-name="ce1">
            <text:p>https://www.amazon.com/MrsOLearysHalloweenWilliamBresnanebook/dp/B07D2MVZ3H/ref=sr_1_2?s=books&amp;amp;ie=UTF8&amp;amp;qid=1549377095&amp;amp;sr=12&amp;amp;refinements=p_45%3A5%2Cp_46%3ADuring%2Cp_47%3A2018%2Cp_30%3ADorrance+Publishing+Co.+Inc.</text:p>
          </table:table-cell>
          <table:table-cell table:number-columns-repeated="16361"/>
        </table:table-row>
        <table:table-row table:style-name="ro1">
          <table:table-cell office:value-type="float" office:value="29873" table:style-name="ce1">
            <text:p>29873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eVane</text:p>
          </table:table-cell>
          <table:table-cell office:value-type="string" table:style-name="ce1">
            <text:p>sandra@3pointbiblechurch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4-394-7442</text:p>
          </table:table-cell>
          <table:table-cell office:value-type="string" table:style-name="ce1">
            <text:p>(229) 246-8219</text:p>
          </table:table-cell>
          <table:table-cell office:value-type="string" table:style-name="ce1">
            <text:p>7576 Southlake PKWY</text:p>
          </table:table-cell>
          <table:table-cell office:value-type="string" table:style-name="ce1">
            <text:p>Jonesboro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23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Grace Greater Than Our Grief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B00ERCH24E</text:p>
          </table:table-cell>
          <table:table-cell office:value-type="date" office:date-value="2013-08-23T00:00:00" table:style-name="ce4">
            <text:p>08/23/13</text:p>
          </table:table-cell>
          <table:table-cell office:value-type="string" table:style-name="ce1">
            <text:p>Innovo Publishing</text:p>
          </table:table-cell>
          <table:table-cell office:value-type="string" table:style-name="ce1">
            <text:p>https://www.amazon.com/Grace-Greater-Than-Our-Grief-ebook/dp/B00ERCH24E/ref=sr_1_6?s=books&amp;amp;ie=UTF8&amp;amp;qid=1515082590&amp;amp;sr=1-6</text:p>
          </table:table-cell>
          <table:table-cell table:number-columns-repeated="16361"/>
        </table:table-row>
        <table:table-row table:style-name="ro1">
          <table:table-cell office:value-type="float" office:value="29918" table:style-name="ce1">
            <text:p>29918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ull</text:p>
          </table:table-cell>
          <table:table-cell office:value-type="string" table:style-name="ce1">
            <text:p>radjel@ecentra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391388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300 E Fairmount DR #H102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8023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rough My Eyes: On Becoming A Teache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470000000</text:p>
          </table:table-cell>
          <table:table-cell office:value-type="date" office:date-value="2012-05-08T00:00:00" table:style-name="ce4">
            <text:p>05/08/12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ThroughMyEyesBecomingTeacher/dp/146912565X/ref=sr_1_15?s=books&amp;amp;ie=UTF8&amp;amp;qid=1502220904&amp;amp;sr=115&amp;amp;refinements=p_45%3A5%2Cp_46%3ADuring%2Cp_47%3A2012%2Cp_30%3AXlibris</text:p>
          </table:table-cell>
          <table:table-cell table:number-columns-repeated="16361"/>
        </table:table-row>
        <table:table-row table:style-name="ro1">
          <table:table-cell office:value-type="float" office:value="29923" table:style-name="ce1">
            <text:p>29923</text:p>
          </table:table-cell>
          <table:table-cell office:value-type="string" table:style-name="ce1">
            <text:p>Ed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tigger</text:p>
          </table:table-cell>
          <table:table-cell office:value-type="string" table:style-name="ce1">
            <text:p>edna.stigger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4046990118</text:p>
          </table:table-cell>
          <table:table-cell office:value-type="string" table:style-name="ce1">
            <text:p>40469912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58 Cascade RD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3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Bible Explained Spiritual Journal</text:p>
          </table:table-cell>
          <table:table-cell office:value-type="string" table:style-name="ce1">
            <text:p>Education &amp;amp; Teaching</text:p>
          </table:table-cell>
          <table:table-cell office:value-type="string" table:style-name="ce1">
            <text:p>9781550000000</text:p>
          </table:table-cell>
          <table:table-cell office:value-type="date" office:date-value="2017-12-28T00:00:00" table:style-name="ce4">
            <text:p>12/28/17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Bible-Explained-Spiritual-Journal/dp/1545620652/ref=sr_1_6_twi_pap_1?s=books&amp;amp;ie=UTF8&amp;amp;qid=1521542647&amp;amp;sr=1-6</text:p>
          </table:table-cell>
          <table:table-cell table:number-columns-repeated="16361"/>
        </table:table-row>
        <table:table-row table:style-name="ro1">
          <table:table-cell office:value-type="float" office:value="29946" table:style-name="ce1">
            <text:p>2994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ale John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651) 483-1955</text:p>
          </table:table-cell>
          <table:table-cell office:value-type="string" table:style-name="ce1">
            <text:p>Johnson's Residence</text:p>
          </table:table-cell>
          <table:table-cell office:value-type="string" table:style-name="ce1">
            <text:p>6550 E River RD #APT 214</text:p>
          </table:table-cell>
          <table:table-cell office:value-type="string" table:style-name="ce1">
            <text:p>Minneapolis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5543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On His Watch: John S. Kendall at Gustavu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-0985842628</text:p>
          </table:table-cell>
          <table:table-cell office:value-type="date" office:date-value="2013-04-01T00:00:00" table:style-name="ce4">
            <text:p>04/01/13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https://www.amazon.com/His-Watch-John-Kendall-Gustavus/dp/0985842628/ref=sr_1_835?s=books&amp;amp;ie=UTF8&amp;amp;qid=1513120911&amp;amp;sr=1-835&amp;amp;refinements=p_30%3ASELF</text:p>
          </table:table-cell>
          <table:table-cell table:number-columns-repeated="16361"/>
        </table:table-row>
        <table:table-row table:style-name="ro1">
          <table:table-cell office:value-type="float" office:value="29952" table:style-name="ce1">
            <text:p>29952</text:p>
          </table:table-cell>
          <table:table-cell office:value-type="string" table:style-name="ce1">
            <text:p>Ve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ovan Galovski</text:p>
          </table:table-cell>
          <table:table-cell office:value-type="string" table:style-name="ce1">
            <text:p>vgalovski@ryanhomes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585) 310-71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3 W Brook RD</text:p>
          </table:table-cell>
          <table:table-cell office:value-type="string" table:style-name="ce1">
            <text:p>Pittsford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453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Perpetual Innovation Machine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-1610051873</text:p>
          </table:table-cell>
          <table:table-cell office:value-type="date" office:date-value="2012-01-01T00:00:00" table:style-name="ce4">
            <text:p>01/01/12</text:p>
          </table:table-cell>
          <table:table-cell office:value-type="string" table:style-name="ce1">
            <text:p>BookLogix</text:p>
          </table:table-cell>
          <table:table-cell office:value-type="string" table:style-name="ce1">
            <text:p>https://www.amazon.com/Perpetual-Innovation-Machine-Vele-Galovski/dp/1610051874/ref=tmm_pap_swatch_0?_encoding=UTF8&amp;amp;qid=1513793371&amp;amp;sr=1-250</text:p>
          </table:table-cell>
          <table:table-cell table:number-columns-repeated="16361"/>
        </table:table-row>
        <table:table-row table:style-name="ro1">
          <table:table-cell office:value-type="float" office:value="29963" table:style-name="ce1">
            <text:p>29963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174077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9 NW 16th ST</text:p>
          </table:table-cell>
          <table:table-cell office:value-type="string" table:style-name="ce1">
            <text:p>Corvalli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9733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Dark and Fevered Dreams, Volume 1: The Boy in the Black Coat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1540000000</text:p>
          </table:table-cell>
          <table:table-cell office:value-type="date" office:date-value="2016-08-28T00:00:00" table:style-name="ce4">
            <text:p>08/28/16</text:p>
          </table:table-cell>
          <table:table-cell office:value-type="string" table:style-name="ce1">
            <text:p>CreateSpace Independent Publishing Platform</text:p>
          </table:table-cell>
          <table:table-cell office:value-type="string" table:style-name="ce1">
            <text:p>https://www.amazon.com/Dark-Fevered-Dreams-Black-Coat/dp/1535503327/ref=sr_1_1_twi_pap_1?s=books&amp;amp;ie=UTF8&amp;amp;qid=1521821879&amp;amp;sr=1-1&amp;amp;keywords=Dark+and+Fevered+Dreams%2C+Volume+1%3A+The+Boy+in+the+Black+Coat</text:p>
          </table:table-cell>
          <table:table-cell table:number-columns-repeated="16361"/>
        </table:table-row>
        <table:table-row table:style-name="ro1">
          <table:table-cell office:value-type="float" office:value="29964" table:style-name="ce1">
            <text:p>29964</text:p>
          </table:table-cell>
          <table:table-cell office:value-type="string" table:style-name="ce1">
            <text:p>Cand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6078355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54 Woodhaven RD</text:p>
          </table:table-cell>
          <table:table-cell office:value-type="string" table:style-name="ce1">
            <text:p>Glastonbury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0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iss Candy and the Red Berry Candy Shop (The Copper Visiter)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-1543904000</text:p>
          </table:table-cell>
          <table:table-cell office:value-type="date" office:date-value="2017-08-24T00:00:00" table:style-name="ce4">
            <text:p>08/24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Miss-Candy-Berry-Copper-Visiter/dp/1543904009/ref=sr_1_75?s=books&amp;amp;ie=UTF8&amp;amp;qid=1543009884&amp;amp;sr=1-75&amp;amp;refinements=p_46%3ADuring%2Cp_47%3A2017%2Cp_30%3Abookbaby</text:p>
          </table:table-cell>
          <table:table-cell table:number-columns-repeated="16361"/>
        </table:table-row>
        <table:table-row table:style-name="ro1">
          <table:table-cell office:value-type="float" office:value="30014" table:style-name="ce1">
            <text:p>30014</text:p>
          </table:table-cell>
          <table:table-cell office:value-type="string" table:style-name="ce1">
            <text:p>J.L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etcalf</text:p>
          </table:table-cell>
          <table:table-cell office:value-type="string" table:style-name="ce1">
            <text:p>liminal_lady@excite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182342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5 Daniel DR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281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eal name is Jessica Lee Metcalf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Last Daughter of Lilith: Dawn Seed: Book Two In the Lilith Series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1540000000</text:p>
          </table:table-cell>
          <table:table-cell office:value-type="date" office:date-value="2017-05-16T00:00:00" table:style-name="ce4">
            <text:p>05/16/17</text:p>
          </table:table-cell>
          <table:table-cell office:value-type="string" table:style-name="ce1">
            <text:p>CreateSpace Independent Publishing Platform</text:p>
          </table:table-cell>
          <table:table-cell office:value-type="string" table:style-name="ce1">
            <text:p>https://www.amazon.com/Last-Daughter-Lilith-Dawn-Seed/dp/1541376412/ref=la_B00N83TNO0_1_3_twi_pap_2?s=books&amp;amp;ie=UTF8&amp;amp;qid=1521829849&amp;amp;sr=1-3</text:p>
          </table:table-cell>
          <table:table-cell table:number-columns-repeated="16361"/>
        </table:table-row>
        <table:table-row table:style-name="ro1">
          <table:table-cell office:value-type="float" office:value="30024" table:style-name="ce1">
            <text:p>30024</text:p>
          </table:table-cell>
          <table:table-cell office:value-type="string" table:style-name="ce1">
            <text:p>Cand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. Young</text:p>
          </table:table-cell>
          <table:table-cell office:value-type="string" table:style-name="ce1">
            <text:p>cadreman1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46589751</text:p>
          </table:table-cell>
          <table:table-cell office:value-type="string" table:style-name="ce1">
            <text:p>Gayle M Young Au sister</text:p>
          </table:table-cell>
          <table:table-cell office:value-type="string" table:style-name="ce1">
            <text:p>105 Lexington Pl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199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Holiness is Right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18645</text:p>
          </table:table-cell>
          <table:table-cell office:value-type="date" office:date-value="2016-01-03T00:00:00" table:style-name="ce4">
            <text:p>01/03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Holiness-Right-Candy-Young/dp/1512718645/ref=sr_1_72?s=books&amp;amp;ie=UTF8&amp;amp;qid=1529623863&amp;amp;sr=1-72&amp;amp;refinements=p_45%3A1%2Cp_46%3ADuring%2Cp_47%3A2016%2Cp_30%3Awestbow+press</text:p>
          </table:table-cell>
          <table:table-cell table:number-columns-repeated="16361"/>
        </table:table-row>
        <table:table-row table:style-name="ro1">
          <table:table-cell office:value-type="float" office:value="30034" table:style-name="ce1">
            <text:p>30034</text:p>
          </table:table-cell>
          <table:table-cell office:value-type="string" table:style-name="ce1">
            <text:p>Josef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lfasa</text:p>
          </table:table-cell>
          <table:table-cell office:value-type="string" table:style-name="ce1">
            <text:p>jalfasa@att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5449484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658 Montego Bay BLVD</text:p>
          </table:table-cell>
          <table:table-cell office:value-type="string" table:style-name="ce1">
            <text:p>Boca Raton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334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Articulating Biographical Sketches of Diminutive Luminaries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9781434988706</text:p>
          </table:table-cell>
          <table:table-cell office:value-type="date" office:date-value="2012-04-16T00:00:00" table:style-name="ce4">
            <text:p>04/16/12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Articulating-Biographical-Sketches-Diminutive-Luminaries/dp/1434988708/ref=sr_1_74?s=books&amp;amp;ie=UTF8&amp;amp;qid=1542232784&amp;amp;sr=1-74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30036" table:style-name="ce1">
            <text:p>3003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Quiles</text:p>
          </table:table-cell>
          <table:table-cell office:value-type="string" table:style-name="ce1">
            <text:p>dennisv45@gmail.com</text:p>
          </table:table-cell>
          <table:table-cell office:value-type="string" table:style-name="ce1">
            <text:p>https://dennisquilesauthor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062336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11 McDonalds DR</text:p>
          </table:table-cell>
          <table:table-cell office:value-type="string" table:style-name="ce1">
            <text:p>Oak Brook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05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Games of Mind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1491705520</text:p>
          </table:table-cell>
          <table:table-cell office:value-type="date" office:date-value="2013-11-12T00:00:00" table:style-name="ce4">
            <text:p>11/12/13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Games-Mind-Dennis-Quiles/dp/1491705523/ref=sr_1_1_twi_pap_1?s=books&amp;amp;ie=UTF8&amp;amp;qid=1528231572&amp;amp;sr=1-1&amp;amp;keywords=Games+of+Mind+by+Dennis+Quiles</text:p>
          </table:table-cell>
          <table:table-cell table:number-columns-repeated="16361"/>
        </table:table-row>
        <table:table-row table:style-name="ro1">
          <table:table-cell office:value-type="float" office:value="30040" table:style-name="ce1">
            <text:p>30040</text:p>
          </table:table-cell>
          <table:table-cell office:value-type="string" table:style-name="ce1">
            <text:p>Ge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. Gonsoulin</text:p>
          </table:table-cell>
          <table:table-cell office:value-type="string" table:style-name="ce1">
            <text:p>ggonsoulin@cs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562540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0 Saddleback RD</text:p>
          </table:table-cell>
          <table:table-cell office:value-type="string" table:style-name="ce1">
            <text:p>Oneonta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3512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Coin Collection - Episode 1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434984579</text:p>
          </table:table-cell>
          <table:table-cell office:value-type="date" office:date-value="2011-08-15T00:00:00" table:style-name="ce4">
            <text:p>08/15/11</text:p>
          </table:table-cell>
          <table:table-cell office:value-type="string" table:style-name="ce1">
            <text:p>Rosedog Books</text:p>
          </table:table-cell>
          <table:table-cell office:value-type="string" table:style-name="ce1">
            <text:p>https://www.amazon.com/Coin-Collection-Episode-1/dp/1434984575/ref=sr_1_35?s=books&amp;amp;ie=UTF8&amp;amp;qid=1542829799&amp;amp;sr=1-35&amp;amp;refinements=p_30%3Arosedog+books</text:p>
          </table:table-cell>
          <table:table-cell table:number-columns-repeated="16361"/>
        </table:table-row>
        <table:table-row table:style-name="ro1">
          <table:table-cell office:value-type="float" office:value="30049" table:style-name="ce1">
            <text:p>30049</text:p>
          </table:table-cell>
          <table:table-cell office:value-type="string" table:style-name="ce1">
            <text:p>Cleoph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7069326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550 Akers Mill RD SE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33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aving Fun Learning Our Abc's Starring Doc Cee and Miss Livy (UReadULead)</text:p>
          </table:table-cell>
          <table:table-cell office:value-type="string" table:style-name="ce1">
            <text:p>Education &amp;amp; Teaching</text:p>
          </table:table-cell>
          <table:table-cell office:value-type="string" table:style-name="ce1">
            <text:p>9781543904529</text:p>
          </table:table-cell>
          <table:table-cell office:value-type="date" office:date-value="2017-07-12T00:00:00" table:style-name="ce4">
            <text:p>07/12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Having-Learning-Abcs-Starring-UReadULead/dp/1543904521/ref=sr_1_39?s=books&amp;amp;ie=UTF8&amp;amp;qid=1543254491&amp;amp;sr=1-39&amp;amp;refinements=p_46%3ADuring%2Cp_47%3A2017%2Cp_30%3Abookbaby</text:p>
          </table:table-cell>
          <table:table-cell table:number-columns-repeated="16361"/>
        </table:table-row>
        <table:table-row table:style-name="ro1">
          <table:table-cell office:value-type="float" office:value="30066" table:style-name="ce1">
            <text:p>30066</text:p>
          </table:table-cell>
          <table:table-cell office:value-type="string" table:style-name="ce1">
            <text:p>Iri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e Mack</text:p>
          </table:table-cell>
          <table:table-cell office:value-type="string" table:style-name="ce1">
            <text:p>iris@icanstilldothat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494171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1 Okeefe AVE #UNT D</text:p>
          </table:table-cell>
          <table:table-cell office:value-type="string" table:style-name="ce1">
            <text:p>New Orlean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7011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Wall Street Bailout for Main Street: This Bulletproof Trade Will Help You Get Paid</text:p>
          </table:table-cell>
          <table:table-cell office:value-type="string" table:style-name="ce1">
            <text:p>Business &amp;amp; Money</text:p>
          </table:table-cell>
          <table:table-cell office:value-type="string" table:style-name="ce1">
            <text:p>9780000000000</text:p>
          </table:table-cell>
          <table:table-cell office:value-type="date" office:date-value="2016-12-08T00:00:00" table:style-name="ce4">
            <text:p>12/08/16</text:p>
          </table:table-cell>
          <table:table-cell office:value-type="string" table:style-name="ce1">
            <text:p>CreateSpace Independent Publishing Platform</text:p>
          </table:table-cell>
          <table:table-cell office:value-type="string" table:style-name="ce1">
            <text:p>https://www.amazon.com/WallStreetBailoutMainBulletproof/dp/1541024613/ref=sr_1_1_twi_pap_1?s=books&amp;amp;ie=UTF8&amp;amp;qid=1525899376&amp;amp;sr=11&amp;amp;keywords=Iris+Mack&amp;amp;dpID=516Dc9yOGrL&amp;amp;preST=_SX218_BO1,204,203,200_QL40_&amp;amp;dpSrc=srch</text:p>
          </table:table-cell>
          <table:table-cell table:number-columns-repeated="16361"/>
        </table:table-row>
        <table:table-row table:style-name="ro1">
          <table:table-cell office:value-type="float" office:value="30071" table:style-name="ce1">
            <text:p>3007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inshaw</text:p>
          </table:table-cell>
          <table:table-cell office:value-type="string" table:style-name="ce1">
            <text:p>jefferyhinshaw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he is ingaged to a Cebuana named Regine Iso last July 3 2018</text:p>
          </table:table-cell>
          <table:table-cell office:value-type="string" table:style-name="ce1">
            <text:p>26044493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6 N Ellis RD</text:p>
          </table:table-cell>
          <table:table-cell office:value-type="string" table:style-name="ce1">
            <text:p>Munci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473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Battle for Christmas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48239</text:p>
          </table:table-cell>
          <table:table-cell office:value-type="date" office:date-value="2016-07-18T00:00:00" table:style-name="ce4">
            <text:p>07/18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Battle-Christmas-Jeremy-Hinshaw/dp/1512748234/ref=sr_1_49_twi_pap_2?s=books&amp;amp;ie=UTF8&amp;amp;qid=1532711235&amp;amp;sr=1-49</text:p>
          </table:table-cell>
          <table:table-cell table:number-columns-repeated="16361"/>
        </table:table-row>
        <table:table-row table:style-name="ro1">
          <table:table-cell office:value-type="float" office:value="30074" table:style-name="ce1">
            <text:p>30074</text:p>
          </table:table-cell>
          <table:table-cell office:value-type="string" table:style-name="ce1">
            <text:p>Lesli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 Nel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562932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8912 68th Ave NE #D204</text:p>
          </table:table-cell>
          <table:table-cell office:value-type="string" table:style-name="ce1">
            <text:p>Bothell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9802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ouching His Robe: Reaching Past the Shame and Anger of Abuse</text:p>
          </table:table-cell>
          <table:table-cell office:value-type="string" table:style-name="ce1">
            <text:p>Self-Help</text:p>
          </table:table-cell>
          <table:table-cell office:value-type="string" table:style-name="ce1">
            <text:p>9780690000000</text:p>
          </table:table-cell>
          <table:table-cell office:value-type="date" office:date-value="2014-07-14T00:00:00" table:style-name="ce4">
            <text:p>07/14/14</text:p>
          </table:table-cell>
          <table:table-cell office:value-type="string" table:style-name="ce1">
            <text:p>West Lotus Press</text:p>
          </table:table-cell>
          <table:table-cell office:value-type="string" table:style-name="ce1">
            <text:p>https://www.amazon.com/Touching-His-Robe-Reaching-Shame/dp/0692202072/ref=la_B00GEZ2P9E_1_1_twi_pap_2?s=books&amp;amp;ie=UTF8&amp;amp;qid=1522047023&amp;amp;sr=1-1</text:p>
          </table:table-cell>
          <table:table-cell table:number-columns-repeated="16361"/>
        </table:table-row>
        <table:table-row table:style-name="ro1">
          <table:table-cell office:value-type="float" office:value="30125" table:style-name="ce1">
            <text:p>30125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dersen Hart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2428980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62 Manitoba St #217</text:p>
          </table:table-cell>
          <table:table-cell office:value-type="string" table:style-name="ce1">
            <text:p>Playa Del Re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29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 STORY of KURLEY and THE KNOODLEBUGS: A MOVIE MUSICAL SCRIPT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-1491747117</text:p>
          </table:table-cell>
          <table:table-cell office:value-type="date" office:date-value="2014-12-29T00:00:00" table:style-name="ce4">
            <text:p>12/29/14</text:p>
          </table:table-cell>
          <table:table-cell office:value-type="string" table:style-name="ce1">
            <text:p>iUniverse Publishing</text:p>
          </table:table-cell>
          <table:table-cell office:value-type="string" table:style-name="ce1">
            <text:p>https://www.amazon.com/STORY-KURLEY-KNOODLEBUGS-MUSICAL-SCRIPT/dp/1491747110/ref=tmm_pap_swatch_0?_encoding=UTF8&amp;amp;qid=1538664076&amp;amp;sr=1-8</text:p>
          </table:table-cell>
          <table:table-cell table:number-columns-repeated="16361"/>
        </table:table-row>
        <table:table-row table:style-name="ro1">
          <table:table-cell office:value-type="float" office:value="30134" table:style-name="ce1">
            <text:p>30134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523071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89 Blue Ridge DR</text:p>
          </table:table-cell>
          <table:table-cell office:value-type="string" table:style-name="ce1">
            <text:p>Doylestown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89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Superyogi Scenario: Rise of The Unusuals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-0986146909</text:p>
          </table:table-cell>
          <table:table-cell office:value-type="date" office:date-value="2015-06-04T00:00:00" table:style-name="ce4">
            <text:p>06/04/15</text:p>
          </table:table-cell>
          <table:table-cell office:value-type="string" table:style-name="ce1">
            <text:p>Sky Grove</text:p>
          </table:table-cell>
          <table:table-cell office:value-type="string" table:style-name="ce1">
            <text:p>https://www.amazon.com/Superyogi-Scenario-Rise-Unusuals/dp/0986146900/ref=sr_1_1?s=books&amp;amp;ie=UTF8&amp;amp;qid=1526320324&amp;amp;sr=1-1&amp;amp;keywords=James+Connor</text:p>
          </table:table-cell>
          <table:table-cell table:number-columns-repeated="16361"/>
        </table:table-row>
        <table:table-row table:style-name="ro1">
          <table:table-cell office:value-type="float" office:value="30135" table:style-name="ce1">
            <text:p>3013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ashwan</text:p>
          </table:table-cell>
          <table:table-cell office:value-type="string" table:style-name="ce1">
            <text:p>jennifer_rashwan@yaho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7846814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30 Ashford PL</text:p>
          </table:table-cell>
          <table:table-cell office:value-type="string" table:style-name="ce1">
            <text:p>Roswell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07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SECRET TO AGELESS BEAUTY!: Living Graciously and Positively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462412280</text:p>
          </table:table-cell>
          <table:table-cell office:value-type="date" office:date-value="2018-03-22T00:00:00" table:style-name="ce4">
            <text:p>03/22/18</text:p>
          </table:table-cell>
          <table:table-cell office:value-type="string" table:style-name="ce1">
            <text:p>Inspiring Voices</text:p>
          </table:table-cell>
          <table:table-cell office:value-type="string" table:style-name="ce1">
            <text:p>https://www.amazon.com/SECRET-AGELESS-BEAUTY-Graciously-Positively/dp/1462412289/ref=sr_1_6_twi_pap_2?s=books&amp;amp;ie=UTF8&amp;amp;qid=1538523858&amp;amp;sr=1-6</text:p>
          </table:table-cell>
          <table:table-cell table:number-columns-repeated="16361"/>
        </table:table-row>
        <table:table-row table:style-name="ro1">
          <table:table-cell office:value-type="float" office:value="30141" table:style-name="ce1">
            <text:p>30141</text:p>
          </table:table-cell>
          <table:table-cell office:value-type="string" table:style-name="ce1">
            <text:p>Horac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 Crenshaw J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065934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9 Barclay Ln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255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Blowing Sandstorm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680000000</text:p>
          </table:table-cell>
          <table:table-cell office:value-type="date" office:date-value="2015-04-28T00:00:00" table:style-name="ce4">
            <text:p>04/28/15</text:p>
          </table:table-cell>
          <table:table-cell office:value-type="string" table:style-name="ce1">
            <text:p>Tate Publishing</text:p>
          </table:table-cell>
          <table:table-cell office:value-type="string" table:style-name="ce1">
            <text:p>https://www.amazon.com/BlowingSandstormHoraceCrenshawJr/dp/1680283766/ref=sr_1_50?s=books&amp;amp;ie=UTF8&amp;amp;qid=1540394861&amp;amp;sr=150&amp;amp;refinements=p_46%3ADuring%2Cp_47%3A2015%2Cp_30%3ATate+publishing</text:p>
          </table:table-cell>
          <table:table-cell table:number-columns-repeated="16361"/>
        </table:table-row>
        <table:table-row table:style-name="ro1">
          <table:table-cell office:value-type="float" office:value="30143" table:style-name="ce1">
            <text:p>30143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isabellaweakland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551783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35 Edgebrook DR #108</text:p>
          </table:table-cell>
          <table:table-cell office:value-type="string" table:style-name="ce1">
            <text:p>De Kalb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011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wist of Faith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0000000</text:p>
          </table:table-cell>
          <table:table-cell office:value-type="date" office:date-value="2016-06-03T00:00:00" table:style-name="ce4">
            <text:p>06/03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Twist-Faith-Isabella-Carmona/dp/1512744638/ref=sr_1_91_twi_pap_2?s=books&amp;amp;ie=UTF8&amp;amp;qid=1532448276&amp;amp;sr=1-91</text:p>
          </table:table-cell>
          <table:table-cell table:number-columns-repeated="16361"/>
        </table:table-row>
        <table:table-row table:style-name="ro1">
          <table:table-cell office:value-type="float" office:value="30153" table:style-name="ce1">
            <text:p>30153</text:p>
          </table:table-cell>
          <table:table-cell office:value-type="string" table:style-name="ce1">
            <text:p>Rob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'Lynn</text:p>
          </table:table-cell>
          <table:table-cell office:value-type="string" table:style-name="ce1">
            <text:p>rgoatn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465483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93 Township RD #1237</text:p>
          </table:table-cell>
          <table:table-cell office:value-type="string" table:style-name="ce1">
            <text:p>Proctorville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5669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Practicing Presence: Theory and Practice of Pastoral Car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90863191</text:p>
          </table:table-cell>
          <table:table-cell office:value-type="date" office:date-value="2015-02-03T00:00:00" table:style-name="ce4">
            <text:p>02/03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Practicing-Presence-Theory-Practice-Pastoral/dp/1490863192/ref=sr_1_2_twi_pap_2?s=books&amp;amp;ie=UTF8&amp;amp;qid=1537288227&amp;amp;sr=1-2</text:p>
          </table:table-cell>
          <table:table-cell table:number-columns-repeated="16361"/>
        </table:table-row>
        <table:table-row table:style-name="ro1">
          <table:table-cell office:value-type="float" office:value="30169" table:style-name="ce1">
            <text:p>30169</text:p>
          </table:table-cell>
          <table:table-cell office:value-type="string" table:style-name="ce1">
            <text:p>Nol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if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3073714799 new number</text:p>
          </table:table-cell>
          <table:table-cell office:value-type="string" table:style-name="ce1">
            <text:p>This is her parent's phone number but she have said that she's not interested because she thinks tha</text:p>
          </table:table-cell>
          <table:table-cell office:value-type="string" table:style-name="ce1">
            <text:p>26034103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7 Quincy Dr</text:p>
          </table:table-cell>
          <table:table-cell office:value-type="string" table:style-name="ce1">
            <text:p>Rock Spring</text:p>
          </table:table-cell>
          <table:table-cell office:value-type="string" table:style-name="ce1">
            <text:p>WY</text:p>
          </table:table-cell>
          <table:table-cell office:value-type="string" table:style-name="ce1">
            <text:p>829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dventures in Grandma's Wyoming Garden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635250916</text:p>
          </table:table-cell>
          <table:table-cell office:value-type="date" office:date-value="2017-02-13T00:00:00" table:style-name="ce4">
            <text:p>02/13/17</text:p>
          </table:table-cell>
          <table:table-cell office:value-type="string" table:style-name="ce1">
            <text:p>Christian Faith Publishing, Inc.</text:p>
          </table:table-cell>
          <table:table-cell office:value-type="string" table:style-name="ce1">
            <text:p>https://www.amazon.com/Adventures-Grandmas-Wyoming-Garden-Reifel/dp/1635250919/ref=sr_1_141_twi_pap_1?s=books&amp;amp;ie=UTF8&amp;amp;qid=1507214647&amp;amp;sr=1-141</text:p>
          </table:table-cell>
          <table:table-cell table:number-columns-repeated="16361"/>
        </table:table-row>
        <table:table-row table:style-name="ro1">
          <table:table-cell office:value-type="float" office:value="30199" table:style-name="ce1">
            <text:p>301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ancyCressSkalsky</text:p>
          </table:table-cell>
          <table:table-cell office:value-type="string" table:style-name="ce1">
            <text:p>n_skalsky_nscs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637761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110CougarDr</text:p>
          </table:table-cell>
          <table:table-cell office:value-type="string" table:style-name="ce1">
            <text:p>Helena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596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u'srelativeno.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MaizieandtheChipmunks</text:p>
          </table:table-cell>
          <table:table-cell office:value-type="string" table:style-name="ce1">
            <text:p>Children'sBooks</text:p>
          </table:table-cell>
          <table:table-cell office:value-type="string" table:style-name="ce1">
            <text:p>9780000000000</text:p>
          </table:table-cell>
          <table:table-cell office:value-type="date" office:date-value="2018-03-14T00:00:00" table:style-name="ce4">
            <text:p>03/14/18</text:p>
          </table:table-cell>
          <table:table-cell office:value-type="string" table:style-name="ce1">
            <text:p>DorrancePublishingCo.Inc</text:p>
          </table:table-cell>
          <table:table-cell office:value-type="string" table:style-name="ce1">
            <text:p>https://www.amazon.com/MaizieChipmunksnancycressskalskyebook/dp/B07BH649HQ/ref=sr_1_7?s=books&amp;amp;ie=UTF8&amp;amp;qid=1549574245&amp;amp;sr=17&amp;amp;refinements=p_45%3A3%2Cp_46%3ADuring%2Cp_47%3A2018%2Cp_30%3ADorrance+Publishing+Co.+Inc.</text:p>
          </table:table-cell>
          <table:table-cell table:number-columns-repeated="16361"/>
        </table:table-row>
        <table:table-row table:style-name="ro1">
          <table:table-cell office:value-type="float" office:value="30267" table:style-name="ce1">
            <text:p>30267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everson</text:p>
          </table:table-cell>
          <table:table-cell office:value-type="string" table:style-name="ce1">
            <text:p>bearzarini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558278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249 E 7th ST</text:p>
          </table:table-cell>
          <table:table-cell office:value-type="string" table:style-name="ce1">
            <text:p>Tucson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857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its of Sky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532048357</text:p>
          </table:table-cell>
          <table:table-cell office:value-type="date" office:date-value="2018-08-15T00:00:00" table:style-name="ce4">
            <text:p>08/15/18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Bits-Sky-Marc-Severson/dp/1532048351/ref=sr_1_1_twi_pap_2?s=books&amp;amp;ie=UTF8&amp;amp;qid=1548697363&amp;amp;sr=1-1&amp;amp;keywords=Bits+of+Sky+by+Marc+Severson</text:p>
          </table:table-cell>
          <table:table-cell table:number-columns-repeated="16361"/>
        </table:table-row>
        <table:table-row table:style-name="ro1">
          <table:table-cell office:value-type="float" office:value="30269" table:style-name="ce1">
            <text:p>30269</text:p>
          </table:table-cell>
          <table:table-cell office:value-type="string" table:style-name="ce1">
            <text:p>D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x Stultz</text:p>
          </table:table-cell>
          <table:table-cell office:value-type="string" table:style-name="ce1">
            <text:p>dan.stultz@pxd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9104911408</text:p>
          </table:table-cell>
          <table:table-cell office:value-type="string" table:style-name="ce1">
            <text:p>2546984248</text:p>
          </table:table-cell>
          <table:table-cell office:value-type="string" table:style-name="ce1">
            <text:p>3258299986</text:p>
          </table:table-cell>
          <table:table-cell office:value-type="string" table:style-name="ce1">
            <text:p>8325876034</text:p>
          </table:table-cell>
          <table:table-cell office:value-type="string" table:style-name="ce1">
            <text:p>13946 San Domingo DR</text:p>
          </table:table-cell>
          <table:table-cell office:value-type="string" table:style-name="ce1">
            <text:p>Galveston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755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fter Stethoscopes: An Autobiography with Thoughts about Leadership, Parkinson?s Disease and Life.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0000000000</text:p>
          </table:table-cell>
          <table:table-cell office:value-type="date" office:date-value="2018-01-17T00:00:00" table:style-name="ce4">
            <text:p>01/17/18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After-Stethoscopes-Autobiography-Leadership-Parkinsons/dp/1543477151/ref=sr_1_12?s=books&amp;amp;ie=UTF8&amp;amp;qid=1521601136&amp;amp;sr=1-12</text:p>
          </table:table-cell>
          <table:table-cell table:number-columns-repeated="16361"/>
        </table:table-row>
        <table:table-row table:style-name="ro1">
          <table:table-cell office:value-type="float" office:value="30308" table:style-name="ce1">
            <text:p>30308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aelliott@paulbunyan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87599411 - gk</text:p>
          </table:table-cell>
          <table:table-cell office:value-type="string" table:style-name="ce1">
            <text:p>21844462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30 Harding Ct SW</text:p>
          </table:table-cell>
          <table:table-cell office:value-type="string" table:style-name="ce1">
            <text:p>Bemidji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566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u's daughter</text:p>
          </table:table-cell>
          <table:table-cell office:value-type="string" table:style-name="ce1">
            <text:p>cherry</text:p>
          </table:table-cell>
          <table:table-cell office:value-type="string" table:style-name="ce1">
            <text:p>Northern Heat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-1-54395-4951</text:p>
          </table:table-cell>
          <table:table-cell office:value-type="date" office:date-value="2018-12-03T00:00:00" table:style-name="ce4">
            <text:p>12/03/18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Northern-Heat-Mark-Elliott-ebook/dp/B07L44YQ94/ref=sr_1_7?s=books&amp;amp;ie=UTF8&amp;amp;qid=1548792701&amp;amp;sr=1-7&amp;amp;refinements=p_45%3A12%2Cp_46%3ADuring%2Cp_47%3A2018%2Cp_30%3ABookBaby</text:p>
          </table:table-cell>
          <table:table-cell table:number-columns-repeated="16361"/>
        </table:table-row>
        <table:table-row table:style-name="ro1">
          <table:table-cell office:value-type="float" office:value="30348" table:style-name="ce1">
            <text:p>30348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sley</text:p>
          </table:table-cell>
          <table:table-cell office:value-type="string" table:style-name="ce1">
            <text:p>gabrielansley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588954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4 Stewarts Ferry PIKE #APT A</text:p>
          </table:table-cell>
          <table:table-cell office:value-type="string" table:style-name="ce1">
            <text:p>Nashville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3721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ull name is Gabriel Ansley Erb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Undeniable Biblical Proof Jesus Christ Will Return to Planet Earth Exactly 2,000 Years After the Year of His Death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936107445</text:p>
          </table:table-cell>
          <table:table-cell office:value-type="date" office:date-value="2010-01-01T00:00:00" table:style-name="ce4">
            <text:p>01/01/10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Undeniable-Biblical-Christ-Return-Exactly/dp/1936107449/ref=sr_1_1_twi_pap_2?s=books&amp;amp;ie=UTF8&amp;amp;qid=1549316787&amp;amp;sr=1-1</text:p>
          </table:table-cell>
          <table:table-cell table:number-columns-repeated="16361"/>
        </table:table-row>
        <table:table-row table:style-name="ro1">
          <table:table-cell office:value-type="float" office:value="30349" table:style-name="ce1">
            <text:p>30349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Kinnon</text:p>
          </table:table-cell>
          <table:table-cell office:value-type="string" table:style-name="ce1">
            <text:p>salimlcb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7091071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466 Malibu DR</text:p>
          </table:table-cell>
          <table:table-cell office:value-type="string" table:style-name="ce1">
            <text:p>Decatur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003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hy Is the Moon Following Me?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0000000000</text:p>
          </table:table-cell>
          <table:table-cell office:value-type="date" office:date-value="2012-06-21T00:00:00" table:style-name="ce4">
            <text:p>06/21/12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MoonFollowingYolandaAmosMcKinnon/dp/1477130810/ref=tmm_pap_swatch_0?_encoding=UTF8&amp;amp;qid=1503519211&amp;amp;sr=16</text:p>
          </table:table-cell>
          <table:table-cell table:number-columns-repeated="16361"/>
        </table:table-row>
        <table:table-row table:style-name="ro1">
          <table:table-cell office:value-type="float" office:value="30360" table:style-name="ce1">
            <text:p>30360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ice Ger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7052322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206 Emma Ave</text:p>
          </table:table-cell>
          <table:table-cell office:value-type="string" table:style-name="ce1">
            <text:p>Saint Loui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6313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The Miracle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-1491748862</text:p>
          </table:table-cell>
          <table:table-cell office:value-type="date" office:date-value="2014-10-17T00:00:00" table:style-name="ce4">
            <text:p>10/17/14</text:p>
          </table:table-cell>
          <table:table-cell office:value-type="string" table:style-name="ce1">
            <text:p>iUniverse Publishing</text:p>
          </table:table-cell>
          <table:table-cell office:value-type="string" table:style-name="ce1">
            <text:p>https://www.amazon.com/Miracle-Joyce-M-Price/dp/1491748869/ref=tmm_pap_swatch_0?_encoding=UTF8&amp;amp;qid=1540402970&amp;amp;sr=1-330</text:p>
          </table:table-cell>
          <table:table-cell table:number-columns-repeated="16361"/>
        </table:table-row>
        <table:table-row table:style-name="ro1">
          <table:table-cell office:value-type="float" office:value="30374" table:style-name="ce1">
            <text:p>30374</text:p>
          </table:table-cell>
          <table:table-cell office:value-type="string" table:style-name="ce1">
            <text:p>Ke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 Van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1521259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921 Elka Ln</text:p>
          </table:table-cell>
          <table:table-cell office:value-type="string" table:style-name="ce1">
            <text:p>Madison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5370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Hmongland: Book One</text:p>
          </table:table-cell>
          <table:table-cell office:value-type="string" table:style-name="ce1">
            <text:p>Science Fiction &amp;amp; Fantasy</text:p>
          </table:table-cell>
          <table:table-cell office:value-type="string" table:style-name="ce1">
            <text:p>9781480000000</text:p>
          </table:table-cell>
          <table:table-cell office:value-type="date" office:date-value="2016-11-29T00:00:00" table:style-name="ce4">
            <text:p>11/29/16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Hmongland-Book-Keo-T-Vang/dp/1478782293/ref=sr_1_79?s=books&amp;amp;ie=UTF8&amp;amp;qid=1525274142&amp;amp;sr=1-79&amp;amp;refinements=p_30%3Aoutskirts+press</text:p>
          </table:table-cell>
          <table:table-cell table:number-columns-repeated="16361"/>
        </table:table-row>
        <table:table-row table:style-name="ro1">
          <table:table-cell office:value-type="float" office:value="30376" table:style-name="ce1">
            <text:p>30376</text:p>
          </table:table-cell>
          <table:table-cell office:value-type="string" table:style-name="ce1">
            <text:p>Antoinett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e Davis</text:p>
          </table:table-cell>
          <table:table-cell office:value-type="string" table:style-name="ce1">
            <text:p>tonidavis1@hotmai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895060753</text:p>
          </table:table-cell>
          <table:table-cell office:value-type="string" table:style-name="ce1">
            <text:p>9896824628</text:p>
          </table:table-cell>
          <table:table-cell office:value-type="string" table:style-name="ce1">
            <text:p>1425 Michigan AVE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88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www.drantoinettemarie.com/?fbclid=IwAR33jXEiZ6judNx3rNeLrz0CUtWTVXYldnYT9wmDBJiSP1MyIjm3O6du5O4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Lessons on Church Folk - Volume 1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-1936780938</text:p>
          </table:table-cell>
          <table:table-cell office:value-type="date" office:date-value="2011-09-06T00:00:00" table:style-name="ce4">
            <text:p>09/06/11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Lessons-Church-Antoinette-Marie-Davis/dp/1936780933/ref=sr_1_57_twi_pap_2?s=books&amp;amp;ie=UTF8&amp;amp;qid=1549397707&amp;amp;sr=1-57</text:p>
          </table:table-cell>
          <table:table-cell table:number-columns-repeated="16361"/>
        </table:table-row>
        <table:table-row table:style-name="ro1">
          <table:table-cell office:value-type="float" office:value="30391" table:style-name="ce1">
            <text:p>30391</text:p>
          </table:table-cell>
          <table:table-cell office:value-type="string" table:style-name="ce1">
            <text:p>Gre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Leininger</text:p>
          </table:table-cell>
          <table:table-cell office:value-type="string" table:style-name="ce1">
            <text:p>greg@leonsprings.org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032550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809 Cross Mountain TRL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825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Infinite Gospel: A Foundational Primer to the Truth-Answers for Lif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462737420</text:p>
          </table:table-cell>
          <table:table-cell office:value-type="date" office:date-value="2014-05-27T00:00:00" table:style-name="ce4">
            <text:p>05/27/14</text:p>
          </table:table-cell>
          <table:table-cell office:value-type="string" table:style-name="ce1">
            <text:p>Crossbooks</text:p>
          </table:table-cell>
          <table:table-cell office:value-type="string" table:style-name="ce1">
            <text:p>https://www.amazon.com/Infinite-Gospel-Foundational-Primer-Truth-Answers/dp/1462737420/ref=tmm_pap_swatch_0?_encoding=UTF8&amp;amp;qid=1530198409&amp;amp;sr=1-51</text:p>
          </table:table-cell>
          <table:table-cell table:number-columns-repeated="16361"/>
        </table:table-row>
        <table:table-row table:style-name="ro1">
          <table:table-cell office:value-type="float" office:value="30401" table:style-name="ce1">
            <text:p>30401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nich</text:p>
          </table:table-cell>
          <table:table-cell office:value-type="string" table:style-name="ce1">
            <text:p>jeff.minich@lennar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ull name is Jeffrey Clark Minich</text:p>
          </table:table-cell>
          <table:table-cell office:value-type="string" table:style-name="ce1">
            <text:p>4155961662</text:p>
          </table:table-cell>
          <table:table-cell office:value-type="string" table:style-name="ce1">
            <text:p>4157101685</text:p>
          </table:table-cell>
          <table:table-cell office:value-type="string" table:style-name="ce1">
            <text:p>81 Lansing ST #301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41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If I Could Climb Trees Nuggie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0000000000</text:p>
          </table:table-cell>
          <table:table-cell office:value-type="date" office:date-value="2017-03-28T00:00:00" table:style-name="ce4">
            <text:p>03/28/17</text:p>
          </table:table-cell>
          <table:table-cell office:value-type="string" table:style-name="ce1">
            <text:p>Nuggies Inc</text:p>
          </table:table-cell>
          <table:table-cell office:value-type="string" table:style-name="ce1">
            <text:p>https://www.amazon.com/IfCouldClimbTreesNuggies/dp/0996811575/ref=la_B00QN9GBZA_1_3_twi_har_1?s=books&amp;amp;ie=UTF8&amp;amp;qid=1526053818&amp;amp;sr=13</text:p>
          </table:table-cell>
          <table:table-cell table:number-columns-repeated="16361"/>
        </table:table-row>
        <table:table-row table:style-name="ro1">
          <table:table-cell office:value-type="float" office:value="30412" table:style-name="ce1">
            <text:p>30412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esley Highf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3141494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05 Monks Cv</text:p>
          </table:table-cell>
          <table:table-cell office:value-type="string" table:style-name="ce1">
            <text:p>Kalispell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599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Comprehensive U.S. Silver Dollar Encyclopedia Vol. 2: 2017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0000000000</text:p>
          </table:table-cell>
          <table:table-cell office:value-type="date" office:date-value="2017-06-27T00:00:00" table:style-name="ce4">
            <text:p>06/27/17</text:p>
          </table:table-cell>
          <table:table-cell office:value-type="string" table:style-name="ce1">
            <text:p>BookBaby</text:p>
          </table:table-cell>
          <table:table-cell office:value-type="string" table:style-name="ce1">
            <text:p>https://www.amazon.com/Comprehensive-U-S-Silver-Dollar-Encyclopedia/dp/0998281417/ref=sr_1_2?s=books&amp;amp;ie=UTF8&amp;amp;qid=1543856184&amp;amp;sr=1-2&amp;amp;refinements=p_46%3ADuring%2Cp_47%3A2017%2Cp_30%3Abookbaby</text:p>
          </table:table-cell>
          <table:table-cell table:number-columns-repeated="16361"/>
        </table:table-row>
        <table:table-row table:style-name="ro1">
          <table:table-cell office:value-type="float" office:value="30431" table:style-name="ce1">
            <text:p>30431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oseph Bustamante</text:p>
          </table:table-cell>
          <table:table-cell office:value-type="string" table:style-name="ce1">
            <text:p>www.alla66@yahoo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6269313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334 Friends Ave</text:p>
          </table:table-cell>
          <table:table-cell office:value-type="string" table:style-name="ce1">
            <text:p>Whittier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6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ttps://coldheatbook.wordpress.com/?fbclid=IwAR0wna8Kmu9pXeUOjAxDD3wsL5nWDPcHDP7Iv6jHlmuq59aj_XhDAjVUpnw</text:p>
          </table:table-cell>
          <table:table-cell office:value-type="string" table:style-name="ce1">
            <text:p>mavis</text:p>
          </table:table-cell>
          <table:table-cell office:value-type="string" table:style-name="ce1">
            <text:p>Cold Heat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-1450264518</text:p>
          </table:table-cell>
          <table:table-cell office:value-type="date" office:date-value="2010-11-10T00:00:00" table:style-name="ce4">
            <text:p>11/10/10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Cold-Heat-Vic-Bustamante/dp/1450264514/ref=tmm_hrd_swatch_0?_encoding=UTF8&amp;amp;qid=1549462987&amp;amp;sr=1-17</text:p>
          </table:table-cell>
          <table:table-cell table:number-columns-repeated="16361"/>
        </table:table-row>
        <table:table-row table:style-name="ro1">
          <table:table-cell office:value-type="float" office:value="30439" table:style-name="ce1">
            <text:p>30439</text:p>
          </table:table-cell>
          <table:table-cell office:value-type="string" table:style-name="ce1">
            <text:p>Siegfrie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eckedorf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0394943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26</text:p>
          </table:table-cell>
          <table:table-cell office:value-type="string" table:style-name="ce1">
            <text:p>Bragg Creek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T0L0K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ifting the Fog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1530000000</text:p>
          </table:table-cell>
          <table:table-cell office:value-type="date" office:date-value="2017-07-26T00:00:00" table:style-name="ce4">
            <text:p>07/26/17</text:p>
          </table:table-cell>
          <table:table-cell office:value-type="string" table:style-name="ce1">
            <text:p>Friesen Press</text:p>
          </table:table-cell>
          <table:table-cell office:value-type="string" table:style-name="ce1">
            <text:p>https://www.amazon.com/LiftingFogSiegfriedBeckedorf/dp/1525502093/ref=tmm_pap_swatch_0?_encoding=UTF8&amp;amp;qid=1507735789&amp;amp;sr=1314&amp;amp;dpID=511XHzdShNL&amp;amp;preST=_SY344_BO1,204,203,200_QL70_&amp;amp;dpSrc=detail</text:p>
          </table:table-cell>
          <table:table-cell table:number-columns-repeated="16361"/>
        </table:table-row>
        <table:table-row table:style-name="ro1">
          <table:table-cell office:value-type="float" office:value="30468" table:style-name="ce1">
            <text:p>30468</text:p>
          </table:table-cell>
          <table:table-cell office:value-type="string" table:style-name="ce1">
            <text:p>Phelec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dwina Slaught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560803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19 3rd AVE</text:p>
          </table:table-cell>
          <table:table-cell office:value-type="string" table:style-name="ce1">
            <text:p>Rockford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6110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Be Fre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00000000</text:p>
          </table:table-cell>
          <table:table-cell office:value-type="date" office:date-value="2015-11-09T00:00:00" table:style-name="ce4">
            <text:p>11/09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Be-Free-Phelecia-Slaughter/dp/1498443230/ref=sr_1_891_twi_pap_1?s=books&amp;amp;ie=UTF8&amp;amp;qid=1504218761&amp;amp;sr=1-891</text:p>
          </table:table-cell>
          <table:table-cell table:number-columns-repeated="16361"/>
        </table:table-row>
        <table:table-row table:style-name="ro1">
          <table:table-cell office:value-type="float" office:value="30501" table:style-name="ce1">
            <text:p>30501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arcla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024234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25 Lathrop DR</text:p>
          </table:table-cell>
          <table:table-cell office:value-type="string" table:style-name="ce1">
            <text:p>Madison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5370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IBERIA: Historical Reflections through Selected Independence Day Orations 1855 2000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9781480000000</text:p>
          </table:table-cell>
          <table:table-cell office:value-type="date" office:date-value="2017-08-25T00:00:00" table:style-name="ce4">
            <text:p>08/25/17</text:p>
          </table:table-cell>
          <table:table-cell office:value-type="string" table:style-name="ce1">
            <text:p>Outskirts Press</text:p>
          </table:table-cell>
          <table:table-cell office:value-type="string" table:style-name="ce1">
            <text:p>https://www.amazon.com/LIBERIAHistoricalReflectionsSelectedIndependence/dp/1478788690/ref=tmm_pap_swatch_0?_encoding=UTF8&amp;amp;qid=1506611640&amp;amp;sr=16</text:p>
          </table:table-cell>
          <table:table-cell table:number-columns-repeated="16361"/>
        </table:table-row>
        <table:table-row table:style-name="ro1">
          <table:table-cell office:value-type="float" office:value="30509" table:style-name="ce1">
            <text:p>30509</text:p>
          </table:table-cell>
          <table:table-cell office:value-type="string" table:style-name="ce1">
            <text:p>Rochel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arithers</text:p>
          </table:table-cell>
          <table:table-cell office:value-type="string" table:style-name="ce1">
            <text:p>catandr@papadocs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1870490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71 Suuppi DR</text:p>
          </table:table-cell>
          <table:table-cell office:value-type="string" table:style-name="ce1">
            <text:p>Lapeer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844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Purple with Pink Polka Dot Ponie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936107315</text:p>
          </table:table-cell>
          <table:table-cell office:value-type="date" office:date-value="2010-01-01T00:00:00" table:style-name="ce4">
            <text:p>01/01/10</text:p>
          </table:table-cell>
          <table:table-cell office:value-type="string" table:style-name="ce1">
            <text:p>Mill City Press</text:p>
          </table:table-cell>
          <table:table-cell office:value-type="string" table:style-name="ce1">
            <text:p>https://www.amazon.com/Purple-Pink-Polka-Dot-Ponies/dp/1936107317/ref=sr_1_16_twi_pap_1?s=books&amp;amp;ie=UTF8&amp;amp;qid=1549299639&amp;amp;sr=1-16</text:p>
          </table:table-cell>
          <table:table-cell table:number-columns-repeated="16361"/>
        </table:table-row>
        <table:table-row table:style-name="ro1">
          <table:table-cell office:value-type="float" office:value="30538" table:style-name="ce1">
            <text:p>30538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nee Pelletier</text:p>
          </table:table-cell>
          <table:table-cell office:value-type="string" table:style-name="ce1">
            <text:p>centerforpsychichealing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784977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5 Pine Point Rd</text:p>
          </table:table-cell>
          <table:table-cell office:value-type="string" table:style-name="ce1">
            <text:p>Wellfleet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266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Golden Child: Meditation for children and your inner child (Volume 1)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0999771310</text:p>
          </table:table-cell>
          <table:table-cell office:value-type="date" office:date-value="2018-02-05T00:00:00" table:style-name="ce4">
            <text:p>02/05/18</text:p>
          </table:table-cell>
          <table:table-cell office:value-type="string" table:style-name="ce1">
            <text:p>Center for Psychic Healing</text:p>
          </table:table-cell>
          <table:table-cell office:value-type="string" table:style-name="ce1">
            <text:p>https://www.amazon.com/Golden-Child-Meditation-children-inner/dp/0999771310/ref=la_B079LZS8QT_1_1_twi_pap_2?s=books&amp;amp;ie=UTF8&amp;amp;qid=1528155287&amp;amp;sr=1-1</text:p>
          </table:table-cell>
          <table:table-cell table:number-columns-repeated="16361"/>
        </table:table-row>
        <table:table-row table:style-name="ro1">
          <table:table-cell office:value-type="float" office:value="30540" table:style-name="ce1">
            <text:p>30540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. Thrower</text:p>
          </table:table-cell>
          <table:table-cell office:value-type="string" table:style-name="ce1">
            <text:p>matthewthrower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3345768201 - vm not setup</text:p>
          </table:table-cell>
          <table:table-cell office:value-type="string" table:style-name="ce1">
            <text:p>8702671149 - nis</text:p>
          </table:table-cell>
          <table:table-cell office:value-type="string" table:style-name="ce1">
            <text:p>7067730508 - V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00 Briarcliff Rd</text:p>
          </table:table-cell>
          <table:table-cell office:value-type="string" table:style-name="ce1">
            <text:p>West Point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318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Meaning(less) Devotional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970000000</text:p>
          </table:table-cell>
          <table:table-cell office:value-type="date" office:date-value="2018-01-18T00:00:00" table:style-name="ce4">
            <text:p>01/18/18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Meaning-less-Devotional-Matthew-Thrower/dp/1973612739/ref=sr_1_2_twi_pap_2?s=books&amp;amp;ie=UTF8&amp;amp;qid=1520016086&amp;amp;sr=1-2</text:p>
          </table:table-cell>
          <table:table-cell table:number-columns-repeated="16361"/>
        </table:table-row>
        <table:table-row table:style-name="ro1">
          <table:table-cell office:value-type="float" office:value="30543" table:style-name="ce1">
            <text:p>30543</text:p>
          </table:table-cell>
          <table:table-cell office:value-type="string" table:style-name="ce1">
            <text:p>Sheil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 Forma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31082880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21 10th St</text:p>
          </table:table-cell>
          <table:table-cell office:value-type="string" table:style-name="ce1">
            <text:p>Santa Monic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40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John's Lead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Best Diet Begins in Your Mind: Eliminate the Eight Emotional Obstacles to Permanent Weight Loss</text:p>
          </table:table-cell>
          <table:table-cell office:value-type="string" table:style-name="ce1">
            <text:p>Health, Fitness &amp;amp; Dieting</text:p>
          </table:table-cell>
          <table:table-cell office:value-type="string" table:style-name="ce1">
            <text:p>978-1491759646</text:p>
          </table:table-cell>
          <table:table-cell office:value-type="date" office:date-value="2015-02-26T00:00:00" table:style-name="ce4">
            <text:p>02/26/15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Best-Diet-Begins-Your-Mind/dp/149175964X/ref=sr_1_1?s=books&amp;amp;ie=UTF8&amp;amp;qid=1526311751&amp;amp;sr=1-1&amp;amp;keywords=Sheila+Forman</text:p>
          </table:table-cell>
          <table:table-cell table:number-columns-repeated="16361"/>
        </table:table-row>
        <table:table-row table:style-name="ro1">
          <table:table-cell office:value-type="float" office:value="30545" table:style-name="ce1">
            <text:p>30545</text:p>
          </table:table-cell>
          <table:table-cell office:value-type="string" table:style-name="ce1">
            <text:p>Reg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3-869-00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707 Belle View Boulevard, #A2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22307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Optimize U</text:p>
          </table:table-cell>
          <table:table-cell office:value-type="string" table:style-name="ce1">
            <text:p>Self-Help</text:p>
          </table:table-cell>
          <table:table-cell office:value-type="string" table:style-name="ce1">
            <text:p>978-0881443745</text:p>
          </table:table-cell>
          <table:table-cell office:value-type="date" office:date-value="2009-03-30T00:00:00" table:style-name="ce4">
            <text:p>03/30/09</text:p>
          </table:table-cell>
          <table:table-cell office:value-type="string" table:style-name="ce1">
            <text:p>Total Publishing And Media</text:p>
          </table:table-cell>
          <table:table-cell office:value-type="string" table:style-name="ce1">
            <text:p>https://www.amazon.com/Optimize-U-Regina-Collins/dp/0881443743/ref=sr_1_159?s=books&amp;amp;ie=UTF8&amp;amp;qid=1513896817&amp;amp;sr=1-159&amp;amp;refinements=p_30%3ATotal+Publishing+and+Media</text:p>
          </table:table-cell>
          <table:table-cell table:number-columns-repeated="16361"/>
        </table:table-row>
        <table:table-row table:style-name="ro1">
          <table:table-cell office:value-type="float" office:value="30591" table:style-name="ce1">
            <text:p>30591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chael Pritchard</text:p>
          </table:table-cell>
          <table:table-cell office:value-type="string" table:style-name="ce1">
            <text:p>dragon1@lawtonok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992333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44 Moore LN</text:p>
          </table:table-cell>
          <table:table-cell office:value-type="string" table:style-name="ce1">
            <text:p>Haddonfield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803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revious Publisher: Joe Pritchard Genre:Health, Fitness &amp;amp; Dieting ISBN:978-0964912205 TITLE:And the Greatest of These Researcher:Marion URL:https://www.amazon.com/Greatest-These-Joe-Michael-Pritchard/dp/0964912201/ref=sr_1_1_twi_pap_1?s=books&amp;amp;ie=UTF8&amp;amp;qid=1527776803&amp;amp;sr=1-1&amp;amp;keywords=And+the+Greatest+of+These+by+Joe+Pritchard&amp;amp;dpID=411Y0P4v-VL&amp;amp;preST=_SY291_BO1,204,203,200_QL40_&amp;amp;dpSrc=srch PUB DATE:August 1, 2016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1970-01-01T00:00:00" table:style-name="ce4">
            <text:p>01/01/70</text:p>
          </table:table-cell>
          <table:table-cell office:value-type="string" table:style-name="ce1">
            <text:p>No Publisher From Data Migration</text:p>
          </table:table-cell>
          <table:table-cell office:value-type="string" table:style-name="ce1">
            <text:p>http://</text:p>
          </table:table-cell>
          <table:table-cell table:number-columns-repeated="16361"/>
        </table:table-row>
        <table:table-row table:style-name="ro1">
          <table:table-cell office:value-type="float" office:value="30619" table:style-name="ce1">
            <text:p>30619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. Kovel Sr.</text:p>
          </table:table-cell>
          <table:table-cell office:value-type="string" table:style-name="ce1">
            <text:p>mark.kovel@blackplanet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732555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 Columbia DR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422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reefare: Welcome to the Age of Entitlement</text:p>
          </table:table-cell>
          <table:table-cell office:value-type="string" table:style-name="ce1">
            <text:p>Politics &amp;amp; Social Sciences</text:p>
          </table:table-cell>
          <table:table-cell office:value-type="string" table:style-name="ce1">
            <text:p>978-1491786741</text:p>
          </table:table-cell>
          <table:table-cell office:value-type="date" office:date-value="2016-01-12T00:00:00" table:style-name="ce4">
            <text:p>01/12/16</text:p>
          </table:table-cell>
          <table:table-cell office:value-type="string" table:style-name="ce1">
            <text:p>iUniverse</text:p>
          </table:table-cell>
          <table:table-cell office:value-type="string" table:style-name="ce1">
            <text:p>https://www.amazon.com/Freefare-Entitlement-Mark-Kovel-Sr/dp/1491786744/ref=sr_1_1?s=books&amp;amp;ie=UTF8&amp;amp;qid=1548685251&amp;amp;sr=1-1&amp;amp;keywords=Freefare%3A+Welcome+to+the+Age+of+Entitlement</text:p>
          </table:table-cell>
          <table:table-cell table:number-columns-repeated="16361"/>
        </table:table-row>
        <table:table-row table:style-name="ro1">
          <table:table-cell office:value-type="float" office:value="30630" table:style-name="ce1">
            <text:p>30630</text:p>
          </table:table-cell>
          <table:table-cell office:value-type="string" table:style-name="ce1">
            <text:p>Shery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hame</text:p>
          </table:table-cell>
          <table:table-cell office:value-type="string" table:style-name="ce1">
            <text:p>sbhame1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249905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 Box 34 Red</text:p>
          </table:table-cell>
          <table:table-cell office:value-type="string" table:style-name="ce1">
            <text:p>River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8755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Magic in the Skies over Northern New Mexico</text:p>
          </table:table-cell>
          <table:table-cell office:value-type="string" table:style-name="ce1">
            <text:p>Arts &amp;amp; Photography</text:p>
          </table:table-cell>
          <table:table-cell office:value-type="string" table:style-name="ce1">
            <text:p>9781520000000</text:p>
          </table:table-cell>
          <table:table-cell office:value-type="date" office:date-value="2017-04-28T00:00:00" table:style-name="ce4">
            <text:p>04/28/17</text:p>
          </table:table-cell>
          <table:table-cell office:value-type="string" table:style-name="ce1">
            <text:p>Xlibris</text:p>
          </table:table-cell>
          <table:table-cell office:value-type="string" table:style-name="ce1">
            <text:p>https://www.amazon.com/MagicSkiesoverNorthernMexico/dp/1524589357/ref=sr_1_11_twi_pap_1?s=books&amp;amp;ie=UTF8&amp;amp;qid=1496690422&amp;amp;sr=111</text:p>
          </table:table-cell>
          <table:table-cell table:number-columns-repeated="16361"/>
        </table:table-row>
        <table:table-row table:style-name="ro1">
          <table:table-cell office:value-type="float" office:value="30651" table:style-name="ce1">
            <text:p>30651</text:p>
          </table:table-cell>
          <table:table-cell office:value-type="string" table:style-name="ce1">
            <text:p>Ivorin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142607957wn</text:p>
          </table:table-cell>
          <table:table-cell office:value-type="string" table:style-name="ce1">
            <text:p>9145222016</text:p>
          </table:table-cell>
          <table:table-cell office:value-type="string" table:style-name="ce1">
            <text:p>6 Loundsbury AVE</text:p>
          </table:table-cell>
          <table:table-cell office:value-type="string" table:style-name="ce1">
            <text:p>Norwalk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685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'm Saved! Now What?</text:p>
          </table:table-cell>
          <table:table-cell office:value-type="string" table:style-name="ce1">
            <text:p>Religion &amp;amp; Spirituality</text:p>
          </table:table-cell>
          <table:table-cell office:value-type="string" table:style-name="ce1">
            <text:p>9781597818926</text:p>
          </table:table-cell>
          <table:table-cell office:value-type="date" office:date-value="2006-03-30T00:00:00" table:style-name="ce4">
            <text:p>03/30/06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SavedNowWhatIvorineBrown/dp/1597818925/ref=sr_1_51?s=books&amp;amp;ie=UTF8&amp;amp;qid=1500928526&amp;amp;sr=151&amp;amp;refinements=p_45%3A3%2Cp_46%3ADuring%2Cp_47%3A2006%2Cp_30%3AXulon+Press</text:p>
          </table:table-cell>
          <table:table-cell table:number-columns-repeated="16361"/>
        </table:table-row>
        <table:table-row table:style-name="ro1">
          <table:table-cell office:value-type="float" office:value="30679" table:style-name="ce1">
            <text:p>30679</text:p>
          </table:table-cell>
          <table:table-cell office:value-type="string" table:style-name="ce1">
            <text:p>E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Cabe</text:p>
          </table:table-cell>
          <table:table-cell office:value-type="string" table:style-name="ce1">
            <text:p>edwardmccabe@verizon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ull name is Edward Lemuel McCabe</text:p>
          </table:table-cell>
          <table:table-cell office:value-type="string" table:style-name="ce1">
            <text:p>30149818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013 McKenstry DR</text:p>
          </table:table-cell>
          <table:table-cell office:value-type="string" table:style-name="ce1">
            <text:p>Laurel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72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WALKING, PRAYING AND THE PROMISE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490000000</text:p>
          </table:table-cell>
          <table:table-cell office:value-type="date" office:date-value="2015-02-05T00:00:00" table:style-name="ce4">
            <text:p>02/05/15</text:p>
          </table:table-cell>
          <table:table-cell office:value-type="string" table:style-name="ce1">
            <text:p>WestBowPress</text:p>
          </table:table-cell>
          <table:table-cell office:value-type="string" table:style-name="ce1">
            <text:p>https://www.amazon.com/WALKING-PRAYING-PROMISE-Ed-McCabe/dp/1490866477/ref=sr_1_3_twi_pap_2?s=books&amp;amp;ie=UTF8&amp;amp;qid=1536955128&amp;amp;sr=1-3</text:p>
          </table:table-cell>
          <table:table-cell table:number-columns-repeated="16361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Liz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lcooper@tqci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199409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7533 Whitestone DR</text:p>
          </table:table-cell>
          <table:table-cell office:value-type="string" table:style-name="ce1">
            <text:p>Tall Timbers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2069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A Elizabeth Anne Cooper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Granny?s Teeth: A Collection of Quirky Rhyming Tales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-1480847644</text:p>
          </table:table-cell>
          <table:table-cell office:value-type="date" office:date-value="2017-08-31T00:00:00" table:style-name="ce4">
            <text:p>08/31/17</text:p>
          </table:table-cell>
          <table:table-cell office:value-type="string" table:style-name="ce1">
            <text:p>Archway Publishing</text:p>
          </table:table-cell>
          <table:table-cell office:value-type="string" table:style-name="ce1">
            <text:p>https://www.amazon.com/Grannys-Teeth-Collection-Quirky-Rhyming/dp/148084764X/ref=sr_1_15_twi_pap_1?s=books&amp;amp;ie=UTF8&amp;amp;qid=1541447436&amp;amp;sr=1-15</text:p>
          </table:table-cell>
          <table:table-cell table:number-columns-repeated="16361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Lourd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ar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2626061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0 W Ocean BLVD #BL</text:p>
          </table:table-cell>
          <table:table-cell office:value-type="string" table:style-name="ce1">
            <text:p>Long Beach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9080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*Scripted in Heaven - 1st book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I Called Myself Cassandra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1640000000</text:p>
          </table:table-cell>
          <table:table-cell office:value-type="date" office:date-value="2016-12-20T00:00:00" table:style-name="ce4">
            <text:p>12/20/16</text:p>
          </table:table-cell>
          <table:table-cell office:value-type="string" table:style-name="ce1">
            <text:p>Litfire Publishing</text:p>
          </table:table-cell>
          <table:table-cell office:value-type="string" table:style-name="ce1">
            <text:p>https://www.amazon.com/Called-Myself-Cassandra-Lourdes-Baron/dp/1635240646/ref=sr_1_50?s=books&amp;amp;ie=UTF8&amp;amp;qid=1525103056&amp;amp;sr=1-50&amp;amp;refinements=p_30%3ALitfire+publishing</text:p>
          </table:table-cell>
          <table:table-cell table:number-columns-repeated="16361"/>
        </table:table-row>
        <table:table-row table:style-name="ro1">
          <table:table-cell office:value-type="float" office:value="30732" table:style-name="ce1">
            <text:p>30732</text:p>
          </table:table-cell>
          <table:table-cell office:value-type="string" table:style-name="ce1">
            <text:p>Mart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cLain</text:p>
          </table:table-cell>
          <table:table-cell office:value-type="string" table:style-name="ce1">
            <text:p>martha.mclain@yahoo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6148336493</text:p>
          </table:table-cell>
          <table:table-cell office:value-type="string" table:style-name="ce1">
            <text:p>6143546678</text:p>
          </table:table-cell>
          <table:table-cell office:value-type="string" table:style-name="ce1">
            <text:p>77057706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075 Wright Rd</text:p>
          </table:table-cell>
          <table:table-cell office:value-type="string" table:style-name="ce1">
            <text:p>Canal Winchester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311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Wilderness: Enduring God?s Call to Wait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970000000</text:p>
          </table:table-cell>
          <table:table-cell office:value-type="date" office:date-value="2018-01-31T00:00:00" table:style-name="ce4">
            <text:p>01/31/18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Wilderness-Enduring-Gods-Call-Wait/dp/1973613522/ref=sr_1_7_twi_pap_2?s=books&amp;amp;ie=UTF8&amp;amp;qid=1520052007&amp;amp;sr=1-7</text:p>
          </table:table-cell>
          <table:table-cell table:number-columns-repeated="16361"/>
        </table:table-row>
        <table:table-row table:style-name="ro1">
          <table:table-cell office:value-type="float" office:value="30735" table:style-name="ce1">
            <text:p>30735</text:p>
          </table:table-cell>
          <table:table-cell office:value-type="string" table:style-name="ce1">
            <text:p>Jen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. Bern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810) 208-0292</text:p>
          </table:table-cell>
          <table:table-cell office:value-type="string" table:style-name="ce1">
            <text:p>(810) 280-94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4489 Appletree Ln</text:p>
          </table:table-cell>
          <table:table-cell office:value-type="string" table:style-name="ce1">
            <text:p>Fenton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4843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FINDING LIGHT IN THE DARKNESS: A YOUNG WOMAN'S JOURNEY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66990944</text:p>
          </table:table-cell>
          <table:table-cell office:value-type="date" office:date-value="2014-09-11T00:00:00" table:style-name="ce4">
            <text:p>09/11/14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https://www.amazon.com/FINDING-LIGHT-DARKNESS-WOMANS-JOURNEY/dp/1466990945/ref=sr_1_23?s=books&amp;amp;ie=UTF8&amp;amp;qid=1536615773&amp;amp;sr=1-23&amp;amp;refinements=p_46%3ADuring%2Cp_47%3A2014%2Cp_30%3ATrafford</text:p>
          </table:table-cell>
          <table:table-cell table:number-columns-repeated="16361"/>
        </table:table-row>
        <table:table-row table:style-name="ro1">
          <table:table-cell office:value-type="float" office:value="30767" table:style-name="ce1">
            <text:p>30767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onroe</text:p>
          </table:table-cell>
          <table:table-cell office:value-type="string" table:style-name="ce1">
            <text:p>nadiaonroe@hot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24043244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018641293</text:p>
          </table:table-cell>
          <table:table-cell office:value-type="string" table:style-name="ce1">
            <text:p>3012778214</text:p>
          </table:table-cell>
          <table:table-cell office:value-type="string" table:style-name="ce1">
            <text:p>1818 H St NW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2000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A Nadia Zuhair Shihab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Just Like My Daddy Taught Me</text:p>
          </table:table-cell>
          <table:table-cell office:value-type="string" table:style-name="ce1">
            <text:p>Children's Books</text:p>
          </table:table-cell>
          <table:table-cell office:value-type="string" table:style-name="ce1">
            <text:p>9781682134153</text:p>
          </table:table-cell>
          <table:table-cell office:value-type="date" office:date-value="2015-11-07T00:00:00" table:style-name="ce4">
            <text:p>11/07/15</text:p>
          </table:table-cell>
          <table:table-cell office:value-type="string" table:style-name="ce1">
            <text:p>Page Publishing, Inc.</text:p>
          </table:table-cell>
          <table:table-cell office:value-type="string" table:style-name="ce1">
            <text:p>https://www.amazon.com/Just-Like-My-Daddy-Taught/dp/1682134156/ref=la_B019SMRBUC_1_1_twi_pap_1?s=books&amp;amp;ie=UTF8&amp;amp;qid=1525295887&amp;amp;sr=1-1</text:p>
          </table:table-cell>
          <table:table-cell table:number-columns-repeated="16361"/>
        </table:table-row>
        <table:table-row table:style-name="ro1">
          <table:table-cell office:value-type="float" office:value="30799" table:style-name="ce1">
            <text:p>30799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fivegraces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092637260wn</text:p>
          </table:table-cell>
          <table:table-cell office:value-type="string" table:style-name="ce1">
            <text:p>6103930787</text:p>
          </table:table-cell>
          <table:table-cell office:value-type="string" table:style-name="ce1">
            <text:p>104 Santa Anita DR</text:p>
          </table:table-cell>
          <table:table-cell office:value-type="string" table:style-name="ce1">
            <text:p>North Wales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19454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The Adventures of Tess Solo: First Day</text:p>
          </table:table-cell>
          <table:table-cell office:value-type="string" table:style-name="ce1">
            <text:p>Mystery, Thriller &amp;amp; Suspense</text:p>
          </table:table-cell>
          <table:table-cell office:value-type="string" table:style-name="ce1">
            <text:p>9781500000000</text:p>
          </table:table-cell>
          <table:table-cell office:value-type="date" office:date-value="2016-08-30T00:00:00" table:style-name="ce4">
            <text:p>08/30/16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Adventures-Tess-Solo-First-Day/dp/1498480772/ref=sr_1_421?s=books&amp;amp;ie=UTF8&amp;amp;qid=1479084103&amp;amp;sr=1-421&amp;amp;refinements=p_45%3A11%2Cp_46%3Abefore%2Cp_47%3A2016%2Cp_30%3AXulon+Press</text:p>
          </table:table-cell>
          <table:table-cell table:number-columns-repeated="16361"/>
        </table:table-row>
        <table:table-row table:style-name="ro1">
          <table:table-cell office:value-type="float" office:value="30808" table:style-name="ce1">
            <text:p>30808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rdin</text:p>
          </table:table-cell>
          <table:table-cell office:value-type="string" table:style-name="ce1">
            <text:p>aud4him15@ao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601) 566-01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63 Johnson AVE</text:p>
          </table:table-cell>
          <table:table-cell office:value-type="string" table:style-name="ce1">
            <text:p>Fairhope,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3653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LIONS WERE BORN TO ROA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781613792421</text:p>
          </table:table-cell>
          <table:table-cell office:value-type="date" office:date-value="2011-06-16T00:00:00" table:style-name="ce4">
            <text:p>06/16/11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LIONSWEREMDivPhilipHardin/dp/1613792425/ref=sr_1_96?s=books&amp;amp;ie=UTF8&amp;amp;qid=1499260400&amp;amp;sr=196&amp;amp;refinements=p_46%3ADuring%2Cp_47%3A2011%2Cp_30%3AXulon+Press</text:p>
          </table:table-cell>
          <table:table-cell table:number-columns-repeated="16361"/>
        </table:table-row>
        <table:table-row table:style-name="ro1">
          <table:table-cell office:value-type="float" office:value="32202" table:style-name="ce1">
            <text:p>32202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rtman</text:p>
          </table:table-cell>
          <table:table-cell office:value-type="string" table:style-name="ce1">
            <text:p>pdhartman@ameritech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1633678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10 Guilford RD</text:p>
          </table:table-cell>
          <table:table-cell office:value-type="string" table:style-name="ce1">
            <text:p>Seville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44273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A Month of Sundays: Striding toward Spiritual Refreshment One Sunday at a Time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512730685</text:p>
          </table:table-cell>
          <table:table-cell office:value-type="date" office:date-value="2016-03-15T00:00:00" table:style-name="ce4">
            <text:p>03/15/16</text:p>
          </table:table-cell>
          <table:table-cell office:value-type="string" table:style-name="ce1">
            <text:p>Westbow Press</text:p>
          </table:table-cell>
          <table:table-cell office:value-type="string" table:style-name="ce1">
            <text:p>https://www.amazon.com/Month-Sundays-Striding-Spiritual-Refreshment/dp/1512730688/ref=sr_1_59_twi_pap_1?s=books&amp;amp;ie=UTF8&amp;amp;qid=1530654002&amp;amp;sr=1-59</text:p>
          </table:table-cell>
          <table:table-cell table:number-columns-repeated="16361"/>
        </table:table-row>
        <table:table-row table:style-name="ro1">
          <table:table-cell office:value-type="float" office:value="32261" table:style-name="ce1">
            <text:p>32261</text:p>
          </table:table-cell>
          <table:table-cell office:value-type="string" table:style-name="ce1">
            <text:p>D.A.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Sharron</text:p>
          </table:table-cell>
          <table:table-cell office:value-type="string" table:style-name="ce1">
            <text:p>darlenesharron@gmail.co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1825724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327 Riverview RD</text:p>
          </table:table-cell>
          <table:table-cell office:value-type="string" table:style-name="ce1">
            <text:p>Rexford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2148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u real name is Darlene Sharron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Perils and Promises of a Parson's Family</text:p>
          </table:table-cell>
          <table:table-cell office:value-type="string" table:style-name="ce1">
            <text:p>Christian Books &amp;amp; Bibles</text:p>
          </table:table-cell>
          <table:table-cell office:value-type="string" table:style-name="ce1">
            <text:p>9781680000000</text:p>
          </table:table-cell>
          <table:table-cell office:value-type="date" office:date-value="2018-04-12T00:00:00" table:style-name="ce4">
            <text:p>04/12/18</text:p>
          </table:table-cell>
          <table:table-cell office:value-type="string" table:style-name="ce1">
            <text:p>Redemption Press</text:p>
          </table:table-cell>
          <table:table-cell office:value-type="string" table:style-name="ce1">
            <text:p>https://www.amazon.com/Perils-Promises-Parsons-Family-Sharron/dp/1683145666/ref=sr_1_2_twi_pap_2?s=books&amp;amp;ie=UTF8&amp;amp;qid=1538755697&amp;amp;sr=1-2</text:p>
          </table:table-cell>
          <table:table-cell table:number-columns-repeated="16361"/>
        </table:table-row>
        <table:table-row table:style-name="ro1">
          <table:table-cell office:value-type="float" office:value="32287" table:style-name="ce1">
            <text:p>32287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ne</text:p>
          </table:table-cell>
          <table:table-cell office:value-type="string" table:style-name="ce1">
            <text:p>jcone@optonline.net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0198513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4926 S 6th ST</text:p>
          </table:table-cell>
          <table:table-cell office:value-type="string" table:style-name="ce1">
            <text:p>Abilene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7960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Reflections of Nebulous Eternal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640000000</text:p>
          </table:table-cell>
          <table:table-cell office:value-type="date" office:date-value="2017-12-12T00:00:00" table:style-name="ce4">
            <text:p>12/12/17</text:p>
          </table:table-cell>
          <table:table-cell office:value-type="string" table:style-name="ce1">
            <text:p>Litfire Publishing</text:p>
          </table:table-cell>
          <table:table-cell office:value-type="string" table:style-name="ce1">
            <text:p>https://www.amazon.com/Reflections-Nebulous-Eternal-James-Cone/dp/1641510668/ref=sr_1_11?s=books&amp;amp;ie=UTF8&amp;amp;qid=1524020850&amp;amp;sr=1-11</text:p>
          </table:table-cell>
          <table:table-cell table:number-columns-repeated="16361"/>
        </table:table-row>
        <table:table-row table:style-name="ro1">
          <table:table-cell office:value-type="float" office:value="32301" table:style-name="ce1">
            <text:p>32301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 Josephs</text:p>
          </table:table-cell>
          <table:table-cell office:value-type="string" table:style-name="ce1">
            <text:p>greg.josephs@gmai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5775684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6 Sawyer AVE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2125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The Education of Ryan Gregori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000000000</text:p>
          </table:table-cell>
          <table:table-cell office:value-type="date" office:date-value="2017-02-09T00:00:00" table:style-name="ce4">
            <text:p>02/09/17</text:p>
          </table:table-cell>
          <table:table-cell office:value-type="string" table:style-name="ce1">
            <text:p>Gregory Josephs</text:p>
          </table:table-cell>
          <table:table-cell office:value-type="string" table:style-name="ce1">
            <text:p>https://www.amazon.com/Education-Ryan-Gregori-Gregory-Josephs/dp/0999263609/ref=tmm_pap_swatch_0?_encoding=UTF8&amp;amp;qid=1504673566&amp;amp;sr=8-1</text:p>
          </table:table-cell>
          <table:table-cell table:number-columns-repeated="16361"/>
        </table:table-row>
        <table:table-row table:style-name="ro1">
          <table:table-cell office:value-type="float" office:value="32316" table:style-name="ce1">
            <text:p>32316</text:p>
          </table:table-cell>
          <table:table-cell office:value-type="string" table:style-name="ce1">
            <text:p>Na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V. Mizushim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2093825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18 La Plata CIR</text:p>
          </table:table-cell>
          <table:table-cell office:value-type="string" table:style-name="ce1">
            <text:p>Boulder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803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rion</text:p>
          </table:table-cell>
          <table:table-cell office:value-type="string" table:style-name="ce1">
            <text:p>Fine Silver By Hand: Introductory Silver Jewelry Projects Using Low-Fire Metal Clay</text:p>
          </table:table-cell>
          <table:table-cell office:value-type="string" table:style-name="ce1">
            <text:p>Crafts, Hobbies &amp;amp; Home</text:p>
          </table:table-cell>
          <table:table-cell office:value-type="string" table:style-name="ce1">
            <text:p>9780980000000</text:p>
          </table:table-cell>
          <table:table-cell office:value-type="date" office:date-value="2010-06-23T00:00:00" table:style-name="ce4">
            <text:p>06/23/10</text:p>
          </table:table-cell>
          <table:table-cell office:value-type="string" table:style-name="ce1">
            <text:p>Tonnbo Design</text:p>
          </table:table-cell>
          <table:table-cell office:value-type="string" table:style-name="ce1">
            <text:p>https://www.amazon.com/Fine-Silver-Hand-Introductory-Projects/dp/0975484842/ref=la_B001KINKOE_1_3?s=books&amp;amp;ie=UTF8&amp;amp;qid=1521815161&amp;amp;sr=1-3</text:p>
          </table:table-cell>
          <table:table-cell table:number-columns-repeated="16361"/>
        </table:table-row>
        <table:table-row table:style-name="ro1">
          <table:table-cell office:value-type="float" office:value="32320" table:style-name="ce1">
            <text:p>32320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rold Canada</text:p>
          </table:table-cell>
          <table:table-cell office:value-type="string" table:style-name="ce1">
            <text:p>yousdadevl@aol.com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640509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6310 E 78th PL</text:p>
          </table:table-cell>
          <table:table-cell office:value-type="string" table:style-name="ce1">
            <text:p>Tuls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74136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Smart Networking for Business &amp;amp; Personal Success</text:p>
          </table:table-cell>
          <table:table-cell office:value-type="string" table:style-name="ce1">
            <text:p>Education &amp;amp; Reference</text:p>
          </table:table-cell>
          <table:table-cell office:value-type="string" table:style-name="ce1">
            <text:p>B071HPVXBC</text:p>
          </table:table-cell>
          <table:table-cell office:value-type="date" office:date-value="2017-10-05T00:00:00" table:style-name="ce4">
            <text:p>10/05/17</text:p>
          </table:table-cell>
          <table:table-cell office:value-type="string" table:style-name="ce1">
            <text:p>Mira Digital Publishing</text:p>
          </table:table-cell>
          <table:table-cell office:value-type="string" table:style-name="ce1">
            <text:p>https://www.amazon.com/Smart-Networking-Business-Personal-Success-ebook/dp/B071HPVXBC/ref=sr_1_6?s=books&amp;amp;ie=UTF8&amp;amp;qid=1512499877&amp;amp;sr=1-6</text:p>
          </table:table-cell>
          <table:table-cell table:number-columns-repeated="16361"/>
        </table:table-row>
        <table:table-row table:style-name="ro1">
          <table:table-cell office:value-type="float" office:value="32345" table:style-name="ce1">
            <text:p>32345</text:p>
          </table:table-cell>
          <table:table-cell office:value-type="string" table:style-name="ce1">
            <text:p>Shant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aytrions Gre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7575760570</text:p>
          </table:table-cell>
          <table:table-cell office:value-type="string" table:style-name="ce1">
            <text:p>7575537711</text:p>
          </table:table-cell>
          <table:table-cell office:value-type="string" table:style-name="ce1">
            <text:p>120 East ST</text:p>
          </table:table-cell>
          <table:table-cell office:value-type="string" table:style-name="ce1">
            <text:p>Albemarle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2800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WIZ III</text:p>
          </table:table-cell>
          <table:table-cell office:value-type="string" table:style-name="ce1">
            <text:p>Literature &amp;amp; Fiction</text:p>
          </table:table-cell>
          <table:table-cell office:value-type="string" table:style-name="ce1">
            <text:p>9781500000000</text:p>
          </table:table-cell>
          <table:table-cell office:value-type="date" office:date-value="2015-09-08T00:00:00" table:style-name="ce4">
            <text:p>09/08/15</text:p>
          </table:table-cell>
          <table:table-cell office:value-type="string" table:style-name="ce1">
            <text:p>Xulon Press</text:p>
          </table:table-cell>
          <table:table-cell office:value-type="string" table:style-name="ce1">
            <text:p>https://www.amazon.com/WIZIIIShanteFGreen/dp/1498447619/ref=asap_bc?ie=UTF8</text:p>
          </table:table-cell>
          <table:table-cell table:number-columns-repeated="16361"/>
        </table:table-row>
        <table:table-row table:style-name="ro1">
          <table:table-cell office:value-type="float" office:value="32354" table:style-name="ce1">
            <text:p>32354</text:p>
          </table:table-cell>
          <table:table-cell office:value-type="string" table:style-name="ce1">
            <text:p>Jerome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 Chaze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ttp://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(212) 888-78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543 N Broadway</text:p>
          </table:table-cell>
          <table:table-cell office:value-type="string" table:style-name="ce1">
            <text:p>Nyack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10960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ateway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My Life at Liz Claiborne: How We Broke the Rules and Built the Largest Fashion Company in the World a Business Memoir</text:p>
          </table:table-cell>
          <table:table-cell office:value-type="string" table:style-name="ce1">
            <text:p>Biographies &amp;amp; Memoirs</text:p>
          </table:table-cell>
          <table:table-cell office:value-type="string" table:style-name="ce1">
            <text:p>978-1467036047</text:p>
          </table:table-cell>
          <table:table-cell office:value-type="date" office:date-value="2012-01-19T00:00:00" table:style-name="ce4">
            <text:p>01/19/12</text:p>
          </table:table-cell>
          <table:table-cell office:value-type="string" table:style-name="ce1">
            <text:p>AuthorHouse</text:p>
          </table:table-cell>
          <table:table-cell office:value-type="string" table:style-name="ce1">
            <text:p>https://www.amazon.com/My-Life-Liz-Claiborne-Business/dp/1467036048/ref=sr_1_13?s=books&amp;amp;ie=UTF8&amp;amp;qid=1539171931&amp;amp;sr=1-13&amp;amp;refinements=p_46%3ADuring%2Cp_47%3A2012%2Cp_30%3AAuthorhouse</text:p>
          </table:table-cell>
          <table:table-cell table:number-columns-repeated="16361"/>
        </table:table-row>
        <table:table-row table:number-rows-repeated="3" table:style-name="ro1">
          <table:table-cell table:number-columns-repeated="20" table:style-name="ce1"/>
          <table:table-cell table:style-name="ce4"/>
          <table:table-cell table:number-columns-repeated="2" table:style-name="ce1"/>
          <table:table-cell table:number-columns-repeated="16361"/>
        </table:table-row>
        <table:table-row table:number-rows-repeated="304" table:style-name="ro1">
          <table:table-cell/>
          <table:table-cell table:number-columns-repeated="19" table:style-name="ce1"/>
          <table:table-cell table:style-name="ce4"/>
          <table:table-cell table:number-columns-repeated="2" table:style-name="ce1"/>
          <table:table-cell table:number-columns-repeated="16361"/>
        </table:table-row>
        <table:table-row table:number-rows-repeated="10479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hpMyAdmin 4.5.4.1deb2ubuntu2</meta:initial-creator>
    <dc:creator>FOLIO-PC15</dc:creator>
    <meta:creation-date>2019-08-15T06:29:51Z</meta:creation-date>
    <dc:date>2019-08-16T17:07:24Z</dc:date>
  </office:meta>
</office:document-meta>
</file>